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0.609cm"/>
    </style:style>
    <style:style style:name="co5" style:family="table-column">
      <style:table-column-properties fo:break-before="auto" style:column-width="6.376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4.921cm"/>
    </style:style>
    <style:style style:name="co8" style:family="table-column">
      <style:table-column-properties fo:break-before="auto" style:column-width="8.361cm"/>
    </style:style>
    <style:style style:name="co9" style:family="table-column">
      <style:table-column-properties fo:break-before="auto" style:column-width="6.747cm"/>
    </style:style>
    <style:style style:name="co10" style:family="table-column">
      <style:table-column-properties fo:break-before="auto" style:column-width="6.959cm"/>
    </style:style>
    <style:style style:name="co11" style:family="table-column">
      <style:table-column-properties fo:break-before="auto" style:column-width="11.139cm"/>
    </style:style>
    <style:style style:name="co12" style:family="table-column">
      <style:table-column-properties fo:break-before="auto" style:column-width="13.414cm"/>
    </style:style>
    <style:style style:name="co13" style:family="table-column">
      <style:table-column-properties fo:break-before="auto" style:column-width="15.637cm"/>
    </style:style>
    <style:style style:name="co14" style:family="table-column">
      <style:table-column-properties fo:break-before="auto" style:column-width="10.927cm"/>
    </style:style>
    <style:style style:name="co15" style:family="table-column">
      <style:table-column-properties fo:break-before="auto" style:column-width="11.06cm"/>
    </style:style>
    <style:style style:name="co16" style:family="table-column">
      <style:table-column-properties fo:break-before="auto" style:column-width="9.578cm"/>
    </style:style>
    <style:style style:name="co17" style:family="table-column">
      <style:table-column-properties fo:break-before="auto" style:column-width="9.128cm"/>
    </style:style>
    <style:style style:name="co18" style:family="table-column">
      <style:table-column-properties fo:break-before="auto" style:column-width="11.351cm"/>
    </style:style>
    <style:style style:name="co19" style:family="table-column">
      <style:table-column-properties fo:break-before="auto" style:column-width="8.33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5.539cm" fo:break-before="auto" style:use-optimal-row-height="false"/>
    </style:style>
    <style:style style:name="ro3" style:family="table-row">
      <style:table-row-properties style:row-height="12.559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023cm" fo:break-before="auto" style:use-optimal-row-height="false"/>
    </style:style>
    <style:style style:name="ro6" style:family="table-row">
      <style:table-row-properties style:row-height="1.517cm" fo:break-before="auto" style:use-optimal-row-height="false"/>
    </style:style>
    <style:style style:name="ro7" style:family="table-row">
      <style:table-row-properties style:row-height="3.034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28cm" fo:break-before="auto" style:use-optimal-row-height="fals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2.505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text-position=""/>
    </style:style>
    <style:style style:name="ce2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e6e6e6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ddddd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wrap-option="wrap" style:vertical-align="bottom"/>
    </style:style>
    <style:style style:name="ce9" style:family="table-cell" style:parent-style-name="Default">
      <style:table-cell-properties fo:background-color="#dddddd" fo:wrap-option="wrap" style:vertical-align="bottom"/>
    </style:style>
  </office:automatic-styles>
  <office:body>
    <office:spreadsheet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1" office:value-type="string" table:number-columns-spanned="4" table:number-rows-spanned="1">
            <text:p>This file contains PRS+ specific strings (common for all models). (check PRS+ sheet)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1" office:value-type="string" table:number-columns-spanned="4" table:number-rows-spanned="1">
            <text:p>X is a special group, that contains comma separated list of values. Number of values is language specific. E.g. English translation needs 3 values, Russian 4, Georgian 2.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2" office:value-type="string" table:number-columns-spanned="2" table:number-rows-spanned="1">
            <text:p>Language code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1" office:value-type="string">
            <text:p>bg</text:p>
          </table:table-cell>
          <table:table-cell table:style-name="ce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a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zh</text:p>
          </table:table-cell>
          <table:table-cell office:value-type="string">
            <text:p>Simplified Chinese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</table:table>
      <table:table table:name="PRS_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3" table:number-columns-repeated="1008" table:default-cell-style-name="Default"/>
        <table:table-row table:style-name="ro4">
          <table:table-cell/>
          <table:table-cell table:style-name="Default"/>
          <table:table-cell table:style-name="ce7" office:value-type="string">
            <text:p>en</text:p>
          </table:table-cell>
          <table:table-cell table:style-name="ce7" office:value-type="string">
            <text:p>ca</text:p>
          </table:table-cell>
          <table:table-cell table:style-name="ce7" office:value-type="string">
            <text:p>cs</text:p>
          </table:table-cell>
          <table:table-cell table:style-name="ce7" office:value-type="string">
            <text:p>de</text:p>
          </table:table-cell>
          <table:table-cell table:style-name="ce7" office:value-type="string">
            <text:p>el</text:p>
          </table:table-cell>
          <table:table-cell table:style-name="ce7" office:value-type="string">
            <text:p>es</text:p>
          </table:table-cell>
          <table:table-cell table:style-name="ce7" office:value-type="string">
            <text:p>fr</text:p>
          </table:table-cell>
          <table:table-cell table:style-name="ce7" office:value-type="string">
            <text:p>it</text:p>
          </table:table-cell>
          <table:table-cell table:style-name="ce7" office:value-type="string">
            <text:p>ka</text:p>
          </table:table-cell>
          <table:table-cell table:style-name="ce7" office:value-type="string">
            <text:p>nl</text:p>
          </table:table-cell>
          <table:table-cell table:style-name="ce7" office:value-type="string">
            <text:p>pt</text:p>
          </table:table-cell>
          <table:table-cell table:style-name="ce7" office:value-type="string">
            <text:p>ru</text:p>
          </table:table-cell>
          <table:table-cell table:style-name="ce7" office:value-type="string">
            <text:p>ua</text:p>
          </table:table-cell>
          <table:table-cell table:style-name="ce7" office:value-type="string">
            <text:p>zh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BookHistory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ION_SKIP_BOOK_MENU</text:p>
          </table:table-cell>
          <table:table-cell office:value-type="string">
            <text:p>Skip Book Menu</text:p>
          </table:table-cell>
          <table:table-cell office:value-type="string">
            <text:p>Saltar-se Menú Llibre</text:p>
          </table:table-cell>
          <table:table-cell office:value-type="string">
            <text:p>Přeskočit menu knihy</text:p>
          </table:table-cell>
          <table:table-cell office:value-type="string">
            <text:p>Buch-Menü überspringen</text:p>
          </table:table-cell>
          <table:table-cell office:value-type="string">
            <text:p>Παράβλεψη μενού βιβλίου</text:p>
          </table:table-cell>
          <table:table-cell office:value-type="string">
            <text:p>Saltarse Menú Libro</text:p>
          </table:table-cell>
          <table:table-cell office:value-type="string">
            <text:p>Passer le menu Livre</text:p>
          </table:table-cell>
          <table:table-cell office:value-type="string">
            <text:p>Salta il menu Libro</text:p>
          </table:table-cell>
          <table:table-cell office:value-type="string">
            <text:p>წიგნის მენიუს გამოტოვება</text:p>
          </table:table-cell>
          <table:table-cell office:value-type="string">
            <text:p>Boek Menu Overslaan</text:p>
          </table:table-cell>
          <table:table-cell office:value-type="string">
            <text:p>Ir para Menu Livros</text:p>
          </table:table-cell>
          <table:table-cell office:value-type="string">
            <text:p>Пропускать меню книги</text:p>
          </table:table-cell>
          <table:table-cell office:value-type="string">
            <text:p>Пропускати меню книги</text:p>
          </table:table-cell>
          <table:table-cell office:value-type="string">
            <text:p>跳过书本菜单，直接到上次阅读位置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SHORT_TITLE</text:p>
          </table:table-cell>
          <table:table-cell office:value-type="string">
            <text:p>History</text:p>
          </table:table-cell>
          <table:table-cell table:style-name="ce8" office:value-type="string">
            <text:p>Historial</text:p>
          </table:table-cell>
          <table:table-cell table:style-name="Default"/>
          <table:table-cell office:value-type="string">
            <text:p>Verlauf</text:p>
          </table:table-cell>
          <table:table-cell table:style-name="ce8" office:value-type="string">
            <text:p>Ιστορικό</text:p>
          </table:table-cell>
          <table:table-cell table:style-name="ce8" office:value-type="string">
            <text:p>Historial</text:p>
          </table:table-cell>
          <table:table-cell office:value-type="string">
            <text:p>Historique</text:p>
          </table:table-cell>
          <table:table-cell table:style-name="ce8" office:value-type="string">
            <text:p>Cronologia</text:p>
          </table:table-cell>
          <table:table-cell office:value-type="string">
            <text:p>ისტორია</text:p>
          </table:table-cell>
          <table:table-cell office:value-type="string">
            <text:p>Geschiedenis</text:p>
          </table:table-cell>
          <table:table-cell office:value-type="string">
            <text:p>Histórico</text:p>
          </table:table-cell>
          <table:table-cell office:value-type="string">
            <text:p>История</text:p>
          </table:table-cell>
          <table:table-cell office:value-type="string">
            <text:p>Історія</text:p>
          </table:table-cell>
          <table:table-cell table:style-name="ce8" office:value-type="string">
            <text:p>历史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ook History</text:p>
          </table:table-cell>
          <table:table-cell office:value-type="string">
            <text:p>Historial Llibres</text:p>
          </table:table-cell>
          <table:table-cell office:value-type="string">
            <text:p>Historie</text:p>
          </table:table-cell>
          <table:table-cell office:value-type="string">
            <text:p>Buch-Verlauf</text:p>
          </table:table-cell>
          <table:table-cell office:value-type="string">
            <text:p>Ιστορικό βιβλίου</text:p>
          </table:table-cell>
          <table:table-cell office:value-type="string">
            <text:p>Historial de libros</text:p>
          </table:table-cell>
          <table:table-cell office:value-type="string">
            <text:p>Historique</text:p>
          </table:table-cell>
          <table:table-cell office:value-type="string">
            <text:p>Cronologia libri</text:p>
          </table:table-cell>
          <table:table-cell office:value-type="string">
            <text:p>წიგნების ისტორია</text:p>
          </table:table-cell>
          <table:table-cell office:value-type="string">
            <text:p>Boek Geschiedenis</text:p>
          </table:table-cell>
          <table:table-cell office:value-type="string">
            <text:p>Histórico de Livros</text:p>
          </table:table-cell>
          <table:table-cell office:value-type="string">
            <text:p>История книг</text:p>
          </table:table-cell>
          <table:table-cell office:value-type="string">
            <text:p>Історія книг</text:p>
          </table:table-cell>
          <table:table-cell office:value-type="string">
            <text:p>阅读历史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ALWAYS</text:p>
          </table:table-cell>
          <table:table-cell office:value-type="string">
            <text:p>Always</text:p>
          </table:table-cell>
          <table:table-cell table:style-name="ce8" office:value-type="string">
            <text:p>Sempre</text:p>
          </table:table-cell>
          <table:table-cell table:style-name="ce8" office:value-type="string">
            <text:p>Vždy</text:p>
          </table:table-cell>
          <table:table-cell office:value-type="string">
            <text:p>Immer</text:p>
          </table:table-cell>
          <table:table-cell table:style-name="ce8" office:value-type="string">
            <text:p>Πάντα</text:p>
          </table:table-cell>
          <table:table-cell table:style-name="ce8" office:value-type="string">
            <text:p>Siempre</text:p>
          </table:table-cell>
          <table:table-cell office:value-type="string">
            <text:p>Toujours</text:p>
          </table:table-cell>
          <table:table-cell table:style-name="ce8" office:value-type="string">
            <text:p>Sempre</text:p>
          </table:table-cell>
          <table:table-cell office:value-type="string">
            <text:p>ყოველთვის</text:p>
          </table:table-cell>
          <table:table-cell office:value-type="string">
            <text:p>Altijd</text:p>
          </table:table-cell>
          <table:table-cell office:value-type="string">
            <text:p>Sempre</text:p>
          </table:table-cell>
          <table:table-cell office:value-type="string">
            <text:p>Всегда</text:p>
          </table:table-cell>
          <table:table-cell office:value-type="string">
            <text:p>Завжди</text:p>
          </table:table-cell>
          <table:table-cell table:style-name="ce8" office:value-type="string">
            <text:p>总是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Uitgeschakeld</text:p>
          </table:table-cell>
          <table:table-cell office:value-type="string">
            <text:p>Desabilitado</text:p>
          </table:table-cell>
          <table:table-cell office:value-type="string">
            <text:p>Отключена</text:p>
          </table:table-cell>
          <table:table-cell office:value-type="string">
            <text:p>Вимкнен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NEVER</text:p>
          </table:table-cell>
          <table:table-cell office:value-type="string">
            <text:p>Never</text:p>
          </table:table-cell>
          <table:table-cell table:style-name="ce8" office:value-type="string">
            <text:p>Mai</text:p>
          </table:table-cell>
          <table:table-cell table:style-name="ce8" office:value-type="string">
            <text:p>Nikdy</text:p>
          </table:table-cell>
          <table:table-cell office:value-type="string">
            <text:p>Nie</text:p>
          </table:table-cell>
          <table:table-cell table:style-name="ce8" office:value-type="string">
            <text:p>Ποτέ</text:p>
          </table:table-cell>
          <table:table-cell table:style-name="ce8" office:value-type="string">
            <text:p>Nunca</text:p>
          </table:table-cell>
          <table:table-cell office:value-type="string">
            <text:p>Jamais</text:p>
          </table:table-cell>
          <table:table-cell table:style-name="ce8" office:value-type="string">
            <text:p>Mai</text:p>
          </table:table-cell>
          <table:table-cell office:value-type="string">
            <text:p>არასდროს</text:p>
          </table:table-cell>
          <table:table-cell office:value-type="string">
            <text:p>Nooit</text:p>
          </table:table-cell>
          <table:table-cell office:value-type="string">
            <text:p>Nunca</text:p>
          </table:table-cell>
          <table:table-cell office:value-type="string">
            <text:p>Отключено</text:p>
          </table:table-cell>
          <table:table-cell office:value-type="string">
            <text:p>Ніколи</text:p>
          </table:table-cell>
          <table:table-cell table:style-name="ce8" office:value-type="string">
            <text:p>从不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table:number-columns-repeated="2" office:value-type="string">
            <text:p>Off</text:p>
          </table:table-cell>
          <table:table-cell office:value-type="string">
            <text:p>გამორთულია</text:p>
          </table:table-cell>
          <table:table-cell office:value-type="string">
            <text:p>Af</text:p>
          </table:table-cell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Off</text:p>
          </table:table-cell>
          <table:table-cell office:value-type="string">
            <text:p>关闭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ON</text:p>
          </table:table-cell>
          <table:table-cell office:value-type="string">
            <text:p>On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table:number-columns-repeated="2" office:value-type="string">
            <text:p>On</text:p>
          </table:table-cell>
          <table:table-cell office:value-type="string">
            <text:p>ჩართულია</text:p>
          </table:table-cell>
          <table:table-cell office:value-type="string">
            <text:p>Aan</text:p>
          </table:table-cell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On</text:p>
          </table:table-cell>
          <table:table-cell office:value-type="string">
            <text:p>打开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VALUE_WHEN_ENTERING_BOOK</text:p>
          </table:table-cell>
          <table:table-cell office:value-type="string">
            <text:p>Entering book</text:p>
          </table:table-cell>
          <table:table-cell table:style-name="ce8" office:value-type="string">
            <text:p>Obrir Llibre</text:p>
          </table:table-cell>
          <table:table-cell table:style-name="ce8" office:value-type="string">
            <text:p>Otvírám knihu</text:p>
          </table:table-cell>
          <table:table-cell office:value-type="string">
            <text:p>Beim Buch Öffnen</text:p>
          </table:table-cell>
          <table:table-cell table:style-name="ce8" office:value-type="string">
            <text:p>Είσοδος στο βιβλίο</text:p>
          </table:table-cell>
          <table:table-cell table:style-name="ce8" office:value-type="string">
            <text:p>Al abrir libro</text:p>
          </table:table-cell>
          <table:table-cell office:value-type="string">
            <text:p>Ouverture du livre</text:p>
          </table:table-cell>
          <table:table-cell table:style-name="ce8" office:value-type="string">
            <text:p>Apertura libro</text:p>
          </table:table-cell>
          <table:table-cell office:value-type="string">
            <text:p>წიგნის გაშლისას</text:p>
          </table:table-cell>
          <table:table-cell office:value-type="string">
            <text:p>Boek openen</text:p>
          </table:table-cell>
          <table:table-cell office:value-type="string">
            <text:p>Abrir livro</text:p>
          </table:table-cell>
          <table:table-cell table:style-name="ce8" office:value-type="string">
            <text:p>При входе в книгу</text:p>
          </table:table-cell>
          <table:table-cell office:value-type="string">
            <text:p>При вході до книги</text:p>
          </table:table-cell>
          <table:table-cell table:style-name="ce8" office:value-type="string">
            <text:p>打开书本时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VALUE_WHEN_EXITING_BOOK</text:p>
          </table:table-cell>
          <table:table-cell office:value-type="string">
            <text:p>Exiting book</text:p>
          </table:table-cell>
          <table:table-cell table:style-name="ce8" office:value-type="string">
            <text:p>Tancar Llibre</text:p>
          </table:table-cell>
          <table:table-cell table:style-name="ce8" office:value-type="string">
            <text:p>Zavírám knihu</text:p>
          </table:table-cell>
          <table:table-cell office:value-type="string">
            <text:p>Beim Buch Schließen</text:p>
          </table:table-cell>
          <table:table-cell table:style-name="ce8" office:value-type="string">
            <text:p>Έξοδος από το βιβλίο</text:p>
          </table:table-cell>
          <table:table-cell table:style-name="ce8" office:value-type="string">
            <text:p>Al cerrar libro</text:p>
          </table:table-cell>
          <table:table-cell office:value-type="string">
            <text:p>Fermeture du livre</text:p>
          </table:table-cell>
          <table:table-cell table:style-name="ce8" office:value-type="string">
            <text:p>Chiusura libro</text:p>
          </table:table-cell>
          <table:table-cell office:value-type="string">
            <text:p>წიგნის დახურვისას</text:p>
          </table:table-cell>
          <table:table-cell office:value-type="string">
            <text:p>Boek sluiten</text:p>
          </table:table-cell>
          <table:table-cell office:value-type="string">
            <text:p>Fechar Livro</text:p>
          </table:table-cell>
          <table:table-cell office:value-type="string">
            <text:p>При выходе из книги</text:p>
          </table:table-cell>
          <table:table-cell office:value-type="string">
            <text:p>При виході з книги</text:p>
          </table:table-cell>
          <table:table-cell table:style-name="ce8" office:value-type="string">
            <text:p>离开书本时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BrowseFolders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MSG_COPYING_BOOK</text:p>
          </table:table-cell>
          <table:table-cell office:value-type="string">
            <text:p>Copying book...</text:p>
          </table:table-cell>
          <table:table-cell office:value-type="string">
            <text:p>Copiant llibre...</text:p>
          </table:table-cell>
          <table:table-cell office:value-type="string">
            <text:p>Kopíruji knihu</text:p>
          </table:table-cell>
          <table:table-cell office:value-type="string">
            <text:p>Kopiere Buch...</text:p>
          </table:table-cell>
          <table:table-cell office:value-type="string">
            <text:p>Αντιγραφή βιβλίου...</text:p>
          </table:table-cell>
          <table:table-cell office:value-type="string">
            <text:p>Copiando libro...</text:p>
          </table:table-cell>
          <table:table-cell office:value-type="string">
            <text:p>Copie du livre en cours...</text:p>
          </table:table-cell>
          <table:table-cell office:value-type="string">
            <text:p>Copia del libro in corso...</text:p>
          </table:table-cell>
          <table:table-cell office:value-type="string">
            <text:p>ვაკოპირებ წიგნს...</text:p>
          </table:table-cell>
          <table:table-cell office:value-type="string">
            <text:p>Boek kopiëren</text:p>
          </table:table-cell>
          <table:table-cell office:value-type="string">
            <text:p>Copiando livro...</text:p>
          </table:table-cell>
          <table:table-cell office:value-type="string">
            <text:p>Копируется книга...</text:p>
          </table:table-cell>
          <table:table-cell/>
          <table:table-cell office:value-type="string">
            <text:p>正在拷贝文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ERROR_TARGET_EXISTS</text:p>
          </table:table-cell>
          <table:table-cell office:value-type="string">
            <text:p>Error, target file exists</text:p>
          </table:table-cell>
          <table:table-cell office:value-type="string">
            <text:p>Error, l'arxiu destí existeix</text:p>
          </table:table-cell>
          <table:table-cell office:value-type="string">
            <text:p>Chyba, cílový soubor existuje</text:p>
          </table:table-cell>
          <table:table-cell office:value-type="string">
            <text:p>Fehler, Zieldatei existiert bereits</text:p>
          </table:table-cell>
          <table:table-cell office:value-type="string">
            <text:p>Σφάλμα, το αρχείο προορισμού υπάρχει ήδη</text:p>
          </table:table-cell>
          <table:table-cell office:value-type="string">
            <text:p>Error, el archivo de destino ya existe</text:p>
          </table:table-cell>
          <table:table-cell office:value-type="string">
            <text:p>Erreur, le fichier existe</text:p>
          </table:table-cell>
          <table:table-cell office:value-type="string">
            <text:p>Errore, il file di destinazione esiste</text:p>
          </table:table-cell>
          <table:table-cell office:value-type="string">
            <text:p>შეცდომა: ფაილი ასეთი სახელით არსებობს</text:p>
          </table:table-cell>
          <table:table-cell office:value-type="string">
            <text:p>Fout, het bestand bestaat al</text:p>
          </table:table-cell>
          <table:table-cell office:value-type="string">
            <text:p>Erro, o arquivo de destino não existe</text:p>
          </table:table-cell>
          <table:table-cell office:value-type="string">
            <text:p>Ошибка, файл уже существует</text:p>
          </table:table-cell>
          <table:table-cell office:value-type="string">
            <text:p>Помилка, цільовий файл</text:p>
          </table:table-cell>
          <table:table-cell office:value-type="string">
            <text:p>错误，目标文件已存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ERROR_OPENING_BOOK</text:p>
          </table:table-cell>
          <table:table-cell office:value-type="string">
            <text:p>Error opening book, \nprobably you have to reinsert card.</text:p>
          </table:table-cell>
          <table:table-cell office:value-type="string">
            <text:p>Error en obrir el llibre, \nprobablement s'ha de inserir la targeta.</text:p>
          </table:table-cell>
          <table:table-cell office:value-type="string">
            <text:p>Chyba otvírání knihy/vložte znovu kartu</text:p>
          </table:table-cell>
          <table:table-cell office:value-type="string">
            <text:p>Fehler beim Buch Öffnen,\n evtl. Speicherkarte neu einsetzen.</text:p>
          </table:table-cell>
          <table:table-cell office:value-type="string">
            <text:p>Σφάλμα στο άνοιγμα αρχείου, \nπιθανότατα πρέπει να τοποθετήσετε ξανά την κάρτα.</text:p>
          </table:table-cell>
          <table:table-cell office:value-type="string">
            <text:p>Error al abrir libro, \nprobablemente tienes que introducir la tarjeta</text:p>
          </table:table-cell>
          <table:table-cell office:value-type="string">
            <text:p>Erreur lors de l'ouverture du livre, \nvous devez probablement réinsérer la carte</text:p>
          </table:table-cell>
          <table:table-cell office:value-type="string">
            <text:p>Errore durante l'apertura del libro, \nprobabilmente è necessario reintrodurre la memory card</text:p>
          </table:table-cell>
          <table:table-cell office:value-type="string">
            <text:p>შეცდომა წიგნის ჩატვირთვისას\n(ალბათ ახლიდან ჩადეთ კარტა)</text:p>
          </table:table-cell>
          <table:table-cell office:value-type="string">
            <text:p>Fout bij het openen van het boek, \nwaarschijnlijk kaart verwijderen en terug plaatsen</text:p>
          </table:table-cell>
          <table:table-cell office:value-type="string">
            <text:p>Erro ao abrir livro,\nprovavelmente o cartão deve ser inserido.</text:p>
          </table:table-cell>
          <table:table-cell office:value-type="string">
            <text:p>Ошибка открытия книги, \n попробуйте вставить карту снова</text:p>
          </table:table-cell>
          <table:table-cell/>
          <table:table-cell office:value-type="string">
            <text:p>错误，无法打开文件，\n可能需要重新插拨SD卡。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ERROR_COPYING_BOOK</text:p>
          </table:table-cell>
          <table:table-cell office:value-type="string">
            <text:p>Error copying book</text:p>
          </table:table-cell>
          <table:table-cell office:value-type="string">
            <text:p>Error en copiar el llibre</text:p>
          </table:table-cell>
          <table:table-cell office:value-type="string">
            <text:p>Chyba kopírování</text:p>
          </table:table-cell>
          <table:table-cell office:value-type="string">
            <text:p>Fehler beim Buch Kopieren</text:p>
          </table:table-cell>
          <table:table-cell office:value-type="string">
            <text:p>Σφάλμα στην αντιγραφή βιβλίου</text:p>
          </table:table-cell>
          <table:table-cell office:value-type="string">
            <text:p>Error copiando libro</text:p>
          </table:table-cell>
          <table:table-cell office:value-type="string">
            <text:p>Erreur lors de la copie du livre</text:p>
          </table:table-cell>
          <table:table-cell office:value-type="string">
            <text:p>Errore durante la copia del libro</text:p>
          </table:table-cell>
          <table:table-cell office:value-type="string">
            <text:p>შეცდომა წიგნის კოპირეისას</text:p>
          </table:table-cell>
          <table:table-cell office:value-type="string">
            <text:p>Fout bij het kopiëren van het boek</text:p>
          </table:table-cell>
          <table:table-cell office:value-type="string">
            <text:p>Erro ao copiar livro.</text:p>
          </table:table-cell>
          <table:table-cell office:value-type="string">
            <text:p>Ошибка копирования книги</text:p>
          </table:table-cell>
          <table:table-cell/>
          <table:table-cell office:value-type="string">
            <text:p>错误，无法拷贝文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OK</text:p>
          </table:table-cell>
          <table:table-cell table:number-columns-repeated="4" office:value-type="string">
            <text:p>OK</text:p>
          </table:table-cell>
          <table:table-cell office:value-type="string">
            <text:p>Εντάξει</text:p>
          </table:table-cell>
          <table:table-cell table:number-columns-repeated="3" office:value-type="string">
            <text:p>OK</text:p>
          </table:table-cell>
          <table:table-cell office:value-type="string">
            <text:p>ყველაფერი რიგზეა</text:p>
          </table:table-cell>
          <table:table-cell table:number-columns-repeated="2" office:value-type="string">
            <text:p>OK</text:p>
          </table:table-cell>
          <table:table-cell office:value-type="string">
            <text:p>ОК</text:p>
          </table:table-cell>
          <table:table-cell/>
          <table:table-cell office:value-type="string">
            <text:p>OK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BROWSE_FOLDERS</text:p>
          </table:table-cell>
          <table:table-cell office:value-type="string">
            <text:p>Browse Folders</text:p>
          </table:table-cell>
          <table:table-cell office:value-type="string">
            <text:p>Llibres per Carpetes</text:p>
          </table:table-cell>
          <table:table-cell office:value-type="string">
            <text:p>Procházet složky</text:p>
          </table:table-cell>
          <table:table-cell office:value-type="string">
            <text:p>Ordner durchsuchen</text:p>
          </table:table-cell>
          <table:table-cell office:value-type="string">
            <text:p>Περιήγηση φακέλων</text:p>
          </table:table-cell>
          <table:table-cell office:value-type="string">
            <text:p>Explorador de 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</text:p>
          </table:table-cell>
          <table:table-cell office:value-type="string">
            <text:p>Bladeren door mappen</text:p>
          </table:table-cell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нути каталоги</text:p>
          </table:table-cell>
          <table:table-cell office:value-type="string">
            <text:p>浏览文件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BROWSE_FOLDERS_COMMENT</text:p>
          </table:table-cell>
          <table:table-cell office:value-type="string">
            <text:p>Browse the file system</text:p>
          </table:table-cell>
          <table:table-cell office:value-type="string">
            <text:p>Explorar</text:p>
          </table:table-cell>
          <table:table-cell office:value-type="string">
            <text:p>Procházet paměť</text:p>
          </table:table-cell>
          <table:table-cell office:value-type="string">
            <text:p>Dateisystem durchsuchen</text:p>
          </table:table-cell>
          <table:table-cell office:value-type="string">
            <text:p>Περιήγηση συστήματος αρχείων</text:p>
          </table:table-cell>
          <table:table-cell office:value-type="string">
            <text:p>Explorar</text:p>
          </table:table-cell>
          <table:table-cell office:value-type="string">
            <text:p>Parcourir le dossier système</text:p>
          </table:table-cell>
          <table:table-cell office:value-type="string">
            <text:p>Sfoglia il file system</text:p>
          </table:table-cell>
          <table:table-cell office:value-type="string">
            <text:p>ფოლდერები</text:p>
          </table:table-cell>
          <table:table-cell office:value-type="string">
            <text:p>Bladeren door bestandssysteem</text:p>
          </table:table-cell>
          <table:table-cell office:value-type="string">
            <text:p>Explorar arquivos do sistema</text:p>
          </table:table-cell>
          <table:table-cell office:value-type="string">
            <text:p>Работа с файловой системой</text:p>
          </table:table-cell>
          <table:table-cell office:value-type="string">
            <text:p>Переглянути файлову систему</text:p>
          </table:table-cell>
          <table:table-cell office:value-type="string">
            <text:p>查看文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BROWSE_FOLDERS_SHORT</text:p>
          </table:table-cell>
          <table:table-cell office:value-type="string">
            <text:p>Folders</text:p>
          </table:table-cell>
          <table:table-cell table:style-name="ce8" office:value-type="string">
            <text:p>Carpetes</text:p>
          </table:table-cell>
          <table:table-cell table:style-name="ce8" office:value-type="string">
            <text:p>Složky</text:p>
          </table:table-cell>
          <table:table-cell office:value-type="string">
            <text:p>Ordner</text:p>
          </table:table-cell>
          <table:table-cell table:style-name="ce8" office:value-type="string">
            <text:p>Φάκελοι</text:p>
          </table:table-cell>
          <table:table-cell table:style-name="ce8" office:value-type="string">
            <text:p>Carpetas</text:p>
          </table:table-cell>
          <table:table-cell office:value-type="string">
            <text:p>Dossiers</text:p>
          </table:table-cell>
          <table:table-cell table:style-name="ce8" office:value-type="string">
            <text:p>Cartelle</text:p>
          </table:table-cell>
          <table:table-cell office:value-type="string">
            <text:p>ფოლდერები</text:p>
          </table:table-cell>
          <table:table-cell office:value-type="string">
            <text:p>Mappen</text:p>
          </table:table-cell>
          <table:table-cell office:value-type="string">
            <text:p>Pastas</text:p>
          </table:table-cell>
          <table:table-cell office:value-type="string">
            <text:p>Папки</text:p>
          </table:table-cell>
          <table:table-cell office:value-type="string">
            <text:p>Каталоги</text:p>
          </table:table-cell>
          <table:table-cell office:value-type="string">
            <text:p>浏览文件夹</text:p>
          </table:table-cell>
          <table:table-cell table:number-columns-repeated="1008"/>
        </table:table-row>
        <table:table-row table:style-name="ro7">
          <table:table-cell/>
          <table:table-cell office:value-type="string">
            <text:p>NODE_COPY_AND_OPEN</text:p>
          </table:table-cell>
          <table:table-cell office:value-type="string">
            <text:p>Copy to Internal Memory &amp; Open</text:p>
          </table:table-cell>
          <table:table-cell table:style-name="ce8" office:value-type="string">
            <text:p>Copiar a Memòria Interna i obrir</text:p>
          </table:table-cell>
          <table:table-cell table:style-name="ce8" office:value-type="string">
            <text:p>Zkopíruj do paměti a otevři</text:p>
          </table:table-cell>
          <table:table-cell office:value-type="string">
            <text:p>In IM kopieren &amp; öffnen</text:p>
          </table:table-cell>
          <table:table-cell table:style-name="ce8" office:value-type="string">
            <text:p>Αντιγραφή στην εσωτερική μνήμη και άνοιγμα</text:p>
          </table:table-cell>
          <table:table-cell table:style-name="ce8" office:value-type="string">
            <text:p>Copiar a memoria interna y abrir</text:p>
          </table:table-cell>
          <table:table-cell office:value-type="string">
            <text:p>Copier dans la mémoire interne &amp; Ouvrir</text:p>
          </table:table-cell>
          <table:table-cell table:style-name="ce8" office:value-type="string">
            <text:p>Copia nella memoria interna e apri</text:p>
          </table:table-cell>
          <table:table-cell office:value-type="string">
            <text:p>შიდა მეხს. კოპირება და გახსნა</text:p>
          </table:table-cell>
          <table:table-cell office:value-type="string">
            <text:p>Kopiëren naar intern geheugen en openen</text:p>
          </table:table-cell>
          <table:table-cell office:value-type="string">
            <text:p>Copiar para Memória Interna e abrir</text:p>
          </table:table-cell>
          <table:table-cell office:value-type="string">
            <text:p>Скопировать в память и открыть</text:p>
          </table:table-cell>
          <table:table-cell/>
          <table:table-cell office:value-type="string">
            <text:p>拷贝到内部存储并打开</text:p>
          </table:table-cell>
          <table:table-cell table:number-columns-repeated="1008"/>
        </table:table-row>
        <table:table-row table:style-name="ro8">
          <table:table-cell/>
          <table:table-cell office:value-type="string">
            <text:p>NODE_COPY_AND_OPEN_COMMENT</text:p>
          </table:table-cell>
          <table:table-cell office:value-type="string">
            <text:p>Copies file to the internal memory and opens it</text:p>
          </table:table-cell>
          <table:table-cell table:style-name="ce8" office:value-type="string">
            <text:p>Copia arxius a la memòria interna i els obre</text:p>
          </table:table-cell>
          <table:table-cell table:style-name="ce8" office:value-type="string">
            <text:p>Zkopíruj do paměti a otevři</text:p>
          </table:table-cell>
          <table:table-cell office:value-type="string">
            <text:p>Kopiert Datei in den internen Speicher und öffnet diese</text:p>
          </table:table-cell>
          <table:table-cell table:style-name="ce8" office:value-type="string">
            <text:p>Αντιγράφει το αρχείο στην εσωτερική μνήμη και το ανοίγει</text:p>
          </table:table-cell>
          <table:table-cell table:style-name="ce8" office:value-type="string">
            <text:p>Copia archivo a la memoria interna y lo abre</text:p>
          </table:table-cell>
          <table:table-cell office:value-type="string">
            <text:p>Copie le fichier dans la mémoire interne et ouvre celui-ci</text:p>
          </table:table-cell>
          <table:table-cell table:style-name="ce8" office:value-type="string">
            <text:p>Copia il file nella memoria interna e lo apre</text:p>
          </table:table-cell>
          <table:table-cell office:value-type="string">
            <text:p>აკოპირებს და ხსნის წიგნს შიდა მეხსიერებიდან</text:p>
          </table:table-cell>
          <table:table-cell office:value-type="string">
            <text:p>Kopieërt bestand naar intern geheugen en opent het</text:p>
          </table:table-cell>
          <table:table-cell office:value-type="string">
            <text:p>Copia arquivos para Memória Interna e os abre</text:p>
          </table:table-cell>
          <table:table-cell office:value-type="string">
            <text:p>Скопировать файл во внутр. память и открыть его</text:p>
          </table:table-cell>
          <table:table-cell/>
          <table:table-cell office:value-type="string">
            <text:p>把文件拷贝到内部存储并开始阅读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COPY_TO_INTERNAL_MEMORY</text:p>
          </table:table-cell>
          <table:table-cell office:value-type="string">
            <text:p>Copy to Internal Memory</text:p>
          </table:table-cell>
          <table:table-cell office:value-type="string">
            <text:p>Copia a Memòria Interna</text:p>
          </table:table-cell>
          <table:table-cell office:value-type="string">
            <text:p>Zkopírovat do vnitřní paměti</text:p>
          </table:table-cell>
          <table:table-cell office:value-type="string">
            <text:p>In den internen Speicher kopieren</text:p>
          </table:table-cell>
          <table:table-cell office:value-type="string">
            <text:p>Αντιγραφή στην εσωτερική μνήμη</text:p>
          </table:table-cell>
          <table:table-cell office:value-type="string">
            <text:p>Copiar a Memoria Interna</text:p>
          </table:table-cell>
          <table:table-cell office:value-type="string">
            <text:p>Copier dans la mémoire interne</text:p>
          </table:table-cell>
          <table:table-cell office:value-type="string">
            <text:p>Copia nella Memoria Interna</text:p>
          </table:table-cell>
          <table:table-cell office:value-type="string">
            <text:p>შიდა მეხსიერებაში კოპირება</text:p>
          </table:table-cell>
          <table:table-cell office:value-type="string">
            <text:p>Kopieër naar intern geheugen</text:p>
          </table:table-cell>
          <table:table-cell office:value-type="string">
            <text:p>Copiar para a Memória Interna</text:p>
          </table:table-cell>
          <table:table-cell office:value-type="string">
            <text:p>Скопировать в память</text:p>
          </table:table-cell>
          <table:table-cell office:value-type="string">
            <text:p>Копіювати на внутрішню пам'ять</text:p>
          </table:table-cell>
          <table:table-cell office:value-type="string">
            <text:p>拷贝到内部存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COPY_TO_INTERNAL_MEMORY_COMMENT</text:p>
          </table:table-cell>
          <table:table-cell office:value-type="string">
            <text:p>Copies file to the internal memory root</text:p>
          </table:table-cell>
          <table:table-cell office:value-type="string">
            <text:p>Copia arxius a l'arrel de la memòria interna</text:p>
          </table:table-cell>
          <table:table-cell office:value-type="string">
            <text:p>Kopíruje data do vnitřní paměti</text:p>
          </table:table-cell>
          <table:table-cell office:value-type="string">
            <text:p>Kopiert Datei in das Stammverzeichnis des internen Speichers</text:p>
          </table:table-cell>
          <table:table-cell office:value-type="string">
            <text:p>Αντιγράφει το αρχείο στην εσωτερική μνήμη</text:p>
          </table:table-cell>
          <table:table-cell office:value-type="string">
            <text:p>Copiar a la raíz de la Memoria Interna</text:p>
          </table:table-cell>
          <table:table-cell office:value-type="string">
            <text:p>Copie le fichier à la racine de la mémoire interne</text:p>
          </table:table-cell>
          <table:table-cell office:value-type="string">
            <text:p>Copia file nella root della Memoria Interna</text:p>
          </table:table-cell>
          <table:table-cell office:value-type="string">
            <text:p>აკოპირებს ფაილს შიდა მეხსიერებაში</text:p>
          </table:table-cell>
          <table:table-cell office:value-type="string">
            <text:p>Kopieërt bestand naar het intern root geheugen</text:p>
          </table:table-cell>
          <table:table-cell office:value-type="string">
            <text:p>Copiar arquivos para a raiz da Memória Interna</text:p>
          </table:table-cell>
          <table:table-cell office:value-type="string">
            <text:p>Скопировать на верхний уровень внутр. памяти</text:p>
          </table:table-cell>
          <table:table-cell office:value-type="string">
            <text:p>Копіювання файлу на корінь внутрішньої пам'яті</text:p>
          </table:table-cell>
          <table:table-cell office:value-type="string">
            <text:p>把文件拷贝到内部存储根目录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INTERNAL_MEMORY</text:p>
          </table:table-cell>
          <table:table-cell office:value-type="string">
            <text:p>Internal Memory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nterner Speicher</text:p>
          </table:table-cell>
          <table:table-cell office:value-type="string">
            <text:p>Εσωτερική μνήμη</text:p>
          </table:table-cell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 office:value-type="string">
            <text:p>Intern geheugen</text:p>
          </table:table-cell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MEMORY_STICK</text:p>
          </table:table-cell>
          <table:table-cell table:number-columns-repeated="4" office:value-type="string">
            <text:p>Memory Stick</text:p>
          </table:table-cell>
          <table:table-cell office:value-type="string">
            <text:p><text:s/>Memory Stick</text:p>
          </table:table-cell>
          <table:table-cell table:number-columns-repeated="4" office:value-type="string">
            <text:p>Memory Stick</text:p>
          </table:table-cell>
          <table:table-cell office:value-type="string">
            <text:p>Geheugen stick</text:p>
          </table:table-cell>
          <table:table-cell table:number-columns-repeated="2" office:value-type="string">
            <text:p>Memory Stick</text:p>
          </table:table-cell>
          <table:table-cell office:value-type="string">
            <text:p>Пам'ять карти</text:p>
          </table:table-cell>
          <table:table-cell office:value-type="string">
            <text:p>Sony记忆棒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MEMORY_STICK_MOUNT</text:p>
          </table:table-cell>
          <table:table-cell office:value-type="string">
            <text:p>Memory Stick via Mount</text:p>
          </table:table-cell>
          <table:table-cell office:value-type="string">
            <text:p>Memory Stick a través de muntatge</text:p>
          </table:table-cell>
          <table:table-cell office:value-type="string">
            <text:p>Memory Stick přes Mount</text:p>
          </table:table-cell>
          <table:table-cell office:value-type="string">
            <text:p>Memory Stick via mount</text:p>
          </table:table-cell>
          <table:table-cell office:value-type="string">
            <text:p><text:s/>Memory Stick μέσω μονταρίσματος</text:p>
          </table:table-cell>
          <table:table-cell office:value-type="string">
            <text:p>Memory Stick a través de montaje</text:p>
          </table:table-cell>
          <table:table-cell office:value-type="string">
            <text:p>Memory Stick via Mount</text:p>
          </table:table-cell>
          <table:table-cell office:value-type="string">
            <text:p>Memory Stick con Mount</text:p>
          </table:table-cell>
          <table:table-cell office:value-type="string">
            <text:p>Memory Stick via Mount</text:p>
          </table:table-cell>
          <table:table-cell office:value-type="string">
            <text:p>Geheugen stick via aankoppelen</text:p>
          </table:table-cell>
          <table:table-cell office:value-type="string">
            <text:p>Memory Stick via montagem</text:p>
          </table:table-cell>
          <table:table-cell office:value-type="string">
            <text:p>Memory Stick с монтированием</text:p>
          </table:table-cell>
          <table:table-cell office:value-type="string">
            <text:p>Memory Stick via Mount</text:p>
          </table:table-cell>
          <table:table-cell office:value-type="string">
            <text:p>通过Mount访问Sony记忆棒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RESCAN_INTERNAL_MEMORY</text:p>
          </table:table-cell>
          <table:table-cell office:value-type="string">
            <text:p>Rescan Internal Memory</text:p>
          </table:table-cell>
          <table:table-cell office:value-type="string">
            <text:p>Escaneja Memòria Interna</text:p>
          </table:table-cell>
          <table:table-cell office:value-type="string">
            <text:p>Znovu načíst vnitřní paměť</text:p>
          </table:table-cell>
          <table:table-cell office:value-type="string">
            <text:p>Internen Speicher erneut scannen</text:p>
          </table:table-cell>
          <table:table-cell office:value-type="string">
            <text:p>Επανασάρωση εσωτερικής μνήμης</text:p>
          </table:table-cell>
          <table:table-cell office:value-type="string">
            <text:p>Escanear memoria interna</text:p>
            <text:p/>
          </table:table-cell>
          <table:table-cell office:value-type="string">
            <text:p>Rescanner la mémoire interne</text:p>
          </table:table-cell>
          <table:table-cell office:value-type="string">
            <text:p>Rileggi la Memoria Interna</text:p>
          </table:table-cell>
          <table:table-cell office:value-type="string">
            <text:p>შიდა მეხსიერების დასკანირება</text:p>
          </table:table-cell>
          <table:table-cell office:value-type="string">
            <text:p>Herscan intern geheugen</text:p>
          </table:table-cell>
          <table:table-cell office:value-type="string">
            <text:p>Rescanear Memória Interna</text:p>
          </table:table-cell>
          <table:table-cell office:value-type="string">
            <text:p>Просканировать внутр. память</text:p>
          </table:table-cell>
          <table:table-cell office:value-type="string">
            <text:p>Повторне сканування внутрішньої пам'яті</text:p>
          </table:table-cell>
          <table:table-cell office:value-type="string">
            <text:p>重新扫描内部存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SD_CARD</text:p>
          </table:table-cell>
          <table:table-cell office:value-type="string">
            <text:p>SD Card</text:p>
          </table:table-cell>
          <table:table-cell office:value-type="string">
            <text:p>Targeta SD</text:p>
          </table:table-cell>
          <table:table-cell office:value-type="string">
            <text:p>SD karta</text:p>
          </table:table-cell>
          <table:table-cell office:value-type="string">
            <text:p>SD-Karte</text:p>
          </table:table-cell>
          <table:table-cell office:value-type="string">
            <text:p>Κάρτα SD</text:p>
          </table:table-cell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 office:value-type="string">
            <text:p>SD kaart</text:p>
          </table:table-cell>
          <table:table-cell office:value-type="string">
            <text:p>Cartão SD</text:p>
          </table:table-cell>
          <table:table-cell table:number-columns-repeated="2" office:value-type="string">
            <text:p>SD Card</text:p>
          </table:table-cell>
          <table:table-cell office:value-type="string">
            <text:p>SD卡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CARD_SCAN</text:p>
          </table:table-cell>
          <table:table-cell office:value-type="string">
            <text:p>SD/MS Card Scan</text:p>
          </table:table-cell>
          <table:table-cell office:value-type="string">
            <text:p>Escaneja targetes SD/MS</text:p>
          </table:table-cell>
          <table:table-cell office:value-type="string">
            <text:p>Načíst SD/MS kartu</text:p>
          </table:table-cell>
          <table:table-cell office:value-type="string">
            <text:p>SD/Memory Stick scannen</text:p>
          </table:table-cell>
          <table:table-cell office:value-type="string">
            <text:p>Σάρωση κάρτας SD/MS</text:p>
          </table:table-cell>
          <table:table-cell office:value-type="string">
            <text:p>Escanear tarjetas SD/MS</text:p>
            <text:p/>
          </table:table-cell>
          <table:table-cell office:value-type="string">
            <text:p>Scan de la Carte SD/MS</text:p>
          </table:table-cell>
          <table:table-cell office:value-type="string">
            <text:p>Leggi Scheda SD/MS</text:p>
          </table:table-cell>
          <table:table-cell office:value-type="string">
            <text:p>SD/MS კარტების სკანირება</text:p>
          </table:table-cell>
          <table:table-cell office:value-type="string">
            <text:p>SD/MS kaart scan</text:p>
          </table:table-cell>
          <table:table-cell office:value-type="string">
            <text:p>Escanear cartão SD/MS</text:p>
          </table:table-cell>
          <table:table-cell office:value-type="string">
            <text:p>Сканировать карты SD/MS</text:p>
          </table:table-cell>
          <table:table-cell office:value-type="string">
            <text:p>SD/MS Сканування карт</text:p>
          </table:table-cell>
          <table:table-cell office:value-type="string">
            <text:p>扫描SD/MS卡上的新书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OPTION_FAVOURITE_FOLDERS</text:p>
          </table:table-cell>
          <table:table-cell office:value-type="string">
            <text:p>Favourite folders</text:p>
          </table:table-cell>
          <table:table-cell table:style-name="ce8" office:value-type="string">
            <text:p>Carpetes Preferides</text:p>
          </table:table-cell>
          <table:table-cell table:style-name="ce8" office:value-type="string">
            <text:p>Oblíbené</text:p>
          </table:table-cell>
          <table:table-cell office:value-type="string">
            <text:p>Nur bevorzugte Ordner</text:p>
          </table:table-cell>
          <table:table-cell table:style-name="ce8" office:value-type="string">
            <text:p>Αγαπημένοι φάκελοι</text:p>
          </table:table-cell>
          <table:table-cell table:style-name="ce8" office:value-type="string">
            <text:p>Carpetas favoritas</text:p>
          </table:table-cell>
          <table:table-cell office:value-type="string">
            <text:p>Dossiers favoris</text:p>
          </table:table-cell>
          <table:table-cell table:style-name="ce8" office:value-type="string">
            <text:p>Cartelle preferite</text:p>
          </table:table-cell>
          <table:table-cell office:value-type="string">
            <text:p>რჩეული ფოლდერები</text:p>
          </table:table-cell>
          <table:table-cell office:value-type="string">
            <text:p>Favoriete mappen</text:p>
          </table:table-cell>
          <table:table-cell office:value-type="string">
            <text:p>Pastas favoritas</text:p>
          </table:table-cell>
          <table:table-cell office:value-type="string">
            <text:p>Избранные папки</text:p>
          </table:table-cell>
          <table:table-cell office:value-type="string">
            <text:p>Улюблені каталоги</text:p>
          </table:table-cell>
          <table:table-cell table:style-name="ce8" office:value-type="string">
            <text:p>收藏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IM_ROOT</text:p>
          </table:table-cell>
          <table:table-cell office:value-type="string">
            <text:p>Internal Memory Root Folder</text:p>
          </table:table-cell>
          <table:table-cell office:value-type="string">
            <text:p>Arrel de la Memòria Interna</text:p>
          </table:table-cell>
          <table:table-cell office:value-type="string">
            <text:p>Kořenový adresář vnitřní paměti</text:p>
          </table:table-cell>
          <table:table-cell office:value-type="string">
            <text:p>Stammverzeichnis interner Speicher</text:p>
          </table:table-cell>
          <table:table-cell office:value-type="string">
            <text:p>Ριζικός φάκελος εσωτερικής μνήμης</text:p>
          </table:table-cell>
          <table:table-cell office:value-type="string">
            <text:p>Raíz de la Memoria Interna</text:p>
          </table:table-cell>
          <table:table-cell office:value-type="string">
            <text:p>Dossier racine de la mémoire interne</text:p>
          </table:table-cell>
          <table:table-cell office:value-type="string">
            <text:p>Root della Memoria Interna</text:p>
          </table:table-cell>
          <table:table-cell office:value-type="string">
            <text:p>შიდა მეხს. საწყისი ფოლდერი</text:p>
          </table:table-cell>
          <table:table-cell office:value-type="string">
            <text:p>Interne geheugen root map</text:p>
          </table:table-cell>
          <table:table-cell office:value-type="string">
            <text:p>Raiz da Memória Interna</text:p>
          </table:table-cell>
          <table:table-cell office:value-type="string">
            <text:p>Начинать просмотр папок с...</text:p>
          </table:table-cell>
          <table:table-cell office:value-type="string">
            <text:p>Внутрішня пам'ять кореневого каталогу</text:p>
          </table:table-cell>
          <table:table-cell office:value-type="string">
            <text:p>内部存储的根目录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MOUNT</text:p>
          </table:table-cell>
          <table:table-cell office:value-type="string">
            <text:p>Use Mount with SD/MS (slower but sees all folders)</text:p>
          </table:table-cell>
          <table:table-cell office:value-type="string">
            <text:p>Montar targetes SD/MS</text:p>
          </table:table-cell>
          <table:table-cell office:value-type="string">
            <text:p>Namountovat SD/MS</text:p>
          </table:table-cell>
          <table:table-cell office:value-type="string">
            <text:p>SD/Memory Stick mounten</text:p>
          </table:table-cell>
          <table:table-cell office:value-type="string">
            <text:p>Χρήση μονταρίσματος με SD/MS (πιο αργό αλλά βλέπει όλους τους φακέλους)</text:p>
          </table:table-cell>
          <table:table-cell office:value-type="string">
            <text:p>Montar SD/MS</text:p>
          </table:table-cell>
          <table:table-cell office:value-type="string">
            <text:p>Utilisez mount avec les cartes SD/MS</text:p>
          </table:table-cell>
          <table:table-cell office:value-type="string">
            <text:p>Usa Mount con SD/MS</text:p>
          </table:table-cell>
          <table:table-cell office:value-type="string">
            <text:p>Use mount with SD/MS</text:p>
          </table:table-cell>
          <table:table-cell office:value-type="string">
            <text:p>Gebruik aankoppelen</text:p>
          </table:table-cell>
          <table:table-cell office:value-type="string">
            <text:p>Usar montagem com SD/MS</text:p>
          </table:table-cell>
          <table:table-cell office:value-type="string">
            <text:p>Монтировать SD/MS</text:p>
          </table:table-cell>
          <table:table-cell office:value-type="string">
            <text:p>Використання установки з SD/MS</text:p>
          </table:table-cell>
          <table:table-cell office:value-type="string">
            <text:p>通过Mount访问SD/MS卡（实验功能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SORTING_MODE</text:p>
          </table:table-cell>
          <table:table-cell office:value-type="string">
            <text:p>Sorting Mode</text:p>
          </table:table-cell>
          <table:table-cell office:value-type="string">
            <text:p>Tipus d'Ordre</text:p>
          </table:table-cell>
          <table:table-cell office:value-type="string">
            <text:p>Seřadit</text:p>
          </table:table-cell>
          <table:table-cell office:value-type="string">
            <text:p>Sortier-Modus</text:p>
          </table:table-cell>
          <table:table-cell office:value-type="string">
            <text:p>Τύπος ταξινόμησης</text:p>
          </table:table-cell>
          <table:table-cell office:value-type="string">
            <text:p>Tipo de Orden</text:p>
          </table:table-cell>
          <table:table-cell office:value-type="string">
            <text:p>Mode de tri</text:p>
          </table:table-cell>
          <table:table-cell office:value-type="string">
            <text:p>Ordina</text:p>
          </table:table-cell>
          <table:table-cell office:value-type="string">
            <text:p>სორტირების რეჟიმი</text:p>
          </table:table-cell>
          <table:table-cell office:value-type="string">
            <text:p>Sorteer modus</text:p>
          </table:table-cell>
          <table:table-cell office:value-type="string">
            <text:p>Tipo de ordem</text:p>
          </table:table-cell>
          <table:table-cell office:value-type="string">
            <text:p>Способ сортировки</text:p>
          </table:table-cell>
          <table:table-cell office:value-type="string">
            <text:p>Спосіб сортування</text:p>
          </table:table-cell>
          <table:table-cell office:value-type="string">
            <text:p>排序方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TITLE_SORTER</text:p>
          </table:table-cell>
          <table:table-cell office:value-type="string">
            <text:p>Use 'titleSorter' Field, when Sorting</text:p>
          </table:table-cell>
          <table:table-cell office:value-type="string">
            <text:p>Ordenar per Tipus d'Ordre</text:p>
          </table:table-cell>
          <table:table-cell office:value-type="string">
            <text:p>Použít 'titleSorter' pole při řazení</text:p>
          </table:table-cell>
          <table:table-cell office:value-type="string">
            <text:p>Beim Sortieren 'titleSorter' benutzen</text:p>
          </table:table-cell>
          <table:table-cell/>
          <table:table-cell office:value-type="string">
            <text:p>Ordenar por tipo de orden</text:p>
          </table:table-cell>
          <table:table-cell office:value-type="string">
            <text:p>Utiliser le champ 'titleSorter' pour le tri</text:p>
          </table:table-cell>
          <table:table-cell office:value-type="string">
            <text:p>Usa il campo 'titleSorter' per ordinare</text:p>
          </table:table-cell>
          <table:table-cell office:value-type="string">
            <text:p>titleSorter' ველის მიხ.</text:p>
          </table:table-cell>
          <table:table-cell office:value-type="string">
            <text:p>Gebruik 'titelSorteer' veld, wanneer sorteren gebruiken</text:p>
          </table:table-cell>
          <table:table-cell office:value-type="string">
            <text:p>Ordenar por tipo de ordem</text:p>
          </table:table-cell>
          <table:table-cell office:value-type="string">
            <text:p>Использовать поле «titleSorter»</text:p>
          </table:table-cell>
          <table:table-cell office:value-type="string">
            <text:p>Використовуйте поле 'назва Сортувальник' при сортуванні</text:p>
          </table:table-cell>
          <table:table-cell office:value-type="string">
            <text:p>排序时参考'titleSorter'字段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UPPER_DIRECTORY_ITEM</text:p>
          </table:table-cell>
          <table:table-cell office:value-type="string">
            <text:p>«..» (prev folder) element</text:p>
          </table:table-cell>
          <table:table-cell office:value-type="string">
            <text:p>«..» Carpeta anterior</text:p>
          </table:table-cell>
          <table:table-cell table:number-columns-repeated="3"/>
          <table:table-cell office:value-type="string">
            <text:p>«..» Carpeta anterior</text:p>
          </table:table-cell>
          <table:table-cell table:number-columns-repeated="2"/>
          <table:table-cell office:value-type="string">
            <text:p>«..» (წინა ფოლდერი)</text:p>
          </table:table-cell>
          <table:table-cell office:value-type="string">
            <text:p>«..» (vorige folder) item</text:p>
          </table:table-cell>
          <table:table-cell/>
          <table:table-cell office:value-type="string">
            <text:p>Элемент «..» (пред. папка)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rowse Folders</text:p>
          </table:table-cell>
          <table:table-cell office:value-type="string">
            <text:p>Explorador de Carpetes</text:p>
          </table:table-cell>
          <table:table-cell office:value-type="string">
            <text:p>Procházet složky</text:p>
          </table:table-cell>
          <table:table-cell office:value-type="string">
            <text:p>Ordner durchsuchen</text:p>
          </table:table-cell>
          <table:table-cell office:value-type="string">
            <text:p>Περιήγηση φακέλων</text:p>
          </table:table-cell>
          <table:table-cell office:value-type="string">
            <text:p>Explorador de 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ს დათვალიერება</text:p>
          </table:table-cell>
          <table:table-cell office:value-type="string">
            <text:p>Blader Mappen</text:p>
          </table:table-cell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д каталогів</text:p>
          </table:table-cell>
          <table:table-cell office:value-type="string">
            <text:p>浏览文件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SD_CARD_MOUNT</text:p>
          </table:table-cell>
          <table:table-cell office:value-type="string">
            <text:p>SD Card via Mount</text:p>
          </table:table-cell>
          <table:table-cell office:value-type="string">
            <text:p>Targeta SD a través de muntatge</text:p>
          </table:table-cell>
          <table:table-cell office:value-type="string">
            <text:p>SD karta přes Mount</text:p>
          </table:table-cell>
          <table:table-cell office:value-type="string">
            <text:p>SD-Karte via mount</text:p>
          </table:table-cell>
          <table:table-cell office:value-type="string">
            <text:p>Κάρτα SD μέσω μονταρίσματος</text:p>
          </table:table-cell>
          <table:table-cell office:value-type="string">
            <text:p>Tarjeta SD a través de montaje</text:p>
          </table:table-cell>
          <table:table-cell office:value-type="string">
            <text:p>Carte SD via Mount</text:p>
          </table:table-cell>
          <table:table-cell office:value-type="string">
            <text:p>Scheda SD con Mount</text:p>
          </table:table-cell>
          <table:table-cell office:value-type="string">
            <text:p>SD კარტა mount-ის გამოყებნებით</text:p>
          </table:table-cell>
          <table:table-cell office:value-type="string">
            <text:p>SD kaart via aankoppeling</text:p>
          </table:table-cell>
          <table:table-cell office:value-type="string">
            <text:p>Cartão SD via montagem</text:p>
          </table:table-cell>
          <table:table-cell office:value-type="string">
            <text:p>SD Card с монтированием</text:p>
          </table:table-cell>
          <table:table-cell office:value-type="string">
            <text:p>SD Card via Mount</text:p>
          </table:table-cell>
          <table:table-cell office:value-type="string">
            <text:p>通过Mount访问SD卡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Y_AUTHOR_SWAPPING</text:p>
          </table:table-cell>
          <table:table-cell office:value-type="string">
            <text:p>By author swapping name/surname</text:p>
          </table:table-cell>
          <table:table-cell office:value-type="string">
            <text:p>Per autor (nom/cognom)</text:p>
          </table:table-cell>
          <table:table-cell office:value-type="string">
            <text:p>Podle jména/příjmení autora</text:p>
          </table:table-cell>
          <table:table-cell office:value-type="string">
            <text:p>Nach Autor, Namen vertauscht</text:p>
          </table:table-cell>
          <table:table-cell/>
          <table:table-cell office:value-type="string">
            <text:p>Por autor (nombre/apellido)</text:p>
          </table:table-cell>
          <table:table-cell office:value-type="string">
            <text:p>Par auteur échange Nom / Prénom</text:p>
          </table:table-cell>
          <table:table-cell office:value-type="string">
            <text:p>Per autore scambiando Nome/Cognome</text:p>
          </table:table-cell>
          <table:table-cell office:value-type="string">
            <text:p>ავტორის სახელის, შემდეგ გვარის მიხ.</text:p>
          </table:table-cell>
          <table:table-cell office:value-type="string">
            <text:p>Op auteur (Naam/Achternaam)</text:p>
          </table:table-cell>
          <table:table-cell office:value-type="string">
            <text:p>Por autor (nome/sobrenome)</text:p>
          </table:table-cell>
          <table:table-cell office:value-type="string">
            <text:p>По автору с заменой имя&lt;&gt;фамилия</text:p>
          </table:table-cell>
          <table:table-cell office:value-type="string">
            <text:p>За автором з іменем, прізвищем</text:p>
          </table:table-cell>
          <table:table-cell office:value-type="string">
            <text:p>按作者排序，但调换的姓和名的顺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Y_AUTHOR_THEN_TITLE</text:p>
          </table:table-cell>
          <table:table-cell office:value-type="string">
            <text:p>By author then title</text:p>
          </table:table-cell>
          <table:table-cell office:value-type="string">
            <text:p>Per autor i després títol</text:p>
          </table:table-cell>
          <table:table-cell office:value-type="string">
            <text:p>Podle autora pak názvu</text:p>
          </table:table-cell>
          <table:table-cell office:value-type="string">
            <text:p>Nach Autor, dann Titel</text:p>
          </table:table-cell>
          <table:table-cell/>
          <table:table-cell office:value-type="string">
            <text:p>Por autor y luego título</text:p>
          </table:table-cell>
          <table:table-cell office:value-type="string">
            <text:p>Par auteur, puis par titre</text:p>
          </table:table-cell>
          <table:table-cell office:value-type="string">
            <text:p>Per autore e poi titolo</text:p>
          </table:table-cell>
          <table:table-cell office:value-type="string">
            <text:p>ავტორის, შემდეგ სათაურის მიხ.</text:p>
          </table:table-cell>
          <table:table-cell office:value-type="string">
            <text:p>Op auteur, dan titel</text:p>
          </table:table-cell>
          <table:table-cell office:value-type="string">
            <text:p>Por autor e depois título</text:p>
          </table:table-cell>
          <table:table-cell office:value-type="string">
            <text:p>По автору и по названию</text:p>
          </table:table-cell>
          <table:table-cell office:value-type="string">
            <text:p>За автором та назвою</text:p>
          </table:table-cell>
          <table:table-cell office:value-type="string">
            <text:p>先按作者再按标题排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Y_FILENAME</text:p>
          </table:table-cell>
          <table:table-cell office:value-type="string">
            <text:p>By filename</text:p>
          </table:table-cell>
          <table:table-cell office:value-type="string">
            <text:p>Per nom d'arxiu</text:p>
          </table:table-cell>
          <table:table-cell office:value-type="string">
            <text:p>Podle názvu</text:p>
          </table:table-cell>
          <table:table-cell office:value-type="string">
            <text:p>Nach Dateiname</text:p>
          </table:table-cell>
          <table:table-cell/>
          <table:table-cell office:value-type="string">
            <text:p>Por archivo</text:p>
          </table:table-cell>
          <table:table-cell office:value-type="string">
            <text:p>Par nom de fichier</text:p>
          </table:table-cell>
          <table:table-cell office:value-type="string">
            <text:p>Per nome del file</text:p>
          </table:table-cell>
          <table:table-cell office:value-type="string">
            <text:p>ფაილის სახელის მიხ.</text:p>
          </table:table-cell>
          <table:table-cell office:value-type="string">
            <text:p>Op bestandsnaam</text:p>
          </table:table-cell>
          <table:table-cell office:value-type="string">
            <text:p>Por arquivo</text:p>
          </table:table-cell>
          <table:table-cell office:value-type="string">
            <text:p>По имени файла</text:p>
          </table:table-cell>
          <table:table-cell office:value-type="string">
            <text:p>За іменем файлу</text:p>
          </table:table-cell>
          <table:table-cell office:value-type="string">
            <text:p>按文件名排序</text:p>
          </table:table-cell>
          <table:table-cell table:number-columns-repeated="1008"/>
        </table:table-row>
        <table:table-row table:style-name="ro9">
          <table:table-cell/>
          <table:table-cell office:value-type="string">
            <text:p>VALUE_BY_FILENAME_AS_COMMENT</text:p>
          </table:table-cell>
          <table:table-cell office:value-type="string">
            <text:p>By filename shown as comment</text:p>
          </table:table-cell>
          <table:table-cell table:style-name="ce8" office:value-type="string">
            <text:p>Per nom d'arxiu mostrant comentari</text:p>
          </table:table-cell>
          <table:table-cell table:style-name="ce8" office:value-type="string">
            <text:p>Podle názvu souboru</text:p>
          </table:table-cell>
          <table:table-cell office:value-type="string">
            <text:p>Nach Dateiname, im Kommentar</text:p>
          </table:table-cell>
          <table:table-cell table:style-name="Default"/>
          <table:table-cell table:style-name="ce8" office:value-type="string">
            <text:p>Por archivo mostrando comentario</text:p>
          </table:table-cell>
          <table:table-cell office:value-type="string">
            <text:p>Par nom de fichier comme commentaire</text:p>
          </table:table-cell>
          <table:table-cell table:style-name="ce8" office:value-type="string">
            <text:p>Per nome del file mostrato come commento</text:p>
          </table:table-cell>
          <table:table-cell table:style-name="ce8" office:value-type="string">
            <text:p>ფაილის სახელი კომენტარში</text:p>
          </table:table-cell>
          <table:table-cell office:value-type="string">
            <text:p>Op bestandsnaam als commentaar</text:p>
          </table:table-cell>
          <table:table-cell office:value-type="string">
            <text:p>Por arquivo mostrando comentário</text:p>
          </table:table-cell>
          <table:table-cell office:value-type="string">
            <text:p>По имени файла в комментарии</text:p>
          </table:table-cell>
          <table:table-cell office:value-type="string">
            <text:p>За коментом в імені файлу</text:p>
          </table:table-cell>
          <table:table-cell table:style-name="ce8" office:value-type="string">
            <text:p>按文件名排序，并把文件名作为注释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Y_TITLE</text:p>
          </table:table-cell>
          <table:table-cell office:value-type="string">
            <text:p>By title</text:p>
          </table:table-cell>
          <table:table-cell office:value-type="string">
            <text:p>Per títol</text:p>
          </table:table-cell>
          <table:table-cell office:value-type="string">
            <text:p>Podle názvu</text:p>
          </table:table-cell>
          <table:table-cell office:value-type="string">
            <text:p>Nach Titel</text:p>
          </table:table-cell>
          <table:table-cell/>
          <table:table-cell office:value-type="string">
            <text:p>Por título</text:p>
          </table:table-cell>
          <table:table-cell office:value-type="string">
            <text:p>Par Titre</text:p>
          </table:table-cell>
          <table:table-cell office:value-type="string">
            <text:p>Per titolo</text:p>
          </table:table-cell>
          <table:table-cell office:value-type="string">
            <text:p>სათაურის მიხედვით</text:p>
          </table:table-cell>
          <table:table-cell office:value-type="string">
            <text:p>Op titel</text:p>
          </table:table-cell>
          <table:table-cell office:value-type="string">
            <text:p>Por título</text:p>
          </table:table-cell>
          <table:table-cell office:value-type="string">
            <text:p>По названию</text:p>
          </table:table-cell>
          <table:table-cell office:value-type="string">
            <text:p>За назвою</text:p>
          </table:table-cell>
          <table:table-cell office:value-type="string">
            <text:p>按标题排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</text:p>
          </table:table-cell>
          <table:table-cell office:value-type="string">
            <text:p>Uitgeschakeld</text:p>
          </table:table-cell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Не актив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_LOAD_CACHE</text:p>
          </table:table-cell>
          <table:table-cell office:value-type="string">
            <text:p>Disabled (load cache)</text:p>
          </table:table-cell>
          <table:table-cell office:value-type="string">
            <text:p>Desactivat (carrega cache)</text:p>
          </table:table-cell>
          <table:table-cell office:value-type="string">
            <text:p>Vypnuto</text:p>
          </table:table-cell>
          <table:table-cell office:value-type="string">
            <text:p>Deaktiviert (Cache wird geladen)</text:p>
          </table:table-cell>
          <table:table-cell/>
          <table:table-cell office:value-type="string">
            <text:p>Desactivado (carga cache)</text:p>
          </table:table-cell>
          <table:table-cell office:value-type="string">
            <text:p>Désactivé (charge le cache)</text:p>
          </table:table-cell>
          <table:table-cell office:value-type="string">
            <text:p>Disabilitato (carica la cache)</text:p>
          </table:table-cell>
          <table:table-cell office:value-type="string">
            <text:p>გამ (ჩატვირთე კეში)</text:p>
          </table:table-cell>
          <table:table-cell office:value-type="string">
            <text:p>Uitgeschakeld(cache laden)</text:p>
          </table:table-cell>
          <table:table-cell office:value-type="string">
            <text:p>Desativado (carregar cache)</text:p>
          </table:table-cell>
          <table:table-cell office:value-type="string">
            <text:p>Отключено (подгружать кэш)</text:p>
          </table:table-cell>
          <table:table-cell/>
          <table:table-cell office:value-type="string">
            <text:p>禁用（但载入已扫描过的信息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ctivat</text:p>
          </table:table-cell>
          <table:table-cell office:value-type="string">
            <text:p>Povoleno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office:value-type="string">
            <text:p>Activé</text:p>
          </table:table-cell>
          <table:table-cell office:value-type="string">
            <text:p>Abilitato</text:p>
          </table:table-cell>
          <table:table-cell office:value-type="string">
            <text:p>ჩარ</text:p>
          </table:table-cell>
          <table:table-cell office:value-type="string">
            <text:p>Ingeschakeld</text:p>
          </table:table-cell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Активно</text:p>
          </table:table-cell>
          <table:table-cell office:value-type="string">
            <text:p>启用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alc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culator</text:p>
          </table:table-cell>
          <table:table-cell office:value-type="string">
            <text:p>Calculadora</text:p>
          </table:table-cell>
          <table:table-cell office:value-type="string">
            <text:p>Kalkulačka</text:p>
          </table:table-cell>
          <table:table-cell office:value-type="string">
            <text:p>Taschenrechner</text:p>
          </table:table-cell>
          <table:table-cell/>
          <table:table-cell office:value-type="string">
            <text:p>Calculadora</text:p>
          </table:table-cell>
          <table:table-cell office:value-type="string">
            <text:p>Calculatrice</text:p>
          </table:table-cell>
          <table:table-cell office:value-type="string">
            <text:p>Calcolatrice</text:p>
          </table:table-cell>
          <table:table-cell office:value-type="string">
            <text:p>კალკულატორი</text:p>
          </table:table-cell>
          <table:table-cell office:value-type="string">
            <text:p>Rekenmachine</text:p>
          </table:table-cell>
          <table:table-cell office:value-type="string">
            <text:p>Calculadora</text:p>
          </table:table-cell>
          <table:table-cell table:number-columns-repeated="2" office:value-type="string">
            <text:p>Калькулятор</text:p>
          </table:table-cell>
          <table:table-cell office:value-type="string">
            <text:p>计算器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onverter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CONVERTING_FB2</text:p>
          </table:table-cell>
          <table:table-cell office:value-type="string">
            <text:p>Converting fb2 to epub...</text:p>
          </table:table-cell>
          <table:table-cell office:value-type="string">
            <text:p>Convertint fb2 a ePub...</text:p>
          </table:table-cell>
          <table:table-cell office:value-type="string">
            <text:p>Převod z fb2 do epub...</text:p>
          </table:table-cell>
          <table:table-cell office:value-type="string">
            <text:p>Konvertiere fb2 zu epub...</text:p>
          </table:table-cell>
          <table:table-cell/>
          <table:table-cell office:value-type="string">
            <text:p>Convirtiendo fb2 a epub...</text:p>
          </table:table-cell>
          <table:table-cell office:value-type="string">
            <text:p>Conversion de fb2 vers epub...</text:p>
          </table:table-cell>
          <table:table-cell office:value-type="string">
            <text:p>Conversione da fb2 a epub...</text:p>
          </table:table-cell>
          <table:table-cell office:value-type="string">
            <text:p>ვაკონვერტებ fb2-ს epub-ში</text:p>
          </table:table-cell>
          <table:table-cell office:value-type="string">
            <text:p>fb2 naar epub omzetten</text:p>
          </table:table-cell>
          <table:table-cell office:value-type="string">
            <text:p>Convertendo fb2 para epub...</text:p>
          </table:table-cell>
          <table:table-cell office:value-type="string">
            <text:p>Конвертирую fb2 в epub...</text:p>
          </table:table-cell>
          <table:table-cell office:value-type="string">
            <text:p>Конвертуємо fb2 в epub...</text:p>
          </table:table-cell>
          <table:table-cell office:value-type="string">
            <text:p>从.fb2格式转换为.epub格式...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Error converting</text:p>
          </table:table-cell>
          <table:table-cell office:value-type="string">
            <text:p>Error de Conversió</text:p>
          </table:table-cell>
          <table:table-cell office:value-type="string">
            <text:p>Chyba převodu</text:p>
          </table:table-cell>
          <table:table-cell office:value-type="string">
            <text:p>Fehler bei der Konvertierung</text:p>
          </table:table-cell>
          <table:table-cell/>
          <table:table-cell office:value-type="string">
            <text:p>Error de conversión</text:p>
          </table:table-cell>
          <table:table-cell office:value-type="string">
            <text:p>Erreur de conversion</text:p>
          </table:table-cell>
          <table:table-cell office:value-type="string">
            <text:p>Errore nella conversione</text:p>
          </table:table-cell>
          <table:table-cell office:value-type="string">
            <text:p>კონვერტირების შეცდომა</text:p>
          </table:table-cell>
          <table:table-cell office:value-type="string">
            <text:p>Fout tijdens omzetten</text:p>
          </table:table-cell>
          <table:table-cell office:value-type="string">
            <text:p>Erro de conversão</text:p>
          </table:table-cell>
          <table:table-cell office:value-type="string">
            <text:p>Ошибка конвертации</text:p>
          </table:table-cell>
          <table:table-cell office:value-type="string">
            <text:p>Помилка конвертації</text:p>
          </table:table-cell>
          <table:table-cell office:value-type="string">
            <text:p>转换失败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RMALLY_TAKES</text:p>
          </table:table-cell>
          <table:table-cell office:value-type="string">
            <text:p>(normally takes 1-30s)</text:p>
          </table:table-cell>
          <table:table-cell office:value-type="string">
            <text:p>(normalment tarda 1-30s)</text:p>
          </table:table-cell>
          <table:table-cell office:value-type="string">
            <text:p>(normally takes 1-30s)</text:p>
          </table:table-cell>
          <table:table-cell office:value-type="string">
            <text:p>(normale Dauer 1-30 Sek.)</text:p>
          </table:table-cell>
          <table:table-cell/>
          <table:table-cell office:value-type="string">
            <text:p>(normalmente tarda 1-30s)</text:p>
          </table:table-cell>
          <table:table-cell office:value-type="string">
            <text:p>(dure normalement de 1 à 30s)</text:p>
          </table:table-cell>
          <table:table-cell office:value-type="string">
            <text:p>(solitamente richiede 1-30s)</text:p>
          </table:table-cell>
          <table:table-cell office:value-type="string">
            <text:p>(როგორც წესი საჭიროა 1-3 წამი)</text:p>
          </table:table-cell>
          <table:table-cell office:value-type="string">
            <text:p>(duurt normaal 1-30s)</text:p>
          </table:table-cell>
          <table:table-cell office:value-type="string">
            <text:p>(leva normalmente 1-30s)</text:p>
          </table:table-cell>
          <table:table-cell office:value-type="string">
            <text:p>(обычно занимает от 1 до 30 сек)</text:p>
          </table:table-cell>
          <table:table-cell office:value-type="string">
            <text:p>(триває від 1 до 30с)</text:p>
          </table:table-cell>
          <table:table-cell office:value-type="string">
            <text:p>（通常需要1到30秒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ENING</text:p>
          </table:table-cell>
          <table:table-cell office:value-type="string">
            <text:p>Opening book</text:p>
          </table:table-cell>
          <table:table-cell office:value-type="string">
            <text:p>Obrint Llibre</text:p>
          </table:table-cell>
          <table:table-cell office:value-type="string">
            <text:p>Otvírám</text:p>
          </table:table-cell>
          <table:table-cell office:value-type="string">
            <text:p>Öffne Buch</text:p>
          </table:table-cell>
          <table:table-cell/>
          <table:table-cell office:value-type="string">
            <text:p>Abriendo libro</text:p>
          </table:table-cell>
          <table:table-cell office:value-type="string">
            <text:p>Ouverture du livre</text:p>
          </table:table-cell>
          <table:table-cell office:value-type="string">
            <text:p>Apertura libro</text:p>
          </table:table-cell>
          <table:table-cell office:value-type="string">
            <text:p>ვხსნი წიგნს</text:p>
          </table:table-cell>
          <table:table-cell office:value-type="string">
            <text:p>Boek openen</text:p>
          </table:table-cell>
          <table:table-cell office:value-type="string">
            <text:p>Abrindo livro</text:p>
          </table:table-cell>
          <table:table-cell office:value-type="string">
            <text:p>Открываю книгу...</text:p>
          </table:table-cell>
          <table:table-cell office:value-type="string">
            <text:p>Відкриваємо книгу</text:p>
          </table:table-cell>
          <table:table-cell office:value-type="string">
            <text:p>正在打开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ore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GROUP_MENU_TITLE</text:p>
          </table:table-cell>
          <table:table-cell office:value-type="string">
            <text:p>Menu Settings</text:p>
          </table:table-cell>
          <table:table-cell office:value-type="string">
            <text:p>Menú Configuració</text:p>
          </table:table-cell>
          <table:table-cell office:value-type="string">
            <text:p>Nastavení menu</text:p>
          </table:table-cell>
          <table:table-cell office:value-type="string">
            <text:p>Menü-Einstellungen</text:p>
          </table:table-cell>
          <table:table-cell/>
          <table:table-cell office:value-type="string">
            <text:p>Menú Ajustes</text:p>
          </table:table-cell>
          <table:table-cell office:value-type="string">
            <text:p>Paramètres des menus</text:p>
          </table:table-cell>
          <table:table-cell office:value-type="string">
            <text:p>Impostazioni Menu</text:p>
          </table:table-cell>
          <table:table-cell office:value-type="string">
            <text:p>მენიუს პარამეტრები</text:p>
          </table:table-cell>
          <table:table-cell office:value-type="string">
            <text:p>Menu instellingen</text:p>
          </table:table-cell>
          <table:table-cell office:value-type="string">
            <text:p>Menu de Ajustes</text:p>
          </table:table-cell>
          <table:table-cell office:value-type="string">
            <text:p>Стиль и функции меню</text:p>
          </table:table-cell>
          <table:table-cell office:value-type="string">
            <text:p>Меню налаштувань</text:p>
          </table:table-cell>
          <table:table-cell office:value-type="string">
            <text:p>菜单选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GROUP_VIEWER_TITLE</text:p>
          </table:table-cell>
          <table:table-cell office:value-type="string">
            <text:p>Book Viewer Settings</text:p>
          </table:table-cell>
          <table:table-cell office:value-type="string">
            <text:p>Visor Configuració Llibre</text:p>
          </table:table-cell>
          <table:table-cell office:value-type="string">
            <text:p>Nastavení čtečky</text:p>
          </table:table-cell>
          <table:table-cell office:value-type="string">
            <text:p>Darstellungsoptionen</text:p>
          </table:table-cell>
          <table:table-cell/>
          <table:table-cell office:value-type="string">
            <text:p>Ajustes Visor de Libros</text:p>
          </table:table-cell>
          <table:table-cell office:value-type="string">
            <text:p>Paramètres du lecteur</text:p>
          </table:table-cell>
          <table:table-cell office:value-type="string">
            <text:p>Impostazioni Visualizzazione</text:p>
          </table:table-cell>
          <table:table-cell office:value-type="string">
            <text:p>წიგნის მნახველის პარამეტრები</text:p>
          </table:table-cell>
          <table:table-cell office:value-type="string">
            <text:p>Boek lezer instellingen</text:p>
          </table:table-cell>
          <table:table-cell office:value-type="string">
            <text:p>Ajustes no Visor de Livros</text:p>
          </table:table-cell>
          <table:table-cell office:value-type="string">
            <text:p>Шрифты и кодировки</text:p>
          </table:table-cell>
          <table:table-cell office:value-type="string">
            <text:p>Налаштування перегляду книг</text:p>
          </table:table-cell>
          <table:table-cell office:value-type="string">
            <text:p>阅读选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GROUP_ADV_SETTINGS_TITLE</text:p>
          </table:table-cell>
          <table:table-cell table:number-columns-repeated="3"/>
          <table:table-cell office:value-type="string">
            <text:p>Erw. Einstellungen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MSG_RESTART</text:p>
          </table:table-cell>
          <table:table-cell office:value-type="string">
            <text:p>Restart for changes to take effect</text:p>
          </table:table-cell>
          <table:table-cell table:style-name="ce8" office:value-type="string">
            <text:p>Cal reiniciar</text:p>
          </table:table-cell>
          <table:table-cell table:style-name="ce8" office:value-type="string">
            <text:p>Pro změnu restartuj</text:p>
          </table:table-cell>
          <table:table-cell office:value-type="string">
            <text:p>Neustarten um Änderungen anzuwenden</text:p>
          </table:table-cell>
          <table:table-cell table:style-name="Default"/>
          <table:table-cell table:style-name="ce8" office:value-type="string">
            <text:p>Reiniciar para aplicar cambios</text:p>
          </table:table-cell>
          <table:table-cell office:value-type="string">
            <text:p>Redémarrer pour appliquer les modifications</text:p>
          </table:table-cell>
          <table:table-cell table:style-name="ce8" office:value-type="string">
            <text:p>Riavvia perché i cambiamenti abbiano effetto</text:p>
          </table:table-cell>
          <table:table-cell office:value-type="string">
            <text:p>საჭიროებს გადატვირთვას</text:p>
          </table:table-cell>
          <table:table-cell office:value-type="string">
            <text:p>Herstarten om veranderingen te laten plaatsnemen</text:p>
          </table:table-cell>
          <table:table-cell office:value-type="string">
            <text:p>Reiniciar para que as alterações tenham efeito</text:p>
          </table:table-cell>
          <table:table-cell table:style-name="ce8" office:value-type="string">
            <text:p>Требуется перезагрузка</text:p>
          </table:table-cell>
          <table:table-cell office:value-type="string">
            <text:p>Перезавантажити для вступу змін у силу</text:p>
          </table:table-cell>
          <table:table-cell table:style-name="ce8" office:value-type="string">
            <text:p>重启阅读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GAMES_AND_UTILS</text:p>
          </table:table-cell>
          <table:table-cell office:value-type="string">
            <text:p>Games &amp; Utilities</text:p>
          </table:table-cell>
          <table:table-cell office:value-type="string">
            <text:p>Jocs - Aplicacions</text:p>
          </table:table-cell>
          <table:table-cell office:value-type="string">
            <text:p>Hry a pomůcky</text:p>
          </table:table-cell>
          <table:table-cell office:value-type="string">
            <text:p>Spiele &amp; Werkzeuge</text:p>
          </table:table-cell>
          <table:table-cell/>
          <table:table-cell office:value-type="string">
            <text:p>Juegos - Utilidades</text:p>
          </table:table-cell>
          <table:table-cell office:value-type="string">
            <text:p>Jeux - Utilitaires</text:p>
          </table:table-cell>
          <table:table-cell office:value-type="string">
            <text:p>Giochi e Utilità</text:p>
          </table:table-cell>
          <table:table-cell office:value-type="string">
            <text:p>თამაშები და უტილიტები</text:p>
          </table:table-cell>
          <table:table-cell office:value-type="string">
            <text:p>Games en Tools</text:p>
          </table:table-cell>
          <table:table-cell office:value-type="string">
            <text:p>Jogos e Utilidades</text:p>
          </table:table-cell>
          <table:table-cell office:value-type="string">
            <text:p>Игры и приложения</text:p>
          </table:table-cell>
          <table:table-cell office:value-type="string">
            <text:p>Ігри та програми</text:p>
          </table:table-cell>
          <table:table-cell office:value-type="string">
            <text:p>游戏及工具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MORE</text:p>
          </table:table-cell>
          <table:table-cell office:value-type="string">
            <text:p>More</text:p>
          </table:table-cell>
          <table:table-cell table:style-name="ce8" office:value-type="string">
            <text:p>Més</text:p>
          </table:table-cell>
          <table:table-cell table:style-name="ce8" office:value-type="string">
            <text:p>Více</text:p>
          </table:table-cell>
          <table:table-cell office:value-type="string">
            <text:p>Mehr</text:p>
          </table:table-cell>
          <table:table-cell table:style-name="Default"/>
          <table:table-cell table:style-name="ce8" office:value-type="string">
            <text:p>Más</text:p>
          </table:table-cell>
          <table:table-cell office:value-type="string">
            <text:p>Plus</text:p>
          </table:table-cell>
          <table:table-cell table:style-name="ce8" office:value-type="string">
            <text:p>Altro</text:p>
          </table:table-cell>
          <table:table-cell table:style-name="ce8" office:value-type="string">
            <text:p>სხვა</text:p>
          </table:table-cell>
          <table:table-cell office:value-type="string">
            <text:p>Meer</text:p>
          </table:table-cell>
          <table:table-cell office:value-type="string">
            <text:p>Mais</text:p>
          </table:table-cell>
          <table:table-cell office:value-type="string">
            <text:p>Прочее</text:p>
          </table:table-cell>
          <table:table-cell office:value-type="string">
            <text:p>Додатково</text:p>
          </table:table-cell>
          <table:table-cell table:style-name="ce8" office:value-type="string">
            <text:p>更多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OTHERS</text:p>
          </table:table-cell>
          <table:table-cell office:value-type="string">
            <text:p>Multimedia</text:p>
          </table:table-cell>
          <table:table-cell office:value-type="string">
            <text:p>Multimè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/>
          <table:table-cell office:value-type="string">
            <text:p>Multime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 office:value-type="string">
            <text:p>მულტიმედია</text:p>
          </table:table-cell>
          <table:table-cell office:value-type="string">
            <text:p>Multimedia</text:p>
          </table:table-cell>
          <table:table-cell office:value-type="string">
            <text:p>Multimídia</text:p>
          </table:table-cell>
          <table:table-cell office:value-type="string">
            <text:p>Мультимедиа</text:p>
          </table:table-cell>
          <table:table-cell office:value-type="string">
            <text:p>Мультимедія</text:p>
          </table:table-cell>
          <table:table-cell office:value-type="string">
            <text:p>多媒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PRSP_SETTINGS</text:p>
          </table:table-cell>
          <table:table-cell office:value-type="string">
            <text:p>PRS+ Settings</text:p>
          </table:table-cell>
          <table:table-cell office:value-type="string">
            <text:p>Configuració PRS+</text:p>
          </table:table-cell>
          <table:table-cell office:value-type="string">
            <text:p>PRS+ nastavení</text:p>
          </table:table-cell>
          <table:table-cell office:value-type="string">
            <text:p>PRS+ Einstellungen</text:p>
          </table:table-cell>
          <table:table-cell/>
          <table:table-cell office:value-type="string">
            <text:p>Ajustes PRS+</text:p>
          </table:table-cell>
          <table:table-cell office:value-type="string">
            <text:p>Paramètres PRS+</text:p>
          </table:table-cell>
          <table:table-cell office:value-type="string">
            <text:p>Impostazioni PRS+</text:p>
          </table:table-cell>
          <table:table-cell office:value-type="string">
            <text:p>PRS+ პარამეტრები</text:p>
          </table:table-cell>
          <table:table-cell office:value-type="string">
            <text:p>PRS+ Instellingen</text:p>
          </table:table-cell>
          <table:table-cell office:value-type="string">
            <text:p>Configurações PRS+ </text:p>
          </table:table-cell>
          <table:table-cell office:value-type="string">
            <text:p>Настройки PRS+</text:p>
          </table:table-cell>
          <table:table-cell office:value-type="string">
            <text:p>Налаштування PRS+</text:p>
          </table:table-cell>
          <table:table-cell office:value-type="string">
            <text:p>PRS+ 选项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NODE_PRSP_SETTINGS_SHORT</text:p>
          </table:table-cell>
          <table:table-cell office:value-type="string">
            <text:p>PRS+ Sett.</text:p>
          </table:table-cell>
          <table:table-cell table:style-name="ce8" office:value-type="string">
            <text:p>Config. PRS+</text:p>
          </table:table-cell>
          <table:table-cell table:style-name="ce8" office:value-type="string">
            <text:p>PRS+ nast.</text:p>
          </table:table-cell>
          <table:table-cell office:value-type="string">
            <text:p>PRS+ Einst.</text:p>
          </table:table-cell>
          <table:table-cell table:style-name="Default"/>
          <table:table-cell table:style-name="ce8" office:value-type="string">
            <text:p>Aj. PRS+</text:p>
          </table:table-cell>
          <table:table-cell office:value-type="string">
            <text:p>Param. PRS+</text:p>
          </table:table-cell>
          <table:table-cell table:style-name="ce8" office:value-type="string">
            <text:p>Imp. PRS+</text:p>
          </table:table-cell>
          <table:table-cell office:value-type="string">
            <text:p>PRS+ პარამ.</text:p>
          </table:table-cell>
          <table:table-cell office:value-type="string">
            <text:p>PRS+ Inst.</text:p>
          </table:table-cell>
          <table:table-cell office:value-type="string">
            <text:p>Conf. PRS+ </text:p>
          </table:table-cell>
          <table:table-cell office:value-type="string">
            <text:p>Настр. PRS+</text:p>
          </table:table-cell>
          <table:table-cell office:value-type="string">
            <text:p>PRS+ налашт.</text:p>
          </table:table-cell>
          <table:table-cell table:style-name="ce8" office:value-type="string">
            <text:p>PRS+ 选项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Dictionary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ACTION_DICTIONARY</text:p>
          </table:table-cell>
          <table:table-cell office:value-type="string">
            <text:p>Launch Dictionary</text:p>
          </table:table-cell>
          <table:table-cell office:value-type="string">
            <text:p>Obrir Diccionari</text:p>
          </table:table-cell>
          <table:table-cell office:value-type="string">
            <text:p>Spustit slovník</text:p>
          </table:table-cell>
          <table:table-cell office:value-type="string">
            <text:p>Wörterbuch öffnen</text:p>
          </table:table-cell>
          <table:table-cell/>
          <table:table-cell office:value-type="string">
            <text:p>Ejecutar diccionario</text:p>
          </table:table-cell>
          <table:table-cell office:value-type="string">
            <text:p>Lancer le dictionnaire</text:p>
          </table:table-cell>
          <table:table-cell office:value-type="string">
            <text:p>Lancia Dizionario</text:p>
          </table:table-cell>
          <table:table-cell office:value-type="string">
            <text:p>ლექსიკონის გაშვება</text:p>
          </table:table-cell>
          <table:table-cell office:value-type="string">
            <text:p>Woordenboek Starten</text:p>
          </table:table-cell>
          <table:table-cell office:value-type="string">
            <text:p>Executar Dicionário</text:p>
          </table:table-cell>
          <table:table-cell office:value-type="string">
            <text:p>Запустить словарь</text:p>
          </table:table-cell>
          <table:table-cell office:value-type="string">
            <text:p>Запуск словника</text:p>
          </table:table-cell>
          <table:table-cell office:value-type="string">
            <text:p>启动字典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DICTIONARY</text:p>
          </table:table-cell>
          <table:table-cell office:value-type="string">
            <text:p>Dictionary File</text:p>
          </table:table-cell>
          <table:table-cell office:value-type="string">
            <text:p>Arxiu del Diccionari</text:p>
          </table:table-cell>
          <table:table-cell office:value-type="string">
            <text:p>Soubor slovníku</text:p>
          </table:table-cell>
          <table:table-cell office:value-type="string">
            <text:p>Wörterbuch-Datei</text:p>
          </table:table-cell>
          <table:table-cell/>
          <table:table-cell office:value-type="string">
            <text:p>Archivo diccionario</text:p>
          </table:table-cell>
          <table:table-cell office:value-type="string">
            <text:p>Fichier de dictionnaire</text:p>
          </table:table-cell>
          <table:table-cell office:value-type="string">
            <text:p>File Dizionario</text:p>
          </table:table-cell>
          <table:table-cell office:value-type="string">
            <text:p>ლექსიკონის ფაილი</text:p>
          </table:table-cell>
          <table:table-cell office:value-type="string">
            <text:p>Woordenboek Bestand</text:p>
          </table:table-cell>
          <table:table-cell office:value-type="string">
            <text:p>Arquivo de Dicionário</text:p>
          </table:table-cell>
          <table:table-cell office:value-type="string">
            <text:p>Файл словаря</text:p>
          </table:table-cell>
          <table:table-cell office:value-type="string">
            <text:p>Файл словника</text:p>
          </table:table-cell>
          <table:table-cell office:value-type="string">
            <text:p>字典文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Dictionary</text:p>
          </table:table-cell>
          <table:table-cell office:value-type="string">
            <text:p>Diccionari</text:p>
          </table:table-cell>
          <table:table-cell office:value-type="string">
            <text:p>Slovník</text:p>
          </table:table-cell>
          <table:table-cell office:value-type="string">
            <text:p>Wörterbuch</text:p>
          </table:table-cell>
          <table:table-cell/>
          <table:table-cell office:value-type="string">
            <text:p>Diccionario</text:p>
          </table:table-cell>
          <table:table-cell office:value-type="string">
            <text:p>Dictionnaire</text:p>
          </table:table-cell>
          <table:table-cell office:value-type="string">
            <text:p>Dizionario</text:p>
          </table:table-cell>
          <table:table-cell office:value-type="string">
            <text:p>ლექსიკონი</text:p>
          </table:table-cell>
          <table:table-cell office:value-type="string">
            <text:p>Woordenboek</text:p>
          </table:table-cell>
          <table:table-cell office:value-type="string">
            <text:p>Dicionário</text:p>
          </table:table-cell>
          <table:table-cell office:value-type="string">
            <text:p>Словарь</text:p>
          </table:table-cell>
          <table:table-cell office:value-type="string">
            <text:p>Словник</text:p>
          </table:table-cell>
          <table:table-cell office:value-type="string">
            <text:p>字典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table:style-name="ce8" office:value-type="string">
            <text:p>Per defecte</text:p>
          </table:table-cell>
          <table:table-cell table:style-name="ce8" office:value-type="string">
            <text:p>Default</text:p>
          </table:table-cell>
          <table:table-cell office:value-type="string">
            <text:p>Default</text:p>
          </table:table-cell>
          <table:table-cell table:style-name="Default"/>
          <table:table-cell table:style-name="ce8" office:value-type="string">
            <text:p>Por defecto</text:p>
          </table:table-cell>
          <table:table-cell office:value-type="string">
            <text:p>Défaut</text:p>
          </table:table-cell>
          <table:table-cell table:style-name="ce8"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Standaard</text:p>
          </table:table-cell>
          <table:table-cell office:value-type="string">
            <text:p>Padrão</text:p>
          </table:table-cell>
          <table:table-cell table:style-name="ce8"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table:style-name="ce8"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Uitgeschakeld</text:p>
          </table:table-cell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WARN_DICT_DISABLED</text:p>
          </table:table-cell>
          <table:table-cell office:value-type="string">
            <text:p>Dictionary is disabled!</text:p>
          </table:table-cell>
          <table:table-cell office:value-type="string">
            <text:p>Diccionari desactivat!</text:p>
          </table:table-cell>
          <table:table-cell office:value-type="string">
            <text:p>Slovník je vypnut!</text:p>
          </table:table-cell>
          <table:table-cell office:value-type="string">
            <text:p>Wörterbuch ist deaktiviert!</text:p>
          </table:table-cell>
          <table:table-cell/>
          <table:table-cell office:value-type="string">
            <text:p>¡Diccionario desactivado!</text:p>
          </table:table-cell>
          <table:table-cell office:value-type="string">
            <text:p>Le dictionnaire est désactivé!</text:p>
          </table:table-cell>
          <table:table-cell office:value-type="string">
            <text:p>Dizionario disabilitato!</text:p>
          </table:table-cell>
          <table:table-cell office:value-type="string">
            <text:p>ლექსიკონი გამორთულია!!</text:p>
          </table:table-cell>
          <table:table-cell office:value-type="string">
            <text:p>Woordenboek is uitgeschakeld!</text:p>
          </table:table-cell>
          <table:table-cell office:value-type="string">
            <text:p>O Dicionário está desabilitado!</text:p>
          </table:table-cell>
          <table:table-cell office:value-type="string">
            <text:p>Словарь отключён!</text:p>
          </table:table-cell>
          <table:table-cell office:value-type="string">
            <text:p>Словник недоступний!</text:p>
          </table:table-cell>
          <table:table-cell office:value-type="string">
            <text:p>字典功能已被禁用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WARN_DICT_DOESNT_EXIST</text:p>
          </table:table-cell>
          <table:table-cell office:value-type="string">
            <text:p>Dictionary file doesn't exist!</text:p>
          </table:table-cell>
          <table:table-cell office:value-type="string">
            <text:p>No hi ha arxiu de Diccionari!</text:p>
          </table:table-cell>
          <table:table-cell office:value-type="string">
            <text:p>Soubor slovníku neexistuje!</text:p>
          </table:table-cell>
          <table:table-cell office:value-type="string">
            <text:p>Wörterbuch-Datei existiert nicht!</text:p>
          </table:table-cell>
          <table:table-cell/>
          <table:table-cell office:value-type="string">
            <text:p>¡No existe el archivo del diccionario!</text:p>
          </table:table-cell>
          <table:table-cell office:value-type="string">
            <text:p>Le fichier de dictionnaire n'existe pas!</text:p>
          </table:table-cell>
          <table:table-cell office:value-type="string">
            <text:p>Il file del dizionario non esiste!</text:p>
          </table:table-cell>
          <table:table-cell office:value-type="string">
            <text:p>ლექსიკონის ფაილი არ არსებობს!</text:p>
          </table:table-cell>
          <table:table-cell office:value-type="string">
            <text:p>Woordenboek bestand bestaat niet!</text:p>
          </table:table-cell>
          <table:table-cell office:value-type="string">
            <text:p>O arquivo de dicionário não existe!</text:p>
          </table:table-cell>
          <table:table-cell office:value-type="string">
            <text:p>Файл словаря не существует!</text:p>
          </table:table-cell>
          <table:table-cell office:value-type="string">
            <text:p>Файлу словника не існує!</text:p>
          </table:table-cell>
          <table:table-cell office:value-type="string">
            <text:p>字典文件不存在！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EpubUserStyle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MSG_WARNING</text:p>
          </table:table-cell>
          <table:table-cell office:value-type="string">
            <text:p>Affects only books opened afterwards!</text:p>
          </table:table-cell>
          <table:table-cell office:value-type="string">
            <text:p>Només s'aplica a llibres oberts després!</text:p>
          </table:table-cell>
          <table:table-cell office:value-type="string">
            <text:p>Funguje jenom pro nově otevřené knihy!</text:p>
          </table:table-cell>
          <table:table-cell office:value-type="string">
            <text:p>Bücher nach Ändern neu öffnen!</text:p>
          </table:table-cell>
          <table:table-cell/>
          <table:table-cell office:value-type="string">
            <text:p>¡Sólo se aplica a libros abiertos después!</text:p>
          </table:table-cell>
          <table:table-cell office:value-type="string">
            <text:p>Affecte uniquement les livres ouverts après!</text:p>
          </table:table-cell>
          <table:table-cell office:value-type="string">
            <text:p>Agisce solo sui libri aperti in seguito!</text:p>
          </table:table-cell>
          <table:table-cell office:value-type="string">
            <text:p>ექსპ. მოქმედებს მხოლოდ შემდგომ გახსნილ წიგნებზე</text:p>
          </table:table-cell>
          <table:table-cell office:value-type="string">
            <text:p>Veranderd alleen boeken die achteraf geopend worden</text:p>
          </table:table-cell>
          <table:table-cell office:value-type="string">
            <text:p>Só afetam os livros abertos depois!</text:p>
          </table:table-cell>
          <table:table-cell office:value-type="string">
            <text:p>Влияет только на книги, созданные позднее!</text:p>
          </table:table-cell>
          <table:table-cell office:value-type="string">
            <text:p>Дійсне для книг, що будуть створені пізніше!</text:p>
          </table:table-cell>
          <table:table-cell office:value-type="string">
            <text:p>仅对修改选项后重新打开的文件生效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EPUB_CSS_FILE</text:p>
          </table:table-cell>
          <table:table-cell office:value-type="string">
            <text:p>User EPUB Style (CSS File)</text:p>
          </table:table-cell>
          <table:table-cell office:value-type="string">
            <text:p>EPUB Estil Usuari (CSS)</text:p>
          </table:table-cell>
          <table:table-cell office:value-type="string">
            <text:p>Vlastní styl pro EPUB (CSS soubor)</text:p>
          </table:table-cell>
          <table:table-cell office:value-type="string">
            <text:p>EPUB benutzerdefinierter Stil (CSS-Datei)</text:p>
          </table:table-cell>
          <table:table-cell/>
          <table:table-cell office:value-type="string">
            <text:p>EPUB Archivo usario (css)</text:p>
          </table:table-cell>
          <table:table-cell office:value-type="string">
            <text:p>Style EPUB utilisateur (Fichier CSS)</text:p>
          </table:table-cell>
          <table:table-cell office:value-type="string">
            <text:p>Stile EPUB Utente (CSS File)</text:p>
          </table:table-cell>
          <table:table-cell office:value-type="string">
            <text:p>EPUB მომხმარებლის სტილი (CSS ფაილი)</text:p>
          </table:table-cell>
          <table:table-cell office:value-type="string">
            <text:p>Gebruiker EPUB Stijl (CSS bestand)</text:p>
          </table:table-cell>
          <table:table-cell office:value-type="string">
            <text:p>Estilos de EPUB do Usuário (CSS File)</text:p>
          </table:table-cell>
          <table:table-cell office:value-type="string">
            <text:p>Свой стиль EPUB (CSS файл)</text:p>
          </table:table-cell>
          <table:table-cell office:value-type="string">
            <text:p>Власні EPUB стилі (CSS File)</text:p>
          </table:table-cell>
          <table:table-cell office:value-type="string">
            <text:p>EPUB用户样式表（CSS文件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თიშული</text:p>
          </table:table-cell>
          <table:table-cell office:value-type="string">
            <text:p>Uitgeschakeld</text:p>
          </table:table-cell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KeyBindings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BN_0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string">
            <text:p>«0»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1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«1»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2</text:p>
          </table:table-cell>
          <table:table-cell table:number-columns-repeated="4" office:value-type="float" office:value="2">
            <text:p>2</text:p>
          </table:table-cell>
          <table:table-cell/>
          <table:table-cell table:number-columns-repeated="6" office:value-type="float" office:value="2">
            <text:p>2</text:p>
          </table:table-cell>
          <table:table-cell office:value-type="string">
            <text:p>«2»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3</text:p>
          </table:table-cell>
          <table:table-cell table:number-columns-repeated="4" office:value-type="float" office:value="3">
            <text:p>3</text:p>
          </table:table-cell>
          <table:table-cell/>
          <table:table-cell table:number-columns-repeated="6" office:value-type="float" office:value="3">
            <text:p>3</text:p>
          </table:table-cell>
          <table:table-cell office:value-type="string">
            <text:p>«3»</text:p>
          </table:table-cell>
          <table:table-cell table:number-columns-repeated="2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4</text:p>
          </table:table-cell>
          <table:table-cell table:number-columns-repeated="4" office:value-type="float" office:value="4">
            <text:p>4</text:p>
          </table:table-cell>
          <table:table-cell/>
          <table:table-cell table:number-columns-repeated="6" office:value-type="float" office:value="4">
            <text:p>4</text:p>
          </table:table-cell>
          <table:table-cell office:value-type="string">
            <text:p>«4»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5</text:p>
          </table:table-cell>
          <table:table-cell table:number-columns-repeated="4" office:value-type="float" office:value="5">
            <text:p>5</text:p>
          </table:table-cell>
          <table:table-cell/>
          <table:table-cell table:number-columns-repeated="6" office:value-type="float" office:value="5">
            <text:p>5</text:p>
          </table:table-cell>
          <table:table-cell office:value-type="string">
            <text:p>«5»</text:p>
          </table:table-cell>
          <table:table-cell table:number-columns-repeated="2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6</text:p>
          </table:table-cell>
          <table:table-cell table:number-columns-repeated="4" office:value-type="float" office:value="6">
            <text:p>6</text:p>
          </table:table-cell>
          <table:table-cell/>
          <table:table-cell table:number-columns-repeated="6" office:value-type="float" office:value="6">
            <text:p>6</text:p>
          </table:table-cell>
          <table:table-cell office:value-type="string">
            <text:p>«6»</text:p>
          </table:table-cell>
          <table:table-cell table:number-columns-repeated="2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7</text:p>
          </table:table-cell>
          <table:table-cell table:number-columns-repeated="4" office:value-type="float" office:value="7">
            <text:p>7</text:p>
          </table:table-cell>
          <table:table-cell/>
          <table:table-cell table:number-columns-repeated="6" office:value-type="float" office:value="7">
            <text:p>7</text:p>
          </table:table-cell>
          <table:table-cell office:value-type="string">
            <text:p>«7»</text:p>
          </table:table-cell>
          <table:table-cell table:number-columns-repeated="2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8</text:p>
          </table:table-cell>
          <table:table-cell table:number-columns-repeated="4" office:value-type="float" office:value="8">
            <text:p>8</text:p>
          </table:table-cell>
          <table:table-cell/>
          <table:table-cell table:number-columns-repeated="6" office:value-type="float" office:value="8">
            <text:p>8</text:p>
          </table:table-cell>
          <table:table-cell office:value-type="string">
            <text:p>«8»</text:p>
          </table:table-cell>
          <table:table-cell table:number-columns-repeated="2" office:value-type="float" office:value="8">
            <text:p>8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9</text:p>
          </table:table-cell>
          <table:table-cell table:number-columns-repeated="4" office:value-type="float" office:value="9">
            <text:p>9</text:p>
          </table:table-cell>
          <table:table-cell/>
          <table:table-cell table:number-columns-repeated="6" office:value-type="float" office:value="9">
            <text:p>9</text:p>
          </table:table-cell>
          <table:table-cell office:value-type="string">
            <text:p>«9»</text:p>
          </table:table-cell>
          <table:table-cell table:number-columns-repeated="2" office:value-type="float" office:value="9">
            <text:p>9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BL_NEXT</text:p>
          </table:table-cell>
          <table:table-cell office:value-type="string">
            <text:p>Bottom Left 'Next'</text:p>
          </table:table-cell>
          <table:table-cell office:value-type="string">
            <text:p>Abaix esquerra 'següent'</text:p>
          </table:table-cell>
          <table:table-cell office:value-type="string">
            <text:p>Levé spodní 'Další strana'</text:p>
          </table:table-cell>
          <table:table-cell office:value-type="string">
            <text:p>Unten links 'weiter'</text:p>
          </table:table-cell>
          <table:table-cell/>
          <table:table-cell office:value-type="string">
            <text:p>Abajo izquierda 'siguiente'</text:p>
          </table:table-cell>
          <table:table-cell office:value-type="string">
            <text:p>'Suivant' en bas à gauche</text:p>
          </table:table-cell>
          <table:table-cell office:value-type="string">
            <text:p>Prossima' in basso a sinistra</text:p>
          </table:table-cell>
          <table:table-cell office:value-type="string">
            <text:p>ქვედა მარცხენა 'შემდეგი' ღილ.</text:p>
          </table:table-cell>
          <table:table-cell office:value-type="string">
            <text:p>Onderaan links 'Volgende'</text:p>
          </table:table-cell>
          <table:table-cell office:value-type="string">
            <text:p>Abaixo Esquerda 'Próximo'</text:p>
          </table:table-cell>
          <table:table-cell office:value-type="string">
            <text:p>Нижняя «Вперёд»</text:p>
          </table:table-cell>
          <table:table-cell office:value-type="string">
            <text:p>Нижня ліва 'Наступна'</text:p>
          </table:table-cell>
          <table:table-cell office:value-type="string">
            <text:p>左下角的'&g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BL_PREVIOUS</text:p>
          </table:table-cell>
          <table:table-cell office:value-type="string">
            <text:p>Bottom Left 'Previous'</text:p>
          </table:table-cell>
          <table:table-cell office:value-type="string">
            <text:p>Abaix esquerra 'anterior'</text:p>
          </table:table-cell>
          <table:table-cell office:value-type="string">
            <text:p>Levé spodní 'Předchozí strana'</text:p>
          </table:table-cell>
          <table:table-cell office:value-type="string">
            <text:p>Unten links 'zurück'</text:p>
          </table:table-cell>
          <table:table-cell/>
          <table:table-cell office:value-type="string">
            <text:p>Abajo izquierda 'anterior'</text:p>
          </table:table-cell>
          <table:table-cell office:value-type="string">
            <text:p>'Précédent' en bas <text:s/>à gauche</text:p>
          </table:table-cell>
          <table:table-cell office:value-type="string">
            <text:p>Precedente' in basso a sinistra</text:p>
          </table:table-cell>
          <table:table-cell office:value-type="string">
            <text:p>ქვედა მარცხენა 'წინა' ღილ.</text:p>
          </table:table-cell>
          <table:table-cell office:value-type="string">
            <text:p>Onderaan links 'Vorige'</text:p>
          </table:table-cell>
          <table:table-cell office:value-type="string">
            <text:p>Abaixo Esquerda 'Anterior'</text:p>
          </table:table-cell>
          <table:table-cell office:value-type="string">
            <text:p>Нижняя «Назад»</text:p>
          </table:table-cell>
          <table:table-cell office:value-type="string">
            <text:p>Нижня ліва 'Попередня'</text:p>
          </table:table-cell>
          <table:table-cell office:value-type="string">
            <text:p>左下角的'&l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BOOKMARK</text:p>
          </table:table-cell>
          <table:table-cell office:value-type="string">
            <text:p>Bookmark Button</text:p>
          </table:table-cell>
          <table:table-cell office:value-type="string">
            <text:p>Mark</text:p>
          </table:table-cell>
          <table:table-cell office:value-type="string">
            <text:p>Tlačítko 'Záložka'</text:p>
          </table:table-cell>
          <table:table-cell office:value-type="string">
            <text:p>Lesezeichen-Taste</text:p>
          </table:table-cell>
          <table:table-cell/>
          <table:table-cell office:value-type="string">
            <text:p>Mark</text:p>
          </table:table-cell>
          <table:table-cell office:value-type="string">
            <text:p>Signet</text:p>
          </table:table-cell>
          <table:table-cell office:value-type="string">
            <text:p>Tasto Segnalibro</text:p>
          </table:table-cell>
          <table:table-cell office:value-type="string">
            <text:p>სანიშნეს ღილაკი</text:p>
          </table:table-cell>
          <table:table-cell office:value-type="string">
            <text:p>Bladwijzer Knop</text:p>
          </table:table-cell>
          <table:table-cell office:value-type="string">
            <text:p>Botão de Marcação</text:p>
          </table:table-cell>
          <table:table-cell office:value-type="string">
            <text:p>«Закладка»</text:p>
          </table:table-cell>
          <table:table-cell office:value-type="string">
            <text:p>Закладинка</text:p>
          </table:table-cell>
          <table:table-cell office:value-type="string">
            <text:p>书签按钮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BN_HOME</text:p>
          </table:table-cell>
          <table:table-cell office:value-type="string">
            <text:p>Home Button</text:p>
          </table:table-cell>
          <table:table-cell table:style-name="ce8" office:value-type="string">
            <text:p>Inici</text:p>
          </table:table-cell>
          <table:table-cell table:style-name="ce8" office:value-type="string">
            <text:p>Domů</text:p>
          </table:table-cell>
          <table:table-cell office:value-type="string">
            <text:p>Home-Taste</text:p>
          </table:table-cell>
          <table:table-cell table:style-name="Default"/>
          <table:table-cell table:style-name="ce8" office:value-type="string">
            <text:p>Inicio</text:p>
          </table:table-cell>
          <table:table-cell office:value-type="string">
            <text:p>Bouton Maison</text:p>
          </table:table-cell>
          <table:table-cell table:style-name="ce8" office:value-type="string">
            <text:p>Tasto Home</text:p>
          </table:table-cell>
          <table:table-cell office:value-type="string">
            <text:p>ღილაკი 'სახლი'</text:p>
          </table:table-cell>
          <table:table-cell office:value-type="string">
            <text:p>Home Knop</text:p>
          </table:table-cell>
          <table:table-cell office:value-type="string">
            <text:p>Início</text:p>
          </table:table-cell>
          <table:table-cell office:value-type="string">
            <text:p>«Главное меню»</text:p>
          </table:table-cell>
          <table:table-cell office:value-type="string">
            <text:p>Додому</text:p>
          </table:table-cell>
          <table:table-cell table:style-name="ce8" office:value-type="string">
            <text:p>主页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0</text:p>
          </table:table-cell>
          <table:table-cell office:value-type="string">
            <text:p>Holding 0</text:p>
          </table:table-cell>
          <table:table-cell office:value-type="string">
            <text:p>Mantenir 0</text:p>
          </table:table-cell>
          <table:table-cell office:value-type="string">
            <text:p>Podržení 0</text:p>
          </table:table-cell>
          <table:table-cell office:value-type="string">
            <text:p>0 halten</text:p>
          </table:table-cell>
          <table:table-cell/>
          <table:table-cell office:value-type="string">
            <text:p>Mantener 0</text:p>
          </table:table-cell>
          <table:table-cell office:value-type="string">
            <text:p>Maintenir 0</text:p>
          </table:table-cell>
          <table:table-cell office:value-type="string">
            <text:p>Lunga Pressione 0</text:p>
          </table:table-cell>
          <table:table-cell office:value-type="string">
            <text:p>დაჭერილი 0</text:p>
          </table:table-cell>
          <table:table-cell office:value-type="string">
            <text:p>0 Indrukken</text:p>
          </table:table-cell>
          <table:table-cell office:value-type="string">
            <text:p>Manter 0</text:p>
          </table:table-cell>
          <table:table-cell office:value-type="string">
            <text:p>«0», удерживая</text:p>
          </table:table-cell>
          <table:table-cell office:value-type="string">
            <text:p>Утримання 0</text:p>
          </table:table-cell>
          <table:table-cell office:value-type="string">
            <text:p>长按0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1</text:p>
          </table:table-cell>
          <table:table-cell office:value-type="string">
            <text:p>Holding 1</text:p>
          </table:table-cell>
          <table:table-cell office:value-type="string">
            <text:p>Mantenir 1</text:p>
          </table:table-cell>
          <table:table-cell office:value-type="string">
            <text:p>Podržení 1</text:p>
          </table:table-cell>
          <table:table-cell office:value-type="string">
            <text:p>1 halten</text:p>
          </table:table-cell>
          <table:table-cell/>
          <table:table-cell office:value-type="string">
            <text:p>Mantener 1</text:p>
          </table:table-cell>
          <table:table-cell office:value-type="string">
            <text:p>Maintenir 1</text:p>
          </table:table-cell>
          <table:table-cell office:value-type="string">
            <text:p>Lunga Pressione 1</text:p>
          </table:table-cell>
          <table:table-cell office:value-type="string">
            <text:p>დაჭერილი 1</text:p>
          </table:table-cell>
          <table:table-cell office:value-type="string">
            <text:p>1 Indrukken</text:p>
          </table:table-cell>
          <table:table-cell office:value-type="string">
            <text:p>Manter 1</text:p>
          </table:table-cell>
          <table:table-cell office:value-type="string">
            <text:p>«1», удерживая</text:p>
          </table:table-cell>
          <table:table-cell office:value-type="string">
            <text:p>Утримання 1</text:p>
          </table:table-cell>
          <table:table-cell office:value-type="string">
            <text:p>长按1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2</text:p>
          </table:table-cell>
          <table:table-cell office:value-type="string">
            <text:p>Holding 2</text:p>
          </table:table-cell>
          <table:table-cell office:value-type="string">
            <text:p>Mantenir 2</text:p>
          </table:table-cell>
          <table:table-cell office:value-type="string">
            <text:p>Podržení 2</text:p>
          </table:table-cell>
          <table:table-cell office:value-type="string">
            <text:p>2 halten</text:p>
          </table:table-cell>
          <table:table-cell/>
          <table:table-cell office:value-type="string">
            <text:p>Mantener 2</text:p>
          </table:table-cell>
          <table:table-cell office:value-type="string">
            <text:p>Maintenir 2</text:p>
          </table:table-cell>
          <table:table-cell office:value-type="string">
            <text:p>Lunga Pressione 2</text:p>
          </table:table-cell>
          <table:table-cell office:value-type="string">
            <text:p>დაჭერილი 2</text:p>
          </table:table-cell>
          <table:table-cell office:value-type="string">
            <text:p>2 Indrukken</text:p>
          </table:table-cell>
          <table:table-cell office:value-type="string">
            <text:p>Manter 2</text:p>
          </table:table-cell>
          <table:table-cell office:value-type="string">
            <text:p>«2», удерживая</text:p>
          </table:table-cell>
          <table:table-cell office:value-type="string">
            <text:p>Утримання 2</text:p>
          </table:table-cell>
          <table:table-cell office:value-type="string">
            <text:p>长按2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3</text:p>
          </table:table-cell>
          <table:table-cell office:value-type="string">
            <text:p>Holding 3</text:p>
          </table:table-cell>
          <table:table-cell office:value-type="string">
            <text:p>Mantenir 3</text:p>
          </table:table-cell>
          <table:table-cell office:value-type="string">
            <text:p>Podržení 3</text:p>
          </table:table-cell>
          <table:table-cell office:value-type="string">
            <text:p>3 halten</text:p>
          </table:table-cell>
          <table:table-cell/>
          <table:table-cell office:value-type="string">
            <text:p>Mantener 3</text:p>
          </table:table-cell>
          <table:table-cell office:value-type="string">
            <text:p>Maintenir 3</text:p>
          </table:table-cell>
          <table:table-cell office:value-type="string">
            <text:p>Lunga Pressione 3</text:p>
          </table:table-cell>
          <table:table-cell office:value-type="string">
            <text:p>დაჭერილი 3</text:p>
          </table:table-cell>
          <table:table-cell office:value-type="string">
            <text:p>3 indrukken</text:p>
          </table:table-cell>
          <table:table-cell office:value-type="string">
            <text:p>Manter 3</text:p>
          </table:table-cell>
          <table:table-cell office:value-type="string">
            <text:p>«3», удерживая</text:p>
          </table:table-cell>
          <table:table-cell office:value-type="string">
            <text:p>Утримання 3</text:p>
          </table:table-cell>
          <table:table-cell office:value-type="string">
            <text:p>长按3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4</text:p>
          </table:table-cell>
          <table:table-cell office:value-type="string">
            <text:p>Holding 4</text:p>
          </table:table-cell>
          <table:table-cell office:value-type="string">
            <text:p>Mantenir 4</text:p>
          </table:table-cell>
          <table:table-cell office:value-type="string">
            <text:p>Podržení 4</text:p>
          </table:table-cell>
          <table:table-cell office:value-type="string">
            <text:p>4 halten</text:p>
          </table:table-cell>
          <table:table-cell/>
          <table:table-cell office:value-type="string">
            <text:p>Mantener 4</text:p>
          </table:table-cell>
          <table:table-cell office:value-type="string">
            <text:p>Maintenir 4</text:p>
          </table:table-cell>
          <table:table-cell office:value-type="string">
            <text:p>Lunga Pressione 4</text:p>
          </table:table-cell>
          <table:table-cell office:value-type="string">
            <text:p>დაჭერილი 4</text:p>
          </table:table-cell>
          <table:table-cell office:value-type="string">
            <text:p>4 indrukken</text:p>
          </table:table-cell>
          <table:table-cell office:value-type="string">
            <text:p>Manter 4</text:p>
          </table:table-cell>
          <table:table-cell office:value-type="string">
            <text:p>«4», удерживая</text:p>
          </table:table-cell>
          <table:table-cell office:value-type="string">
            <text:p>Утримання 4</text:p>
          </table:table-cell>
          <table:table-cell office:value-type="string">
            <text:p>长按4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5</text:p>
          </table:table-cell>
          <table:table-cell office:value-type="string">
            <text:p>Holding 5</text:p>
          </table:table-cell>
          <table:table-cell office:value-type="string">
            <text:p>Mantenir 5</text:p>
          </table:table-cell>
          <table:table-cell office:value-type="string">
            <text:p>Podržení 5</text:p>
          </table:table-cell>
          <table:table-cell office:value-type="string">
            <text:p>5 halten</text:p>
          </table:table-cell>
          <table:table-cell/>
          <table:table-cell office:value-type="string">
            <text:p>Mantener 5</text:p>
          </table:table-cell>
          <table:table-cell office:value-type="string">
            <text:p>Maintenir 5</text:p>
          </table:table-cell>
          <table:table-cell office:value-type="string">
            <text:p>Lunga Pressione 5</text:p>
          </table:table-cell>
          <table:table-cell office:value-type="string">
            <text:p>დაჭერილი 5</text:p>
          </table:table-cell>
          <table:table-cell office:value-type="string">
            <text:p>5 indrukken</text:p>
          </table:table-cell>
          <table:table-cell office:value-type="string">
            <text:p>Manter 5</text:p>
          </table:table-cell>
          <table:table-cell office:value-type="string">
            <text:p>«5», удерживая</text:p>
          </table:table-cell>
          <table:table-cell office:value-type="string">
            <text:p>Утримання 5</text:p>
          </table:table-cell>
          <table:table-cell office:value-type="string">
            <text:p>长按5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6</text:p>
          </table:table-cell>
          <table:table-cell office:value-type="string">
            <text:p>Holding 6</text:p>
          </table:table-cell>
          <table:table-cell office:value-type="string">
            <text:p>Mantenir 6</text:p>
          </table:table-cell>
          <table:table-cell office:value-type="string">
            <text:p>Podržení 6</text:p>
          </table:table-cell>
          <table:table-cell office:value-type="string">
            <text:p>6 halten</text:p>
          </table:table-cell>
          <table:table-cell/>
          <table:table-cell office:value-type="string">
            <text:p>Mantener 6</text:p>
          </table:table-cell>
          <table:table-cell office:value-type="string">
            <text:p>Maintenir 6</text:p>
          </table:table-cell>
          <table:table-cell office:value-type="string">
            <text:p>Lunga Pressione 6</text:p>
          </table:table-cell>
          <table:table-cell office:value-type="string">
            <text:p>დაჭერილი 6</text:p>
          </table:table-cell>
          <table:table-cell office:value-type="string">
            <text:p>6 indrukken</text:p>
          </table:table-cell>
          <table:table-cell office:value-type="string">
            <text:p>Manter 6</text:p>
          </table:table-cell>
          <table:table-cell office:value-type="string">
            <text:p>«6», удерживая</text:p>
          </table:table-cell>
          <table:table-cell office:value-type="string">
            <text:p>Утримання 6</text:p>
          </table:table-cell>
          <table:table-cell office:value-type="string">
            <text:p>长按6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7</text:p>
          </table:table-cell>
          <table:table-cell office:value-type="string">
            <text:p>Holding 7</text:p>
          </table:table-cell>
          <table:table-cell office:value-type="string">
            <text:p>Mantenir 7</text:p>
          </table:table-cell>
          <table:table-cell office:value-type="string">
            <text:p>Podržení 7</text:p>
          </table:table-cell>
          <table:table-cell office:value-type="string">
            <text:p>7 halten</text:p>
          </table:table-cell>
          <table:table-cell/>
          <table:table-cell office:value-type="string">
            <text:p>Mantener 7</text:p>
          </table:table-cell>
          <table:table-cell office:value-type="string">
            <text:p>Maintenir 7</text:p>
          </table:table-cell>
          <table:table-cell office:value-type="string">
            <text:p>Lunga Pressione 7</text:p>
          </table:table-cell>
          <table:table-cell office:value-type="string">
            <text:p>დაჭერილი 7</text:p>
          </table:table-cell>
          <table:table-cell office:value-type="string">
            <text:p>7 indrukken</text:p>
          </table:table-cell>
          <table:table-cell office:value-type="string">
            <text:p>Manter 7</text:p>
          </table:table-cell>
          <table:table-cell office:value-type="string">
            <text:p>«7», удерживая</text:p>
          </table:table-cell>
          <table:table-cell office:value-type="string">
            <text:p>Утримання 7</text:p>
          </table:table-cell>
          <table:table-cell office:value-type="string">
            <text:p>长按7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8</text:p>
          </table:table-cell>
          <table:table-cell office:value-type="string">
            <text:p>Holding 8</text:p>
          </table:table-cell>
          <table:table-cell office:value-type="string">
            <text:p>Mantenir 8</text:p>
          </table:table-cell>
          <table:table-cell office:value-type="string">
            <text:p>Podržení 8</text:p>
          </table:table-cell>
          <table:table-cell office:value-type="string">
            <text:p>8 halten</text:p>
          </table:table-cell>
          <table:table-cell/>
          <table:table-cell office:value-type="string">
            <text:p>Mantener 8</text:p>
          </table:table-cell>
          <table:table-cell office:value-type="string">
            <text:p>Maintenir 8</text:p>
          </table:table-cell>
          <table:table-cell office:value-type="string">
            <text:p>Lunga Pressione 8</text:p>
          </table:table-cell>
          <table:table-cell office:value-type="string">
            <text:p>დაჭერილი 8</text:p>
          </table:table-cell>
          <table:table-cell office:value-type="string">
            <text:p>8 indrukken</text:p>
          </table:table-cell>
          <table:table-cell office:value-type="string">
            <text:p>Manter 8</text:p>
          </table:table-cell>
          <table:table-cell office:value-type="string">
            <text:p>«8», удерживая</text:p>
          </table:table-cell>
          <table:table-cell office:value-type="string">
            <text:p>Утримання 8</text:p>
          </table:table-cell>
          <table:table-cell office:value-type="string">
            <text:p>长按8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9</text:p>
          </table:table-cell>
          <table:table-cell office:value-type="string">
            <text:p>Holding 9</text:p>
          </table:table-cell>
          <table:table-cell office:value-type="string">
            <text:p>Mantenir 9</text:p>
          </table:table-cell>
          <table:table-cell office:value-type="string">
            <text:p>Podržení 9</text:p>
          </table:table-cell>
          <table:table-cell office:value-type="string">
            <text:p>9 halten</text:p>
          </table:table-cell>
          <table:table-cell/>
          <table:table-cell office:value-type="string">
            <text:p>Mantener 9</text:p>
          </table:table-cell>
          <table:table-cell office:value-type="string">
            <text:p>Maintenir 9</text:p>
          </table:table-cell>
          <table:table-cell office:value-type="string">
            <text:p>Lunga Pressione 9</text:p>
          </table:table-cell>
          <table:table-cell office:value-type="string">
            <text:p>დაჭერილი 9</text:p>
          </table:table-cell>
          <table:table-cell office:value-type="string">
            <text:p>9 indrukken</text:p>
          </table:table-cell>
          <table:table-cell office:value-type="string">
            <text:p>Manter 9</text:p>
          </table:table-cell>
          <table:table-cell office:value-type="string">
            <text:p>«9», удерживая</text:p>
          </table:table-cell>
          <table:table-cell office:value-type="string">
            <text:p>Утримання 9</text:p>
          </table:table-cell>
          <table:table-cell office:value-type="string">
            <text:p>长按9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BL_NEXT</text:p>
          </table:table-cell>
          <table:table-cell office:value-type="string">
            <text:p>Holding Bottom Left 'Next Page'</text:p>
          </table:table-cell>
          <table:table-cell office:value-type="string">
            <text:p>Mantenir abaix esq. 'següent'</text:p>
          </table:table-cell>
          <table:table-cell office:value-type="string">
            <text:p>Podržení levého spodního 'Další strana'</text:p>
          </table:table-cell>
          <table:table-cell office:value-type="string">
            <text:p>Unten links 'weiter' halten</text:p>
          </table:table-cell>
          <table:table-cell/>
          <table:table-cell office:value-type="string">
            <text:p>Mantener abajo izq. 'siguiente'</text:p>
          </table:table-cell>
          <table:table-cell office:value-type="string">
            <text:p>Maintenir 'Page suivante' en bas à gauche</text:p>
          </table:table-cell>
          <table:table-cell office:value-type="string">
            <text:p>Lunga Pressione 'Prossima' in basso a sinistra</text:p>
          </table:table-cell>
          <table:table-cell office:value-type="string">
            <text:p>დაჭერილი ქვ. მარც. 'შემდეგი'</text:p>
          </table:table-cell>
          <table:table-cell office:value-type="string">
            <text:p>Onderaan links 'Volgende Pagina' indrukken</text:p>
          </table:table-cell>
          <table:table-cell office:value-type="string">
            <text:p>Manter abaixo esquerda 'Próx. Pág.'</text:p>
          </table:table-cell>
          <table:table-cell office:value-type="string">
            <text:p>Нижняя «Вперёд», удерживая</text:p>
          </table:table-cell>
          <table:table-cell office:value-type="string">
            <text:p>Нижня ліва 'Наступна', утримання</text:p>
          </table:table-cell>
          <table:table-cell office:value-type="string">
            <text:p>长按左下角的'&g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BL_PREVIOUS</text:p>
          </table:table-cell>
          <table:table-cell office:value-type="string">
            <text:p>Holding Bottom Left 'Previous Page'</text:p>
          </table:table-cell>
          <table:table-cell office:value-type="string">
            <text:p>Mantenir abaix esq. 'anterior'</text:p>
          </table:table-cell>
          <table:table-cell office:value-type="string">
            <text:p>Podržení levého spodního 'Předchozí strana'</text:p>
          </table:table-cell>
          <table:table-cell office:value-type="string">
            <text:p>Unten links 'zurück' halten</text:p>
          </table:table-cell>
          <table:table-cell/>
          <table:table-cell office:value-type="string">
            <text:p>Mantener abajo izq. 'anterior'</text:p>
          </table:table-cell>
          <table:table-cell office:value-type="string">
            <text:p>Maintenir 'Page précédente' en bas à gauche</text:p>
          </table:table-cell>
          <table:table-cell office:value-type="string">
            <text:p>Lunga Pressione 'Precedente' in basso a sinistra</text:p>
          </table:table-cell>
          <table:table-cell office:value-type="string">
            <text:p>დაჭერილი ქვ. მარც. 'წინა'</text:p>
          </table:table-cell>
          <table:table-cell office:value-type="string">
            <text:p>Onderaan links 'Vorige Pagina' indrukken</text:p>
          </table:table-cell>
          <table:table-cell office:value-type="string">
            <text:p>Manter abaixo esquerda 'Pag. Ant.'</text:p>
          </table:table-cell>
          <table:table-cell office:value-type="string">
            <text:p>Нижняя «Назад», удерживая</text:p>
          </table:table-cell>
          <table:table-cell office:value-type="string">
            <text:p>Нижня ліва 'Попередня', утримання</text:p>
          </table:table-cell>
          <table:table-cell office:value-type="string">
            <text:p>长按左下角的'&l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BOOKMARK</text:p>
          </table:table-cell>
          <table:table-cell office:value-type="string">
            <text:p>Holding Bookmark Button</text:p>
          </table:table-cell>
          <table:table-cell office:value-type="string">
            <text:p>Mantenir Mark</text:p>
          </table:table-cell>
          <table:table-cell office:value-type="string">
            <text:p>Podržení tlačítka 'Záložka'</text:p>
          </table:table-cell>
          <table:table-cell office:value-type="string">
            <text:p>Lesezeichen-Taste halten</text:p>
          </table:table-cell>
          <table:table-cell/>
          <table:table-cell office:value-type="string">
            <text:p>Mantener mark</text:p>
          </table:table-cell>
          <table:table-cell office:value-type="string">
            <text:p>Maintenir Signet</text:p>
          </table:table-cell>
          <table:table-cell office:value-type="string">
            <text:p>Lunga Pressione Tasto Segnalibro</text:p>
          </table:table-cell>
          <table:table-cell office:value-type="string">
            <text:p>დაჭერილი სანიშნეს ღილაკი</text:p>
          </table:table-cell>
          <table:table-cell office:value-type="string">
            <text:p>Bladwijzer Knop indrukken</text:p>
          </table:table-cell>
          <table:table-cell office:value-type="string">
            <text:p>Manter botão de marcação</text:p>
          </table:table-cell>
          <table:table-cell office:value-type="string">
            <text:p>«Закладка», удерживая</text:p>
          </table:table-cell>
          <table:table-cell office:value-type="string">
            <text:p>Закладинка, , утримання</text:p>
          </table:table-cell>
          <table:table-cell office:value-type="string">
            <text:p>长按书签按钮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HOME</text:p>
          </table:table-cell>
          <table:table-cell office:value-type="string">
            <text:p>Holding Home Button</text:p>
          </table:table-cell>
          <table:table-cell table:style-name="ce8" office:value-type="string">
            <text:p>Mantenir Inici</text:p>
          </table:table-cell>
          <table:table-cell table:style-name="ce8" office:value-type="string">
            <text:p>Podržení tlačítka 'Domů'</text:p>
          </table:table-cell>
          <table:table-cell office:value-type="string">
            <text:p>Home-Taste halten</text:p>
          </table:table-cell>
          <table:table-cell table:style-name="Default"/>
          <table:table-cell table:style-name="ce8" office:value-type="string">
            <text:p>Mantener Inicio</text:p>
          </table:table-cell>
          <table:table-cell office:value-type="string">
            <text:p>Maintenir Bouton Maison</text:p>
          </table:table-cell>
          <table:table-cell table:style-name="ce8" office:value-type="string">
            <text:p>Lunga Pressione Tasto Home</text:p>
          </table:table-cell>
          <table:table-cell office:value-type="string">
            <text:p>დაჭერილი ღილაკი 'სახლი'</text:p>
          </table:table-cell>
          <table:table-cell office:value-type="string">
            <text:p>Home Knop indrukken</text:p>
          </table:table-cell>
          <table:table-cell office:value-type="string">
            <text:p>Manter Início</text:p>
          </table:table-cell>
          <table:table-cell office:value-type="string">
            <text:p>«Главное меню», удерживая</text:p>
          </table:table-cell>
          <table:table-cell office:value-type="string">
            <text:p>Утримання Додому</text:p>
          </table:table-cell>
          <table:table-cell table:style-name="ce8" office:value-type="string">
            <text:p>长按主页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JP_CENTER</text:p>
          </table:table-cell>
          <table:table-cell office:value-type="string">
            <text:p>Holding Joypad Center</text:p>
          </table:table-cell>
          <table:table-cell office:value-type="string">
            <text:p>Mantenir joypad centre</text:p>
          </table:table-cell>
          <table:table-cell office:value-type="string">
            <text:p>Podržení tlačítka 'Potvrdit'</text:p>
          </table:table-cell>
          <table:table-cell office:value-type="string">
            <text:p>Joypad Mitte halten</text:p>
          </table:table-cell>
          <table:table-cell/>
          <table:table-cell office:value-type="string">
            <text:p>Mantener joypad centro</text:p>
          </table:table-cell>
          <table:table-cell office:value-type="string">
            <text:p>Maintenir Joypad Centre</text:p>
          </table:table-cell>
          <table:table-cell office:value-type="string">
            <text:p>Lunga Pressione Joypad Centro</text:p>
          </table:table-cell>
          <table:table-cell office:value-type="string">
            <text:p>დაჭერილი ჯოისტ. შუა ღილ.</text:p>
          </table:table-cell>
          <table:table-cell office:value-type="string">
            <text:p>Joypad Middenste indrukken</text:p>
          </table:table-cell>
          <table:table-cell office:value-type="string">
            <text:p>Manter Joypad Central</text:p>
          </table:table-cell>
          <table:table-cell office:value-type="string">
            <text:p>«Центр», удерживая</text:p>
          </table:table-cell>
          <table:table-cell office:value-type="string">
            <text:p>По центру, утримання</text:p>
          </table:table-cell>
          <table:table-cell office:value-type="string">
            <text:p>长按中间按钮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JP_DOWN</text:p>
          </table:table-cell>
          <table:table-cell office:value-type="string">
            <text:p>Holding Joypad Down</text:p>
          </table:table-cell>
          <table:table-cell table:style-name="ce8" office:value-type="string">
            <text:p>Mantenir joypad abaix</text:p>
          </table:table-cell>
          <table:table-cell table:style-name="ce8" office:value-type="string">
            <text:p>Podržení tlačítka 'Dolů'</text:p>
          </table:table-cell>
          <table:table-cell office:value-type="string">
            <text:p>Joypad runter halten</text:p>
          </table:table-cell>
          <table:table-cell table:style-name="Default"/>
          <table:table-cell table:style-name="ce8" office:value-type="string">
            <text:p>Mantener joypad abajo</text:p>
          </table:table-cell>
          <table:table-cell office:value-type="string">
            <text:p>Maintenir Joypad Bas</text:p>
          </table:table-cell>
          <table:table-cell table:style-name="ce8" office:value-type="string">
            <text:p>Lunga Pressione Joypad Giù</text:p>
          </table:table-cell>
          <table:table-cell office:value-type="string">
            <text:p>დაჭერილი ჯოისტ. ქვედა ღილ.</text:p>
          </table:table-cell>
          <table:table-cell office:value-type="string">
            <text:p>Joypad naar onder indrukken</text:p>
          </table:table-cell>
          <table:table-cell office:value-type="string">
            <text:p>Manter Joypad Abaixo</text:p>
          </table:table-cell>
          <table:table-cell office:value-type="string">
            <text:p>«Вниз», удерживая</text:p>
          </table:table-cell>
          <table:table-cell office:value-type="string">
            <text:p>Вниз, утримання</text:p>
          </table:table-cell>
          <table:table-cell table:style-name="ce8" office:value-type="string">
            <text:p>长按向下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JP_LEFT</text:p>
          </table:table-cell>
          <table:table-cell office:value-type="string">
            <text:p>Holding Joypad Left</text:p>
          </table:table-cell>
          <table:table-cell table:style-name="ce8" office:value-type="string">
            <text:p>Mantenir joypad esquerra</text:p>
          </table:table-cell>
          <table:table-cell table:style-name="ce8" office:value-type="string">
            <text:p>Podržení tlačítka 'Vlevo'</text:p>
          </table:table-cell>
          <table:table-cell office:value-type="string">
            <text:p>Joypad links halten</text:p>
          </table:table-cell>
          <table:table-cell table:style-name="Default"/>
          <table:table-cell table:style-name="ce8" office:value-type="string">
            <text:p>Mantener joypad izquierda</text:p>
          </table:table-cell>
          <table:table-cell office:value-type="string">
            <text:p>Maintenir Joypad Gauche</text:p>
          </table:table-cell>
          <table:table-cell table:style-name="ce8" office:value-type="string">
            <text:p>Lunga Pressione Joypad Sinistra</text:p>
          </table:table-cell>
          <table:table-cell office:value-type="string">
            <text:p>დაჭერილი ჯოისტ. მარცხენა ღილ.</text:p>
          </table:table-cell>
          <table:table-cell office:value-type="string">
            <text:p>Joypad naar links indrukken</text:p>
          </table:table-cell>
          <table:table-cell office:value-type="string">
            <text:p>Manter Joypad Esquerdo</text:p>
          </table:table-cell>
          <table:table-cell office:value-type="string">
            <text:p>«Влево», удерживая</text:p>
          </table:table-cell>
          <table:table-cell office:value-type="string">
            <text:p>Вліво, утримання</text:p>
          </table:table-cell>
          <table:table-cell table:style-name="ce8" office:value-type="string">
            <text:p>长按向左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JP_RIGHT</text:p>
          </table:table-cell>
          <table:table-cell office:value-type="string">
            <text:p>Holding Joypad Right</text:p>
          </table:table-cell>
          <table:table-cell table:style-name="ce8" office:value-type="string">
            <text:p>Mantenir joypad dreta</text:p>
          </table:table-cell>
          <table:table-cell table:style-name="ce8" office:value-type="string">
            <text:p>Podržení tlačítka 'Vpravo'</text:p>
          </table:table-cell>
          <table:table-cell office:value-type="string">
            <text:p>Joypad rechts halten</text:p>
          </table:table-cell>
          <table:table-cell table:style-name="Default"/>
          <table:table-cell table:style-name="ce8" office:value-type="string">
            <text:p>Mantener joypad derecha</text:p>
          </table:table-cell>
          <table:table-cell office:value-type="string">
            <text:p>Maintenir Joypad Droite</text:p>
          </table:table-cell>
          <table:table-cell table:style-name="ce8" office:value-type="string">
            <text:p>Lunga Pressione Joypad Destra</text:p>
          </table:table-cell>
          <table:table-cell office:value-type="string">
            <text:p>დაჭერილი ჯოისტ. მარჯვენა ღილ.</text:p>
          </table:table-cell>
          <table:table-cell office:value-type="string">
            <text:p>Joypad naar rechts indrukken</text:p>
          </table:table-cell>
          <table:table-cell office:value-type="string">
            <text:p>Manter Joypad Direito</text:p>
          </table:table-cell>
          <table:table-cell office:value-type="string">
            <text:p>«Вправо», удерживая</text:p>
          </table:table-cell>
          <table:table-cell office:value-type="string">
            <text:p>Вправо, утримання</text:p>
          </table:table-cell>
          <table:table-cell table:style-name="ce8" office:value-type="string">
            <text:p>长按向右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JP_UP</text:p>
          </table:table-cell>
          <table:table-cell office:value-type="string">
            <text:p>Holding Joypad Up</text:p>
          </table:table-cell>
          <table:table-cell table:style-name="ce8" office:value-type="string">
            <text:p>Mantenir joypad amunt</text:p>
          </table:table-cell>
          <table:table-cell table:style-name="ce8" office:value-type="string">
            <text:p>Podržení tlačítka 'Nahoru'</text:p>
          </table:table-cell>
          <table:table-cell office:value-type="string">
            <text:p>Joypad hoch halten</text:p>
          </table:table-cell>
          <table:table-cell table:style-name="Default"/>
          <table:table-cell table:style-name="ce8" office:value-type="string">
            <text:p>Mantener joypad arriba</text:p>
          </table:table-cell>
          <table:table-cell office:value-type="string">
            <text:p>Maintenir Joypad Haut</text:p>
          </table:table-cell>
          <table:table-cell table:style-name="ce8" office:value-type="string">
            <text:p>Lunga Pressione Joypad Su</text:p>
          </table:table-cell>
          <table:table-cell office:value-type="string">
            <text:p>დაჭერილი ჯოისტ. ზედა ღილ.</text:p>
          </table:table-cell>
          <table:table-cell office:value-type="string">
            <text:p>Joypad naar boven indrukken</text:p>
          </table:table-cell>
          <table:table-cell office:value-type="string">
            <text:p>Manter Joypad Acima</text:p>
          </table:table-cell>
          <table:table-cell office:value-type="string">
            <text:p>«Вверх», удерживая</text:p>
          </table:table-cell>
          <table:table-cell office:value-type="string">
            <text:p>Вгору, утримання</text:p>
          </table:table-cell>
          <table:table-cell table:style-name="ce8" office:value-type="string">
            <text:p>长按向上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MENU</text:p>
          </table:table-cell>
          <table:table-cell office:value-type="string">
            <text:p>Holding Menu Button</text:p>
          </table:table-cell>
          <table:table-cell office:value-type="string">
            <text:p>Mantenir Menú</text:p>
          </table:table-cell>
          <table:table-cell office:value-type="string">
            <text:p>Podržení tlačítka 'Menu'</text:p>
          </table:table-cell>
          <table:table-cell office:value-type="string">
            <text:p>Menü-Taste halten</text:p>
          </table:table-cell>
          <table:table-cell/>
          <table:table-cell office:value-type="string">
            <text:p>Mantener menú </text:p>
          </table:table-cell>
          <table:table-cell office:value-type="string">
            <text:p>Maintenir Menu</text:p>
          </table:table-cell>
          <table:table-cell office:value-type="string">
            <text:p>Lunga Pressione Tasto Menu</text:p>
          </table:table-cell>
          <table:table-cell office:value-type="string">
            <text:p>დაჭერილი მენუს ღილაკი</text:p>
          </table:table-cell>
          <table:table-cell office:value-type="string">
            <text:p>Menu Knop indrukken</text:p>
          </table:table-cell>
          <table:table-cell office:value-type="string">
            <text:p>Manter Menu</text:p>
          </table:table-cell>
          <table:table-cell office:value-type="string">
            <text:p>«Menu/Option», удерживая</text:p>
          </table:table-cell>
          <table:table-cell office:value-type="string">
            <text:p>Меню, утримання</text:p>
          </table:table-cell>
          <table:table-cell office:value-type="string">
            <text:p>长按菜单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SB_NEXT</text:p>
          </table:table-cell>
          <table:table-cell office:value-type="string">
            <text:p>Holding Sidebar 'Next Page'</text:p>
          </table:table-cell>
          <table:table-cell office:value-type="string">
            <text:p>Mantenir lateral 'següent'</text:p>
          </table:table-cell>
          <table:table-cell office:value-type="string">
            <text:p>Podržení bočního 'Další strana'</text:p>
          </table:table-cell>
          <table:table-cell office:value-type="string">
            <text:p>Seite 'weiter' halten</text:p>
          </table:table-cell>
          <table:table-cell/>
          <table:table-cell office:value-type="string">
            <text:p>Mantener lateral 'siguiente'</text:p>
          </table:table-cell>
          <table:table-cell office:value-type="string">
            <text:p>Maintenir 'Page suivante' barre latéral</text:p>
          </table:table-cell>
          <table:table-cell office:value-type="string">
            <text:p>Lunga Pressione 'Prossima' laterale</text:p>
          </table:table-cell>
          <table:table-cell office:value-type="string">
            <text:p>დაჭერილი გვერდითი 'შემდეგი'</text:p>
          </table:table-cell>
          <table:table-cell office:value-type="string">
            <text:p>Zijkant 'Volgende Pagina' indrukken</text:p>
          </table:table-cell>
          <table:table-cell office:value-type="string">
            <text:p>Manter Barra Lateral 'Próx.Pág.'</text:p>
          </table:table-cell>
          <table:table-cell office:value-type="string">
            <text:p>Боковая «Вперёд», удерживая</text:p>
          </table:table-cell>
          <table:table-cell office:value-type="string">
            <text:p>Бічна панель 'Наступна', утримання</text:p>
          </table:table-cell>
          <table:table-cell office:value-type="string">
            <text:p>长按右边的'&g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SB_PREVIOUS</text:p>
          </table:table-cell>
          <table:table-cell office:value-type="string">
            <text:p>Holding Sidebar 'Previous Page'</text:p>
          </table:table-cell>
          <table:table-cell office:value-type="string">
            <text:p>Mantenir lateral 'anterior'</text:p>
          </table:table-cell>
          <table:table-cell office:value-type="string">
            <text:p>Podržení bočního 'Předchozí strana'</text:p>
          </table:table-cell>
          <table:table-cell office:value-type="string">
            <text:p>Seite 'zurück' halten</text:p>
          </table:table-cell>
          <table:table-cell/>
          <table:table-cell office:value-type="string">
            <text:p>Mantener lateral 'anterior'</text:p>
          </table:table-cell>
          <table:table-cell office:value-type="string">
            <text:p>Maintenir 'Page précédente' barre latéral</text:p>
          </table:table-cell>
          <table:table-cell office:value-type="string">
            <text:p>Lunga Pressione 'Precedente' laterale</text:p>
          </table:table-cell>
          <table:table-cell office:value-type="string">
            <text:p>დაჭერილი გვერდითი 'წინა'</text:p>
          </table:table-cell>
          <table:table-cell office:value-type="string">
            <text:p>Zijkan 'Vorige Pagina' indrukken</text:p>
          </table:table-cell>
          <table:table-cell office:value-type="string">
            <text:p>Manter Barra Lateral 'Pág. Ant.'</text:p>
          </table:table-cell>
          <table:table-cell office:value-type="string">
            <text:p>Боковая «Назад», удерживая</text:p>
          </table:table-cell>
          <table:table-cell office:value-type="string">
            <text:p>Бічна панель 'Попередня', утримання</text:p>
          </table:table-cell>
          <table:table-cell office:value-type="string">
            <text:p>长按右边的'&l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SIZE</text:p>
          </table:table-cell>
          <table:table-cell office:value-type="string">
            <text:p>Holding Size Button</text:p>
          </table:table-cell>
          <table:table-cell office:value-type="string">
            <text:p>Mantenir zoom</text:p>
          </table:table-cell>
          <table:table-cell office:value-type="string">
            <text:p>Podržení tlačítka 'Velikost'</text:p>
          </table:table-cell>
          <table:table-cell office:value-type="string">
            <text:p>Zoom-Taste halten</text:p>
          </table:table-cell>
          <table:table-cell/>
          <table:table-cell office:value-type="string">
            <text:p>Mantener zoom</text:p>
          </table:table-cell>
          <table:table-cell office:value-type="string">
            <text:p>Maintenir le bouton 'taille'</text:p>
          </table:table-cell>
          <table:table-cell office:value-type="string">
            <text:p>Lunga Pressione Tasto Dimensione</text:p>
          </table:table-cell>
          <table:table-cell office:value-type="string">
            <text:p>დაჭერილი გადიდების ღილ.</text:p>
          </table:table-cell>
          <table:table-cell office:value-type="string">
            <text:p>Grootte Knop indrukken</text:p>
          </table:table-cell>
          <table:table-cell office:value-type="string">
            <text:p>Manter Zoom</text:p>
          </table:table-cell>
          <table:table-cell office:value-type="string">
            <text:p>«Масштаб», удерживая</text:p>
          </table:table-cell>
          <table:table-cell office:value-type="string">
            <text:p>Масштаб, утримання</text:p>
          </table:table-cell>
          <table:table-cell office:value-type="string">
            <text:p>长按放大镜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VOLUME_DOWN</text:p>
          </table:table-cell>
          <table:table-cell office:value-type="string">
            <text:p>Holding Volume -</text:p>
          </table:table-cell>
          <table:table-cell office:value-type="string">
            <text:p>Mantenir Volum -</text:p>
          </table:table-cell>
          <table:table-cell office:value-type="string">
            <text:p>Podržení zvuk -</text:p>
          </table:table-cell>
          <table:table-cell office:value-type="string">
            <text:p>Lautstärke - halten</text:p>
          </table:table-cell>
          <table:table-cell/>
          <table:table-cell office:value-type="string">
            <text:p>Mantener Volumen -</text:p>
          </table:table-cell>
          <table:table-cell office:value-type="string">
            <text:p>Maintenir Volume -</text:p>
          </table:table-cell>
          <table:table-cell office:value-type="string">
            <text:p>Lunga Pressione Volume -</text:p>
          </table:table-cell>
          <table:table-cell office:value-type="string">
            <text:p>დაჭერილი ხმა -</text:p>
          </table:table-cell>
          <table:table-cell office:value-type="string">
            <text:p>Volume - Knop indrukken</text:p>
          </table:table-cell>
          <table:table-cell office:value-type="string">
            <text:p>Manter Volume -</text:p>
          </table:table-cell>
          <table:table-cell office:value-type="string">
            <text:p>Громкость «-», удерживая</text:p>
          </table:table-cell>
          <table:table-cell office:value-type="string">
            <text:p>Утримання гучність -</text:p>
          </table:table-cell>
          <table:table-cell office:value-type="string">
            <text:p>长按音量-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VOLUME_UP</text:p>
          </table:table-cell>
          <table:table-cell office:value-type="string">
            <text:p>Holding Volume +</text:p>
          </table:table-cell>
          <table:table-cell office:value-type="string">
            <text:p>Mantenir Volum +</text:p>
          </table:table-cell>
          <table:table-cell office:value-type="string">
            <text:p>Podržení zvuk +</text:p>
          </table:table-cell>
          <table:table-cell office:value-type="string">
            <text:p>Lautstärke + halten</text:p>
          </table:table-cell>
          <table:table-cell/>
          <table:table-cell office:value-type="string">
            <text:p>Mantener Volumen +</text:p>
          </table:table-cell>
          <table:table-cell office:value-type="string">
            <text:p>Maintenir Volume +</text:p>
          </table:table-cell>
          <table:table-cell office:value-type="string">
            <text:p>Lunga Pressione Volume +</text:p>
          </table:table-cell>
          <table:table-cell office:value-type="string">
            <text:p>დაჭერილი ხმა +</text:p>
          </table:table-cell>
          <table:table-cell office:value-type="string">
            <text:p>Volume + Knop indrukken</text:p>
          </table:table-cell>
          <table:table-cell office:value-type="string">
            <text:p>Manter Volume +</text:p>
          </table:table-cell>
          <table:table-cell office:value-type="string">
            <text:p>Громкость «+», удерживая</text:p>
          </table:table-cell>
          <table:table-cell office:value-type="string">
            <text:p>Утримання гучність +</text:p>
          </table:table-cell>
          <table:table-cell office:value-type="string">
            <text:p>长按音量+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CENTER</text:p>
          </table:table-cell>
          <table:table-cell office:value-type="string">
            <text:p>Joypad Center</text:p>
          </table:table-cell>
          <table:table-cell office:value-type="string">
            <text:p>Joypad centre</text:p>
          </table:table-cell>
          <table:table-cell office:value-type="string">
            <text:p>Potvrdit</text:p>
          </table:table-cell>
          <table:table-cell office:value-type="string">
            <text:p>Joypad Mitte</text:p>
          </table:table-cell>
          <table:table-cell/>
          <table:table-cell office:value-type="string">
            <text:p>Joypad centro</text:p>
          </table:table-cell>
          <table:table-cell office:value-type="string">
            <text:p>Joypad centre</text:p>
          </table:table-cell>
          <table:table-cell office:value-type="string">
            <text:p>Joypad Centro</text:p>
          </table:table-cell>
          <table:table-cell office:value-type="string">
            <text:p>ჯოისტიკის შუა ღილ.</text:p>
          </table:table-cell>
          <table:table-cell office:value-type="string">
            <text:p>Joypad Midden</text:p>
          </table:table-cell>
          <table:table-cell office:value-type="string">
            <text:p>Joypad Central</text:p>
          </table:table-cell>
          <table:table-cell office:value-type="string">
            <text:p>«Центр»</text:p>
          </table:table-cell>
          <table:table-cell office:value-type="string">
            <text:p>По центру</text:p>
          </table:table-cell>
          <table:table-cell office:value-type="string">
            <text:p>中间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DOWN</text:p>
          </table:table-cell>
          <table:table-cell office:value-type="string">
            <text:p>Joypad Down</text:p>
          </table:table-cell>
          <table:table-cell office:value-type="string">
            <text:p>Joypad abaix</text:p>
          </table:table-cell>
          <table:table-cell office:value-type="string">
            <text:p>Dolů</text:p>
          </table:table-cell>
          <table:table-cell office:value-type="string">
            <text:p>Joypad runter</text:p>
          </table:table-cell>
          <table:table-cell/>
          <table:table-cell office:value-type="string">
            <text:p>Joypad abajo</text:p>
          </table:table-cell>
          <table:table-cell office:value-type="string">
            <text:p>Joypad bas</text:p>
          </table:table-cell>
          <table:table-cell office:value-type="string">
            <text:p>Joypad Giù</text:p>
          </table:table-cell>
          <table:table-cell office:value-type="string">
            <text:p>ჯოისტიკის ქვედა ღილ.</text:p>
          </table:table-cell>
          <table:table-cell office:value-type="string">
            <text:p>Joypad naar onder</text:p>
          </table:table-cell>
          <table:table-cell office:value-type="string">
            <text:p>Joypad Abaixo</text:p>
          </table:table-cell>
          <table:table-cell office:value-type="string">
            <text:p>«Вниз»</text:p>
          </table:table-cell>
          <table:table-cell office:value-type="string">
            <text:p>Вниз</text:p>
          </table:table-cell>
          <table:table-cell office:value-type="string">
            <text:p>向下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LEFT</text:p>
          </table:table-cell>
          <table:table-cell office:value-type="string">
            <text:p>Joypad Left</text:p>
          </table:table-cell>
          <table:table-cell office:value-type="string">
            <text:p>Joypad esquerre</text:p>
          </table:table-cell>
          <table:table-cell office:value-type="string">
            <text:p>Vlevo</text:p>
          </table:table-cell>
          <table:table-cell office:value-type="string">
            <text:p>Joypad links</text:p>
          </table:table-cell>
          <table:table-cell/>
          <table:table-cell office:value-type="string">
            <text:p>Joypad izquierda</text:p>
          </table:table-cell>
          <table:table-cell office:value-type="string">
            <text:p>Joypad gauche</text:p>
          </table:table-cell>
          <table:table-cell office:value-type="string">
            <text:p>Joypad Sinistra</text:p>
          </table:table-cell>
          <table:table-cell office:value-type="string">
            <text:p>ჯოისტიკის მარცხენა ღილ.</text:p>
          </table:table-cell>
          <table:table-cell office:value-type="string">
            <text:p>Joypad naar links</text:p>
          </table:table-cell>
          <table:table-cell office:value-type="string">
            <text:p>Joypad Esquerdo</text:p>
          </table:table-cell>
          <table:table-cell office:value-type="string">
            <text:p>«Влево»</text:p>
          </table:table-cell>
          <table:table-cell office:value-type="string">
            <text:p>Вліво</text:p>
          </table:table-cell>
          <table:table-cell office:value-type="string">
            <text:p>向左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RIGHT</text:p>
          </table:table-cell>
          <table:table-cell office:value-type="string">
            <text:p>Joypad Right</text:p>
          </table:table-cell>
          <table:table-cell office:value-type="string">
            <text:p>Joypad dreta</text:p>
          </table:table-cell>
          <table:table-cell office:value-type="string">
            <text:p>Vpravo</text:p>
          </table:table-cell>
          <table:table-cell office:value-type="string">
            <text:p>Joypad rechts</text:p>
          </table:table-cell>
          <table:table-cell/>
          <table:table-cell office:value-type="string">
            <text:p>Joypad derecha</text:p>
          </table:table-cell>
          <table:table-cell office:value-type="string">
            <text:p>Joypad droite</text:p>
          </table:table-cell>
          <table:table-cell office:value-type="string">
            <text:p>Joypad Destra</text:p>
          </table:table-cell>
          <table:table-cell office:value-type="string">
            <text:p>ჯოისტიკის მარჯვენა ღილ.</text:p>
          </table:table-cell>
          <table:table-cell office:value-type="string">
            <text:p>Joypad naar rechts</text:p>
          </table:table-cell>
          <table:table-cell office:value-type="string">
            <text:p>Joypad Direito</text:p>
          </table:table-cell>
          <table:table-cell office:value-type="string">
            <text:p>«Вправо»</text:p>
          </table:table-cell>
          <table:table-cell office:value-type="string">
            <text:p>Вправо</text:p>
          </table:table-cell>
          <table:table-cell office:value-type="string">
            <text:p>向右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UP</text:p>
          </table:table-cell>
          <table:table-cell office:value-type="string">
            <text:p>Joypad Up</text:p>
          </table:table-cell>
          <table:table-cell office:value-type="string">
            <text:p>Joypad amunt</text:p>
          </table:table-cell>
          <table:table-cell office:value-type="string">
            <text:p>Nahoru</text:p>
          </table:table-cell>
          <table:table-cell office:value-type="string">
            <text:p>Joypad hoch</text:p>
          </table:table-cell>
          <table:table-cell/>
          <table:table-cell office:value-type="string">
            <text:p>Joypad arriba</text:p>
          </table:table-cell>
          <table:table-cell office:value-type="string">
            <text:p>Joypad haut </text:p>
          </table:table-cell>
          <table:table-cell office:value-type="string">
            <text:p>Joypad Su</text:p>
          </table:table-cell>
          <table:table-cell office:value-type="string">
            <text:p>ჯოისტიკის ზედა ღილ.</text:p>
          </table:table-cell>
          <table:table-cell office:value-type="string">
            <text:p>Joypad naar boven</text:p>
          </table:table-cell>
          <table:table-cell office:value-type="string">
            <text:p>Joypad Acima</text:p>
          </table:table-cell>
          <table:table-cell office:value-type="string">
            <text:p>«Вверх»</text:p>
          </table:table-cell>
          <table:table-cell office:value-type="string">
            <text:p>Вгору</text:p>
          </table:table-cell>
          <table:table-cell office:value-type="string">
            <text:p>向上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MENU</text:p>
          </table:table-cell>
          <table:table-cell office:value-type="string">
            <text:p>Menu Button</text:p>
          </table:table-cell>
          <table:table-cell office:value-type="string">
            <text:p>Menú</text:p>
          </table:table-cell>
          <table:table-cell office:value-type="string">
            <text:p>Tlačítko 'Menu'</text:p>
          </table:table-cell>
          <table:table-cell office:value-type="string">
            <text:p>Menü-Taste</text:p>
          </table:table-cell>
          <table:table-cell/>
          <table:table-cell office:value-type="string">
            <text:p>Menú</text:p>
          </table:table-cell>
          <table:table-cell office:value-type="string">
            <text:p>Menu</text:p>
          </table:table-cell>
          <table:table-cell office:value-type="string">
            <text:p>Tasto Menu</text:p>
          </table:table-cell>
          <table:table-cell office:value-type="string">
            <text:p>მენიუს ღილაკი</text:p>
          </table:table-cell>
          <table:table-cell office:value-type="string">
            <text:p>Menu knop</text:p>
          </table:table-cell>
          <table:table-cell office:value-type="string">
            <text:p>Botão de Menu</text:p>
          </table:table-cell>
          <table:table-cell office:value-type="string">
            <text:p>«Menu/Option»</text:p>
          </table:table-cell>
          <table:table-cell office:value-type="string">
            <text:p>Меню</text:p>
          </table:table-cell>
          <table:table-cell office:value-type="string">
            <text:p>菜单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SB_NEXT</text:p>
          </table:table-cell>
          <table:table-cell office:value-type="string">
            <text:p>Sidebar 'Next'</text:p>
          </table:table-cell>
          <table:table-cell office:value-type="string">
            <text:p>Lateral 'següent'</text:p>
          </table:table-cell>
          <table:table-cell office:value-type="string">
            <text:p>Boční 'Další strana'</text:p>
          </table:table-cell>
          <table:table-cell office:value-type="string">
            <text:p>Seite 'weiter'</text:p>
          </table:table-cell>
          <table:table-cell/>
          <table:table-cell office:value-type="string">
            <text:p>Lateral 'siguiente'</text:p>
          </table:table-cell>
          <table:table-cell office:value-type="string">
            <text:p>'Suivant' barre latéral</text:p>
          </table:table-cell>
          <table:table-cell office:value-type="string">
            <text:p>Prossima' Laterale</text:p>
          </table:table-cell>
          <table:table-cell office:value-type="string">
            <text:p>გვერდითი 'შემდეგი' ღილ.</text:p>
          </table:table-cell>
          <table:table-cell office:value-type="string">
            <text:p>Zijkant 'Volgende'</text:p>
          </table:table-cell>
          <table:table-cell office:value-type="string">
            <text:p>Barra Lateral 'Próx.'</text:p>
          </table:table-cell>
          <table:table-cell office:value-type="string">
            <text:p>Боковая «Вперёд»</text:p>
          </table:table-cell>
          <table:table-cell office:value-type="string">
            <text:p>Бічна панель 'Наступна'</text:p>
          </table:table-cell>
          <table:table-cell office:value-type="string">
            <text:p>右边的'&g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SB_PREVIOUS</text:p>
          </table:table-cell>
          <table:table-cell office:value-type="string">
            <text:p>Sidebar 'Previous'</text:p>
          </table:table-cell>
          <table:table-cell office:value-type="string">
            <text:p>Lateral 'anterior'</text:p>
          </table:table-cell>
          <table:table-cell office:value-type="string">
            <text:p>Boční 'Předchozí strana'</text:p>
          </table:table-cell>
          <table:table-cell office:value-type="string">
            <text:p>Seite 'zurück'</text:p>
          </table:table-cell>
          <table:table-cell/>
          <table:table-cell office:value-type="string">
            <text:p>Lateral 'anterior'</text:p>
          </table:table-cell>
          <table:table-cell office:value-type="string">
            <text:p>'Précédent' barre latéral</text:p>
          </table:table-cell>
          <table:table-cell office:value-type="string">
            <text:p>Precedente' Laterale</text:p>
          </table:table-cell>
          <table:table-cell office:value-type="string">
            <text:p>გვერდითი 'წინა' ღილ.</text:p>
          </table:table-cell>
          <table:table-cell office:value-type="string">
            <text:p>Zijkant 'Vorige'</text:p>
          </table:table-cell>
          <table:table-cell office:value-type="string">
            <text:p>Barra Lateral 'Ant.'</text:p>
          </table:table-cell>
          <table:table-cell office:value-type="string">
            <text:p>Боковая «Назад»</text:p>
          </table:table-cell>
          <table:table-cell office:value-type="string">
            <text:p>Бічна панель 'Попередня'</text:p>
          </table:table-cell>
          <table:table-cell office:value-type="string">
            <text:p>右边的'&l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SIZE</text:p>
          </table:table-cell>
          <table:table-cell office:value-type="string">
            <text:p>Size Button</text:p>
          </table:table-cell>
          <table:table-cell office:value-type="string">
            <text:p>Zoom</text:p>
          </table:table-cell>
          <table:table-cell office:value-type="string">
            <text:p>Tlačítko 'Velikost'</text:p>
          </table:table-cell>
          <table:table-cell office:value-type="string">
            <text:p>Zoom-Taste</text:p>
          </table:table-cell>
          <table:table-cell/>
          <table:table-cell office:value-type="string">
            <text:p>Zoom</text:p>
          </table:table-cell>
          <table:table-cell office:value-type="string">
            <text:p>bouton Taille</text:p>
          </table:table-cell>
          <table:table-cell office:value-type="string">
            <text:p>Tasto Dimensione</text:p>
          </table:table-cell>
          <table:table-cell office:value-type="string">
            <text:p>გადიდების ღილაკი</text:p>
          </table:table-cell>
          <table:table-cell office:value-type="string">
            <text:p>Grootte Knop</text:p>
          </table:table-cell>
          <table:table-cell office:value-type="string">
            <text:p>Zoom</text:p>
          </table:table-cell>
          <table:table-cell office:value-type="string">
            <text:p>«Масштаб»</text:p>
          </table:table-cell>
          <table:table-cell office:value-type="string">
            <text:p>Масштаб</text:p>
          </table:table-cell>
          <table:table-cell office:value-type="string">
            <text:p>放大镜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VOLUME_DOWN</text:p>
          </table:table-cell>
          <table:table-cell office:value-type="string">
            <text:p>Volume -</text:p>
          </table:table-cell>
          <table:table-cell office:value-type="string">
            <text:p>Volum -</text:p>
          </table:table-cell>
          <table:table-cell office:value-type="string">
            <text:p>Zvuk -</text:p>
          </table:table-cell>
          <table:table-cell office:value-type="string">
            <text:p>Lautstärke -</text:p>
          </table:table-cell>
          <table:table-cell/>
          <table:table-cell office:value-type="string">
            <text:p>Volumen -</text:p>
          </table:table-cell>
          <table:table-cell table:number-columns-repeated="2" office:value-type="string">
            <text:p>Volume -</text:p>
          </table:table-cell>
          <table:table-cell office:value-type="string">
            <text:p>ხმა -</text:p>
          </table:table-cell>
          <table:table-cell table:number-columns-repeated="2" office:value-type="string">
            <text:p>Volume -</text:p>
          </table:table-cell>
          <table:table-cell office:value-type="string">
            <text:p>Громкость «-»</text:p>
          </table:table-cell>
          <table:table-cell office:value-type="string">
            <text:p>Гучність -</text:p>
          </table:table-cell>
          <table:table-cell office:value-type="string">
            <text:p>音量-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VOLUME_UP</text:p>
          </table:table-cell>
          <table:table-cell office:value-type="string">
            <text:p>Volume +</text:p>
          </table:table-cell>
          <table:table-cell office:value-type="string">
            <text:p>Volum +</text:p>
          </table:table-cell>
          <table:table-cell office:value-type="string">
            <text:p>Zvuk +</text:p>
          </table:table-cell>
          <table:table-cell office:value-type="string">
            <text:p>Lautstärke +</text:p>
          </table:table-cell>
          <table:table-cell/>
          <table:table-cell office:value-type="string">
            <text:p>Volumen +</text:p>
          </table:table-cell>
          <table:table-cell table:number-columns-repeated="2" office:value-type="string">
            <text:p>Volume +</text:p>
          </table:table-cell>
          <table:table-cell office:value-type="string">
            <text:p>ხმა +</text:p>
          </table:table-cell>
          <table:table-cell table:number-columns-repeated="2" office:value-type="string">
            <text:p>Volume +</text:p>
          </table:table-cell>
          <table:table-cell office:value-type="string">
            <text:p>Громкость «+»</text:p>
          </table:table-cell>
          <table:table-cell office:value-type="string">
            <text:p>Гучність +</text:p>
          </table:table-cell>
          <table:table-cell office:value-type="string">
            <text:p>音量+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DEFAULT_VALUE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office:value-type="string">
            <text:p>Základní</text:p>
          </table:table-cell>
          <table:table-cell office:value-type="string">
            <text:p>Standardwert</text:p>
          </table:table-cell>
          <table:table-cell/>
          <table:table-cell office:value-type="string">
            <text:p>Por defecto</text:p>
          </table:table-cell>
          <table:table-cell office:value-type="string">
            <text:p>Par 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Standaard</text:p>
          </table:table-cell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амовчуванням</text:p>
          </table:table-cell>
          <table:table-cell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DESCRIPTION</text:p>
          </table:table-cell>
          <table:table-cell office:value-type="string">
            <text:p>Allows to bind actions to keys</text:p>
          </table:table-cell>
          <table:table-cell office:value-type="string">
            <text:p>Permet asignar accions a les tecles</text:p>
          </table:table-cell>
          <table:table-cell office:value-type="string">
            <text:p>Povolí nastavení akcí tlačítek</text:p>
          </table:table-cell>
          <table:table-cell office:value-type="string">
            <text:p>Bindet Aktionen an Tasten</text:p>
          </table:table-cell>
          <table:table-cell/>
          <table:table-cell office:value-type="string">
            <text:p>Permite asignar acciones a las teclas</text:p>
          </table:table-cell>
          <table:table-cell office:value-type="string">
            <text:p>Affectation d'actions aux touches</text:p>
          </table:table-cell>
          <table:table-cell office:value-type="string">
            <text:p>Permette di associare delle azioni ai tasti</text:p>
          </table:table-cell>
          <table:table-cell office:value-type="string">
            <text:p>ღილაკების კონფიგურირება</text:p>
          </table:table-cell>
          <table:table-cell office:value-type="string">
            <text:p>Staat toe acties aan knoppen te binden</text:p>
          </table:table-cell>
          <table:table-cell office:value-type="string">
            <text:p>Permitir ações em teclas</text:p>
          </table:table-cell>
          <table:table-cell office:value-type="string">
            <text:p>Позволяет задать действия кнопкам</text:p>
          </table:table-cell>
          <table:table-cell office:value-type="string">
            <text:p>Дозволює зв'язати клавіші</text:p>
          </table:table-cell>
          <table:table-cell office:value-type="string">
            <text:p>可以在按键上绑定动作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GLOBAL</text:p>
          </table:table-cell>
          <table:table-cell office:value-type="string">
            <text:p>Global</text:p>
          </table:table-cell>
          <table:table-cell office:value-type="string">
            <text:p>En tot moment</text:p>
          </table:table-cell>
          <table:table-cell office:value-type="string">
            <text:p>Globální</text:p>
          </table:table-cell>
          <table:table-cell office:value-type="string">
            <text:p>Global</text:p>
          </table:table-cell>
          <table:table-cell/>
          <table:table-cell office:value-type="string">
            <text:p>En todo momento</text:p>
          </table:table-cell>
          <table:table-cell office:value-type="string">
            <text:p>Global</text:p>
          </table:table-cell>
          <table:table-cell office:value-type="string">
            <text:p>Globale</text:p>
          </table:table-cell>
          <table:table-cell office:value-type="string">
            <text:p>ყველგან</text:p>
          </table:table-cell>
          <table:table-cell office:value-type="string">
            <text:p>Globaal</text:p>
          </table:table-cell>
          <table:table-cell office:value-type="string">
            <text:p>Global</text:p>
          </table:table-cell>
          <table:table-cell table:number-columns-repeated="2" office:value-type="string">
            <text:p>Глобально</text:p>
          </table:table-cell>
          <table:table-cell office:value-type="string">
            <text:p>全局按键设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_BOOK</text:p>
          </table:table-cell>
          <table:table-cell office:value-type="string">
            <text:p>When Reading Book</text:p>
          </table:table-cell>
          <table:table-cell office:value-type="string">
            <text:p>Durant la lectura</text:p>
          </table:table-cell>
          <table:table-cell office:value-type="string">
            <text:p>Při čtení knihy</text:p>
          </table:table-cell>
          <table:table-cell office:value-type="string">
            <text:p>Im Buch</text:p>
          </table:table-cell>
          <table:table-cell/>
          <table:table-cell office:value-type="string">
            <text:p>Durante la lectura</text:p>
          </table:table-cell>
          <table:table-cell office:value-type="string">
            <text:p>Pendant la lecture</text:p>
          </table:table-cell>
          <table:table-cell office:value-type="string">
            <text:p>Durante la Lettura</text:p>
          </table:table-cell>
          <table:table-cell office:value-type="string">
            <text:p>წიგნში</text:p>
          </table:table-cell>
          <table:table-cell office:value-type="string">
            <text:p>Tijdens het lezen van een boek</text:p>
          </table:table-cell>
          <table:table-cell office:value-type="string">
            <text:p>Quando lendo livro</text:p>
          </table:table-cell>
          <table:table-cell office:value-type="string">
            <text:p>При чтении</text:p>
          </table:table-cell>
          <table:table-cell office:value-type="string">
            <text:p>При читанні</text:p>
          </table:table-cell>
          <table:table-cell office:value-type="string">
            <text:p>阅读按键设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_MENU</text:p>
          </table:table-cell>
          <table:table-cell office:value-type="string">
            <text:p>When in Menu</text:p>
          </table:table-cell>
          <table:table-cell office:value-type="string">
            <text:p>En els menús</text:p>
          </table:table-cell>
          <table:table-cell office:value-type="string">
            <text:p>V menu</text:p>
          </table:table-cell>
          <table:table-cell office:value-type="string">
            <text:p>Im Menü</text:p>
          </table:table-cell>
          <table:table-cell/>
          <table:table-cell office:value-type="string">
            <text:p>En los menús</text:p>
          </table:table-cell>
          <table:table-cell office:value-type="string">
            <text:p>Dans les menus</text:p>
          </table:table-cell>
          <table:table-cell office:value-type="string">
            <text:p>Nel Menu</text:p>
          </table:table-cell>
          <table:table-cell office:value-type="string">
            <text:p>მენიუში</text:p>
          </table:table-cell>
          <table:table-cell office:value-type="string">
            <text:p>In een Menu</text:p>
          </table:table-cell>
          <table:table-cell office:value-type="string">
            <text:p>Quando Menu</text:p>
          </table:table-cell>
          <table:table-cell office:value-type="string">
            <text:p>В меню</text:p>
          </table:table-cell>
          <table:table-cell office:value-type="string">
            <text:p>Тільки у меню</text:p>
          </table:table-cell>
          <table:table-cell office:value-type="string">
            <text:p>菜单按键设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JP_BUTTONS</text:p>
          </table:table-cell>
          <table:table-cell office:value-type="string">
            <text:p>Joypad Buttons</text:p>
          </table:table-cell>
          <table:table-cell office:value-type="string">
            <text:p>Tecles del Joypad</text:p>
          </table:table-cell>
          <table:table-cell office:value-type="string">
            <text:p>Směrová tlačítka</text:p>
          </table:table-cell>
          <table:table-cell office:value-type="string">
            <text:p>Joypad-Tasten</text:p>
          </table:table-cell>
          <table:table-cell/>
          <table:table-cell office:value-type="string">
            <text:p>Teclas del Joypad</text:p>
          </table:table-cell>
          <table:table-cell office:value-type="string">
            <text:p>Touches Joypad</text:p>
          </table:table-cell>
          <table:table-cell office:value-type="string">
            <text:p>Tasti del Joypad</text:p>
          </table:table-cell>
          <table:table-cell office:value-type="string">
            <text:p>ჯოისტიკის ღილაკები</text:p>
          </table:table-cell>
          <table:table-cell office:value-type="string">
            <text:p>Joypad Knoppen</text:p>
          </table:table-cell>
          <table:table-cell office:value-type="string">
            <text:p>Botão Joypad</text:p>
          </table:table-cell>
          <table:table-cell office:value-type="string">
            <text:p>Кнопки джойстика</text:p>
          </table:table-cell>
          <table:table-cell office:value-type="string">
            <text:p>Клавіші джойстика</text:p>
          </table:table-cell>
          <table:table-cell office:value-type="string">
            <text:p>五向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UM_BUTTONS</text:p>
          </table:table-cell>
          <table:table-cell office:value-type="string">
            <text:p>Numeric Buttons</text:p>
          </table:table-cell>
          <table:table-cell office:value-type="string">
            <text:p>Tecles numèriques</text:p>
          </table:table-cell>
          <table:table-cell office:value-type="string">
            <text:p>Číselná tlačítka</text:p>
          </table:table-cell>
          <table:table-cell office:value-type="string">
            <text:p>Numerische Tasten</text:p>
          </table:table-cell>
          <table:table-cell/>
          <table:table-cell office:value-type="string">
            <text:p>Teclas numéricas</text:p>
          </table:table-cell>
          <table:table-cell office:value-type="string">
            <text:p>Touches numériques</text:p>
          </table:table-cell>
          <table:table-cell office:value-type="string">
            <text:p>Tasti Numerici</text:p>
          </table:table-cell>
          <table:table-cell office:value-type="string">
            <text:p>ციფრული ღილაკები</text:p>
          </table:table-cell>
          <table:table-cell office:value-type="string">
            <text:p>Numerieke Knoppen</text:p>
          </table:table-cell>
          <table:table-cell office:value-type="string">
            <text:p>Botões Numéricos</text:p>
          </table:table-cell>
          <table:table-cell office:value-type="string">
            <text:p>Цифровые кнопки</text:p>
          </table:table-cell>
          <table:table-cell office:value-type="string">
            <text:p>Цифрові клавіші</text:p>
          </table:table-cell>
          <table:table-cell office:value-type="string">
            <text:p>数字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THER_BUTTONS</text:p>
          </table:table-cell>
          <table:table-cell office:value-type="string">
            <text:p>Other Buttons</text:p>
          </table:table-cell>
          <table:table-cell office:value-type="string">
            <text:p>Altres tecles</text:p>
          </table:table-cell>
          <table:table-cell office:value-type="string">
            <text:p>Ostatní tlačítka</text:p>
          </table:table-cell>
          <table:table-cell office:value-type="string">
            <text:p>Andere Tasten</text:p>
          </table:table-cell>
          <table:table-cell/>
          <table:table-cell office:value-type="string">
            <text:p>Otras teclas</text:p>
          </table:table-cell>
          <table:table-cell office:value-type="string">
            <text:p>Autres boutons</text:p>
          </table:table-cell>
          <table:table-cell office:value-type="string">
            <text:p>Altri Tasti</text:p>
          </table:table-cell>
          <table:table-cell office:value-type="string">
            <text:p>სხვა ღილაკები</text:p>
          </table:table-cell>
          <table:table-cell office:value-type="string">
            <text:p>Andere Knoppen</text:p>
          </table:table-cell>
          <table:table-cell office:value-type="string">
            <text:p>Outros botões</text:p>
          </table:table-cell>
          <table:table-cell office:value-type="string">
            <text:p>Другие кнопки</text:p>
          </table:table-cell>
          <table:table-cell office:value-type="string">
            <text:p>Інші клавіші</text:p>
          </table:table-cell>
          <table:table-cell office:value-type="string">
            <text:p>其它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Key Bindings</text:p>
          </table:table-cell>
          <table:table-cell office:value-type="string">
            <text:p>Configuració Tecles</text:p>
          </table:table-cell>
          <table:table-cell office:value-type="string">
            <text:p>Klávesové zkratky</text:p>
          </table:table-cell>
          <table:table-cell office:value-type="string">
            <text:p>Tasteneinstellungen</text:p>
          </table:table-cell>
          <table:table-cell/>
          <table:table-cell office:value-type="string">
            <text:p>Configuración Teclas</text:p>
          </table:table-cell>
          <table:table-cell office:value-type="string">
            <text:p>Configuration des touches</text:p>
          </table:table-cell>
          <table:table-cell office:value-type="string">
            <text:p>Associazione Tasti</text:p>
          </table:table-cell>
          <table:table-cell office:value-type="string">
            <text:p>ღილაკები</text:p>
          </table:table-cell>
          <table:table-cell office:value-type="string">
            <text:p>Koppen bindingen</text:p>
          </table:table-cell>
          <table:table-cell office:value-type="string">
            <text:p>Conf. de Teclas</text:p>
          </table:table-cell>
          <table:table-cell office:value-type="string">
            <text:p>Действия кнопок</text:p>
          </table:table-cell>
          <table:table-cell office:value-type="string">
            <text:p>Налаштування клавіш</text:p>
          </table:table-cell>
          <table:table-cell office:value-type="string">
            <text:p>按键设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OLUME_BUTTONS</text:p>
          </table:table-cell>
          <table:table-cell office:value-type="string">
            <text:p>Volume Buttons</text:p>
          </table:table-cell>
          <table:table-cell office:value-type="string">
            <text:p>Tecles del volum</text:p>
          </table:table-cell>
          <table:table-cell office:value-type="string">
            <text:p>Zvuková tlačítka</text:p>
          </table:table-cell>
          <table:table-cell office:value-type="string">
            <text:p>Lautstärke-Tasten</text:p>
          </table:table-cell>
          <table:table-cell/>
          <table:table-cell office:value-type="string">
            <text:p>Teclas de volumen</text:p>
          </table:table-cell>
          <table:table-cell office:value-type="string">
            <text:p>Touches de volume</text:p>
          </table:table-cell>
          <table:table-cell office:value-type="string">
            <text:p>Tasti Volume</text:p>
          </table:table-cell>
          <table:table-cell office:value-type="string">
            <text:p>ხმის ღილაკები</text:p>
          </table:table-cell>
          <table:table-cell office:value-type="string">
            <text:p>Volume Knoppen</text:p>
          </table:table-cell>
          <table:table-cell office:value-type="string">
            <text:p>Botões Volume</text:p>
          </table:table-cell>
          <table:table-cell office:value-type="string">
            <text:p>Клавиши громкости</text:p>
          </table:table-cell>
          <table:table-cell office:value-type="string">
            <text:p>Клавіші гучності</text:p>
          </table:table-cell>
          <table:table-cell office:value-type="string">
            <text:p>音量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GROUP_OTHER</text:p>
          </table:table-cell>
          <table:table-cell office:value-type="string">
            <text:p>Other</text:p>
          </table:table-cell>
          <table:table-cell office:value-type="string">
            <text:p>Altres</text:p>
          </table:table-cell>
          <table:table-cell/>
          <table:table-cell office:value-type="string">
            <text:p>Sonstiges</text:p>
          </table:table-cell>
          <table:table-cell/>
          <table:table-cell office:value-type="string">
            <text:p>Otros</text:p>
          </table:table-cell>
          <table:table-cell table:number-columns-repeated="2"/>
          <table:table-cell office:value-type="string">
            <text:p>სხვა</text:p>
          </table:table-cell>
          <table:table-cell office:value-type="string">
            <text:p>Andere</text:p>
          </table:table-cell>
          <table:table-cell/>
          <table:table-cell office:value-type="string">
            <text:p>Прочее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GROUP_GAMES</text:p>
          </table:table-cell>
          <table:table-cell office:value-type="string">
            <text:p>Games</text:p>
          </table:table-cell>
          <table:table-cell office:value-type="string">
            <text:p>Jocs</text:p>
          </table:table-cell>
          <table:table-cell/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table:number-columns-repeated="2"/>
          <table:table-cell office:value-type="string">
            <text:p>თამაშები</text:p>
          </table:table-cell>
          <table:table-cell office:value-type="string">
            <text:p>Games</text:p>
          </table:table-cell>
          <table:table-cell/>
          <table:table-cell office:value-type="string">
            <text:p><text:s/>Игры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GROUP_UTILS</text:p>
          </table:table-cell>
          <table:table-cell office:value-type="string">
            <text:p>Utilities</text:p>
          </table:table-cell>
          <table:table-cell office:value-type="string">
            <text:p>Aplicacions</text:p>
          </table:table-cell>
          <table:table-cell/>
          <table:table-cell office:value-type="string">
            <text:p>Utiliten</text:p>
          </table:table-cell>
          <table:table-cell/>
          <table:table-cell office:value-type="string">
            <text:p>Utilidades</text:p>
          </table:table-cell>
          <table:table-cell table:number-columns-repeated="2"/>
          <table:table-cell office:value-type="string">
            <text:p>უტილიტები</text:p>
          </table:table-cell>
          <table:table-cell office:value-type="string">
            <text:p>Tools</text:p>
          </table:table-cell>
          <table:table-cell/>
          <table:table-cell office:value-type="string">
            <text:p>Утилиты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GROUP_BOOK</text:p>
          </table:table-cell>
          <table:table-cell office:value-type="string">
            <text:p>Book</text:p>
          </table:table-cell>
          <table:table-cell office:value-type="string">
            <text:p>Llibre</text:p>
          </table:table-cell>
          <table:table-cell/>
          <table:table-cell office:value-type="string">
            <text:p>Buch</text:p>
          </table:table-cell>
          <table:table-cell/>
          <table:table-cell office:value-type="string">
            <text:p>Libro</text:p>
          </table:table-cell>
          <table:table-cell table:number-columns-repeated="2"/>
          <table:table-cell office:value-type="string">
            <text:p>წიგნი</text:p>
          </table:table-cell>
          <table:table-cell office:value-type="string">
            <text:p>Boek</text:p>
          </table:table-cell>
          <table:table-cell/>
          <table:table-cell office:value-type="string">
            <text:p>Книга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LRFTextScale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 table:style-name="ce5"/>
          <table:table-cell office:value-type="string">
            <text:p>TITLE</text:p>
          </table:table-cell>
          <table:table-cell office:value-type="string">
            <text:p>LRF Text Scale</text:p>
          </table:table-cell>
          <table:table-cell office:value-type="string">
            <text:p>Escalat de text LRF</text:p>
          </table:table-cell>
          <table:table-cell/>
          <table:table-cell office:value-type="string">
            <text:p>LRF-Textgröße</text:p>
          </table:table-cell>
          <table:table-cell/>
          <table:table-cell office:value-type="string">
            <text:p>Escalado de texto LRF</text:p>
          </table:table-cell>
          <table:table-cell office:value-type="string">
            <text:p>LRF : Mise à l'échelle du texte</text:p>
          </table:table-cell>
          <table:table-cell office:value-type="string">
            <text:p>Scala del carattere LRF</text:p>
          </table:table-cell>
          <table:table-cell office:value-type="string">
            <text:p>LRF-ის მასშტაბი</text:p>
          </table:table-cell>
          <table:table-cell office:value-type="string">
            <text:p>LRF tekst schaal</text:p>
          </table:table-cell>
          <table:table-cell office:value-type="string">
            <text:p>Escala de Texto LRF</text:p>
          </table:table-cell>
          <table:table-cell office:value-type="string">
            <text:p>Масштаб книг LRF</text:p>
          </table:table-cell>
          <table:table-cell/>
          <table:table-cell office:value-type="string">
            <text:p>LRF格式的字体大小</text:p>
          </table:table-cell>
          <table:table-cell table:number-columns-repeated="1008"/>
        </table:table-row>
        <table:table-row table:style-name="ro4">
          <table:table-cell table:style-name="ce5"/>
          <table:table-cell office:value-type="string">
            <text:p>MSG_DEFAULT</text:p>
          </table:table-cell>
          <table:table-cell office:value-type="string">
            <text:p>(100 is the default value for S)</text:p>
          </table:table-cell>
          <table:table-cell office:value-type="string">
            <text:p>(100 és el valor predefinit per S)</text:p>
          </table:table-cell>
          <table:table-cell/>
          <table:table-cell office:value-type="string">
            <text:p>(100 ist der Standardwert für S)</text:p>
          </table:table-cell>
          <table:table-cell/>
          <table:table-cell office:value-type="string">
            <text:p>(100 es el valor predefinido para S)</text:p>
          </table:table-cell>
          <table:table-cell office:value-type="string">
            <text:p>(100 est la valeur par défaut pour S)</text:p>
          </table:table-cell>
          <table:table-cell office:value-type="string">
            <text:p>(100 è il valore predefinito per S)</text:p>
          </table:table-cell>
          <table:table-cell office:value-type="string">
            <text:p>(100 არის სტანდარტული მნიშვნელობა S-ისთვის)</text:p>
          </table:table-cell>
          <table:table-cell office:value-type="string">
            <text:p>(100 is de standaard waarde voor S)</text:p>
          </table:table-cell>
          <table:table-cell office:value-type="string">
            <text:p>(100 é o valor pré-definido para S)</text:p>
          </table:table-cell>
          <table:table-cell office:value-type="string">
            <text:p>100 - по умолчанию для (S)</text:p>
          </table:table-cell>
          <table:table-cell/>
          <table:table-cell office:value-type="string">
            <text:p>（小字体(S)的缺省大小是100）</text:p>
          </table:table-cell>
          <table:table-cell table:number-columns-repeated="1008"/>
        </table:table-row>
        <table:table-row table:style-name="ro4">
          <table:table-cell table:style-name="ce5"/>
          <table:table-cell office:value-type="string">
            <text:p>VALUE_DEFAULT</text:p>
          </table:table-cell>
          <table:table-cell table:number-columns-repeated="3"/>
          <table:table-cell office:value-type="string">
            <text:p>Standard</text:p>
          </table:table-cell>
          <table:table-cell table:number-columns-repeated="1018"/>
        </table:table-row>
        <table:table-row table:style-name="ro4">
          <table:table-cell table:style-name="ce5"/>
          <table:table-cell office:value-type="string">
            <text:p>DESCRIPTION</text:p>
          </table:table-cell>
          <table:table-cell table:number-columns-repeated="3"/>
          <table:table-cell office:value-type="string">
            <text:p>Ändert Schriftgrößen für *.LRF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MediaTag</text:p>
          </table:table-cell>
          <table:table-cell table:style-name="ce4" table:number-columns-repeated="4"/>
          <table:table-cell table:style-name="ce4" office:value-type="string">
            <text:p>Zubehör</text:p>
          </table:table-cell>
          <table:table-cell table:style-name="ce4" table:number-columns-repeated="10"/>
          <table:table-cell table:number-columns-repeated="1008"/>
        </table:table-row>
        <table:table-row table:style-name="ro4">
          <table:table-cell/>
          <table:table-cell office:value-type="string">
            <text:p>MARK_0</text:p>
          </table:table-cell>
          <table:table-cell office:value-type="string">
            <text:p>Mark 1 (check)</text:p>
          </table:table-cell>
          <table:table-cell office:value-type="string">
            <text:p>Marca 1 (Check)</text:p>
          </table:table-cell>
          <table:table-cell office:value-type="string">
            <text:p>Mark 1 (check)</text:p>
          </table:table-cell>
          <table:table-cell table:number-columns-repeated="2"/>
          <table:table-cell office:value-type="string">
            <text:p>Marca 1 (check)</text:p>
          </table:table-cell>
          <table:table-cell office:value-type="string">
            <text:p>Marque 1 (coche)</text:p>
          </table:table-cell>
          <table:table-cell office:value-type="string">
            <text:p>Simbolo 1 (check)</text:p>
          </table:table-cell>
          <table:table-cell office:value-type="string">
            <text:p>ნიშანი 1 (თოლია)</text:p>
          </table:table-cell>
          <table:table-cell office:value-type="string">
            <text:p>Markering 1 (check)</text:p>
          </table:table-cell>
          <table:table-cell office:value-type="string">
            <text:p>Marca 1 (checado)</text:p>
          </table:table-cell>
          <table:table-cell office:value-type="string">
            <text:p>Поставить метку «галочка»</text:p>
          </table:table-cell>
          <table:table-cell office:value-type="string">
            <text:p>Ставимо позначку (мітка)</text:p>
          </table:table-cell>
          <table:table-cell office:value-type="string">
            <text:p>标记1（对勾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ARK_1</text:p>
          </table:table-cell>
          <table:table-cell office:value-type="string">
            <text:p>Mark 2 (star)</text:p>
          </table:table-cell>
          <table:table-cell office:value-type="string">
            <text:p>Marca 2 (Estrella)</text:p>
          </table:table-cell>
          <table:table-cell office:value-type="string">
            <text:p>Mark 2 (star)</text:p>
          </table:table-cell>
          <table:table-cell office:value-type="string">
            <text:p>Symbol 2 (Stern)</text:p>
          </table:table-cell>
          <table:table-cell/>
          <table:table-cell office:value-type="string">
            <text:p>Marca 2 (estrella)</text:p>
          </table:table-cell>
          <table:table-cell office:value-type="string">
            <text:p>Marque 2 (étoile)</text:p>
          </table:table-cell>
          <table:table-cell office:value-type="string">
            <text:p>Simbolo 2 (stella)</text:p>
          </table:table-cell>
          <table:table-cell office:value-type="string">
            <text:p>ნიშანი 2 (ვარსკვლავი)</text:p>
          </table:table-cell>
          <table:table-cell office:value-type="string">
            <text:p>Markering 2 (ster)</text:p>
          </table:table-cell>
          <table:table-cell office:value-type="string">
            <text:p>Marca 2 (estrela)</text:p>
          </table:table-cell>
          <table:table-cell office:value-type="string">
            <text:p>Поставить метку «звезда»</text:p>
          </table:table-cell>
          <table:table-cell office:value-type="string">
            <text:p>Ставимо позначку (зірка)</text:p>
          </table:table-cell>
          <table:table-cell office:value-type="string">
            <text:p>标记2（星号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ARK_2</text:p>
          </table:table-cell>
          <table:table-cell office:value-type="string">
            <text:p>Mark 3 (circle)</text:p>
          </table:table-cell>
          <table:table-cell office:value-type="string">
            <text:p>Marca 3 (Cercle)</text:p>
          </table:table-cell>
          <table:table-cell office:value-type="string">
            <text:p>Mark 3 (circle)</text:p>
          </table:table-cell>
          <table:table-cell office:value-type="string">
            <text:p>Symbol 3 (Kreis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Marque 3 (cercle)</text:p>
          </table:table-cell>
          <table:table-cell office:value-type="string">
            <text:p>Simbolo 3 (cerchio)</text:p>
          </table:table-cell>
          <table:table-cell office:value-type="string">
            <text:p>ნიშანი 3 (წრეწირი)</text:p>
          </table:table-cell>
          <table:table-cell office:value-type="string">
            <text:p>Markering 3 (cirkel)</text:p>
          </table:table-cell>
          <table:table-cell office:value-type="string">
            <text:p>Marca 3 (círculo)</text:p>
          </table:table-cell>
          <table:table-cell office:value-type="string">
            <text:p>Поставить метку «круг»</text:p>
          </table:table-cell>
          <table:table-cell office:value-type="string">
            <text:p>Ставимо позначку (коло)</text:p>
          </table:table-cell>
          <table:table-cell office:value-type="string">
            <text:p>标记3（圆圈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ARK_3</text:p>
          </table:table-cell>
          <table:table-cell office:value-type="string">
            <text:p>Mark 4 (square)</text:p>
          </table:table-cell>
          <table:table-cell office:value-type="string">
            <text:p>Marca 4 (Quadrat)</text:p>
          </table:table-cell>
          <table:table-cell office:value-type="string">
            <text:p>Mark 4 (square)</text:p>
          </table:table-cell>
          <table:table-cell office:value-type="string">
            <text:p>Symbol 4 (Rechteck)</text:p>
          </table:table-cell>
          <table:table-cell/>
          <table:table-cell office:value-type="string">
            <text:p>Marca 4 (cuadrado)</text:p>
          </table:table-cell>
          <table:table-cell office:value-type="string">
            <text:p>Marque 4 (carré)</text:p>
          </table:table-cell>
          <table:table-cell office:value-type="string">
            <text:p>Simbolo 4 (quadrato)</text:p>
          </table:table-cell>
          <table:table-cell office:value-type="string">
            <text:p>ნიშანი 4 (კვადრატი)</text:p>
          </table:table-cell>
          <table:table-cell office:value-type="string">
            <text:p>Markering 4 (vierkant)</text:p>
          </table:table-cell>
          <table:table-cell office:value-type="string">
            <text:p>Marca 4 (quadrado)</text:p>
          </table:table-cell>
          <table:table-cell office:value-type="string">
            <text:p>Поставить метку «квадрат»</text:p>
          </table:table-cell>
          <table:table-cell office:value-type="string">
            <text:p>Ставимо позначку (квадрат)</text:p>
          </table:table-cell>
          <table:table-cell office:value-type="string">
            <text:p>标记4（方块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ARK_4</text:p>
          </table:table-cell>
          <table:table-cell office:value-type="string">
            <text:p>Mark 5 (triangle)</text:p>
          </table:table-cell>
          <table:table-cell office:value-type="string">
            <text:p>Marca 5 (Triangle)</text:p>
          </table:table-cell>
          <table:table-cell office:value-type="string">
            <text:p>Mark 5 (triangle)</text:p>
          </table:table-cell>
          <table:table-cell table:number-columns-repeated="2"/>
          <table:table-cell office:value-type="string">
            <text:p>Marca 5 (triángulo)</text:p>
          </table:table-cell>
          <table:table-cell office:value-type="string">
            <text:p>Marque 5 (triangle)</text:p>
          </table:table-cell>
          <table:table-cell office:value-type="string">
            <text:p>Simbolo 5 (triangolo)</text:p>
          </table:table-cell>
          <table:table-cell office:value-type="string">
            <text:p>ნიშანი 5 (სამკუთხედი)</text:p>
          </table:table-cell>
          <table:table-cell office:value-type="string">
            <text:p>Markering 5 (driehoek)</text:p>
          </table:table-cell>
          <table:table-cell office:value-type="string">
            <text:p>Marca 5 (triângulo)</text:p>
          </table:table-cell>
          <table:table-cell office:value-type="string">
            <text:p>Поставить метку «треугольник»</text:p>
          </table:table-cell>
          <table:table-cell office:value-type="string">
            <text:p>Ставимо позначку (трикутник)</text:p>
          </table:table-cell>
          <table:table-cell office:value-type="string">
            <text:p>标记5（三角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POSITION</text:p>
          </table:table-cell>
          <table:table-cell office:value-type="string">
            <text:p>Mark Position</text:p>
          </table:table-cell>
          <table:table-cell office:value-type="string">
            <text:p>Posició de la Marca</text:p>
          </table:table-cell>
          <table:table-cell office:value-type="string">
            <text:p>Mark Position</text:p>
          </table:table-cell>
          <table:table-cell office:value-type="string">
            <text:p>Position markieren</text:p>
          </table:table-cell>
          <table:table-cell/>
          <table:table-cell office:value-type="string">
            <text:p>Posición de las marcas</text:p>
          </table:table-cell>
          <table:table-cell office:value-type="string">
            <text:p>Marquer Position</text:p>
          </table:table-cell>
          <table:table-cell office:value-type="string">
            <text:p>Simbolo Posizione</text:p>
          </table:table-cell>
          <table:table-cell office:value-type="string">
            <text:p>ნიშნის პოზიცია</text:p>
          </table:table-cell>
          <table:table-cell office:value-type="string">
            <text:p>Markeer positie</text:p>
          </table:table-cell>
          <table:table-cell office:value-type="string">
            <text:p>Marcas Posição</text:p>
          </table:table-cell>
          <table:table-cell office:value-type="string">
            <text:p>Размещение метки</text:p>
          </table:table-cell>
          <table:table-cell office:value-type="string">
            <text:p>Позиція позначки</text:p>
          </table:table-cell>
          <table:table-cell office:value-type="string">
            <text:p>标记位置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TITLE</text:p>
          </table:table-cell>
          <table:table-cell office:value-type="string">
            <text:p>Mark Books</text:p>
          </table:table-cell>
          <table:table-cell office:value-type="string">
            <text:p>Marcar Llibres</text:p>
          </table:table-cell>
          <table:table-cell office:value-type="string">
            <text:p>Mark Books</text:p>
          </table:table-cell>
          <table:table-cell office:value-type="string">
            <text:p>Bücher markieren</text:p>
          </table:table-cell>
          <table:table-cell/>
          <table:table-cell office:value-type="string">
            <text:p>Marcas de libros</text:p>
          </table:table-cell>
          <table:table-cell office:value-type="string">
            <text:p>Marquer Livres</text:p>
          </table:table-cell>
          <table:table-cell office:value-type="string">
            <text:p>Simbolo Libri</text:p>
          </table:table-cell>
          <table:table-cell office:value-type="string">
            <text:p>წიგნების მარკირება</text:p>
          </table:table-cell>
          <table:table-cell office:value-type="string">
            <text:p>Markeer boeken</text:p>
          </table:table-cell>
          <table:table-cell office:value-type="string">
            <text:p>Marcas de Livros</text:p>
          </table:table-cell>
          <table:table-cell table:style-name="ce8" office:value-type="string">
            <text:p>Маркировка книг</text:p>
          </table:table-cell>
          <table:table-cell office:value-type="string">
            <text:p>Позначка книги</text:p>
          </table:table-cell>
          <table:table-cell office:value-type="string">
            <text:p>标记书本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OTTOM</text:p>
          </table:table-cell>
          <table:table-cell office:value-type="string">
            <text:p>Bottom</text:p>
          </table:table-cell>
          <table:table-cell office:value-type="string">
            <text:p>Part Inferior</text:p>
          </table:table-cell>
          <table:table-cell office:value-type="string">
            <text:p>Dolů</text:p>
          </table:table-cell>
          <table:table-cell office:value-type="string">
            <text:p>Unten</text:p>
          </table:table-cell>
          <table:table-cell/>
          <table:table-cell office:value-type="string">
            <text:p>Debajo</text:p>
          </table:table-cell>
          <table:table-cell office:value-type="string">
            <text:p>Bas</text:p>
          </table:table-cell>
          <table:table-cell office:value-type="string">
            <text:p>Parte inferiore</text:p>
          </table:table-cell>
          <table:table-cell office:value-type="string">
            <text:p>ქვემოთ</text:p>
          </table:table-cell>
          <table:table-cell office:value-type="string">
            <text:p>Onderkant</text:p>
          </table:table-cell>
          <table:table-cell office:value-type="string">
            <text:p>Abaixo</text:p>
          </table:table-cell>
          <table:table-cell office:value-type="string">
            <text:p>В нижней строке слева</text:p>
          </table:table-cell>
          <table:table-cell office:value-type="string">
            <text:p>Внизу</text:p>
          </table:table-cell>
          <table:table-cell office:value-type="string">
            <text:p>底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OVER_ICON</text:p>
          </table:table-cell>
          <table:table-cell office:value-type="string">
            <text:p>Left (over icon)</text:p>
          </table:table-cell>
          <table:table-cell office:value-type="string">
            <text:p>Esquerra (sobre l'icona)</text:p>
          </table:table-cell>
          <table:table-cell office:value-type="string">
            <text:p>Vlevo (over icon)</text:p>
          </table:table-cell>
          <table:table-cell office:value-type="string">
            <text:p>Links (über dem Icon)</text:p>
          </table:table-cell>
          <table:table-cell/>
          <table:table-cell office:value-type="string">
            <text:p>Izquierda (sobre el icono)</text:p>
          </table:table-cell>
          <table:table-cell office:value-type="string">
            <text:p>Gauche (sur icône)</text:p>
          </table:table-cell>
          <table:table-cell office:value-type="string">
            <text:p>Sinistra (sopra l'icona)</text:p>
          </table:table-cell>
          <table:table-cell office:value-type="string">
            <text:p>მარხენა ხატულაზე</text:p>
          </table:table-cell>
          <table:table-cell office:value-type="string">
            <text:p>Links (over icoon)</text:p>
          </table:table-cell>
          <table:table-cell office:value-type="string">
            <text:p>Esquerda (sobre ícone)</text:p>
          </table:table-cell>
          <table:table-cell office:value-type="string">
            <text:p>Поверх значка книги</text:p>
          </table:table-cell>
          <table:table-cell office:value-type="string">
            <text:p>Зліва над іконкою</text:p>
          </table:table-cell>
          <table:table-cell office:value-type="string">
            <text:p>左边（覆盖图标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RIGHT</text:p>
          </table:table-cell>
          <table:table-cell office:value-type="string">
            <text:p>Right</text:p>
          </table:table-cell>
          <table:table-cell office:value-type="string">
            <text:p>Dreta</text:p>
          </table:table-cell>
          <table:table-cell office:value-type="string">
            <text:p>Vpravo</text:p>
          </table:table-cell>
          <table:table-cell office:value-type="string">
            <text:p>Rechts</text:p>
          </table:table-cell>
          <table:table-cell/>
          <table:table-cell office:value-type="string">
            <text:p>Derecha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მარჯვნივ</text:p>
          </table:table-cell>
          <table:table-cell office:value-type="string">
            <text:p>Rechts</text:p>
          </table:table-cell>
          <table:table-cell office:value-type="string">
            <text:p>Direita</text:p>
          </table:table-cell>
          <table:table-cell office:value-type="string">
            <text:p>В верхней строке справа</text:p>
          </table:table-cell>
          <table:table-cell office:value-type="string">
            <text:p>Справа</text:p>
          </table:table-cell>
          <table:table-cell office:value-type="string">
            <text:p>右边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MenuCaptions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Menu Captions Style</text:p>
          </table:table-cell>
          <table:table-cell office:value-type="string">
            <text:p>Estil Títols</text:p>
          </table:table-cell>
          <table:table-cell office:value-type="string">
            <text:p>Vzhled nadpisů menu</text:p>
          </table:table-cell>
          <table:table-cell office:value-type="string">
            <text:p>Überschriften-Stil</text:p>
          </table:table-cell>
          <table:table-cell/>
          <table:table-cell office:value-type="string">
            <text:p>Estilo Títulos</text:p>
          </table:table-cell>
          <table:table-cell office:value-type="string">
            <text:p>Style des options du menu</text:p>
          </table:table-cell>
          <table:table-cell office:value-type="string">
            <text:p>Stile Didascalie Menu</text:p>
          </table:table-cell>
          <table:table-cell office:value-type="string">
            <text:p>წარწერების სტილი</text:p>
          </table:table-cell>
          <table:table-cell office:value-type="string">
            <text:p>Menu optie stijl</text:p>
          </table:table-cell>
          <table:table-cell office:value-type="string">
            <text:p>Estilo de Títulos</text:p>
          </table:table-cell>
          <table:table-cell office:value-type="string">
            <text:p>Стиль строк меню</text:p>
          </table:table-cell>
          <table:table-cell office:value-type="string">
            <text:p>Стиль рядків меню</text:p>
          </table:table-cell>
          <table:table-cell office:value-type="string">
            <text:p>菜单项字体大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ALWAYS_BIG</text:p>
          </table:table-cell>
          <table:table-cell office:value-type="string">
            <text:p>Always big</text:p>
          </table:table-cell>
          <table:table-cell office:value-type="string">
            <text:p>Títols Grans</text:p>
          </table:table-cell>
          <table:table-cell office:value-type="string">
            <text:p>Vždy velké</text:p>
          </table:table-cell>
          <table:table-cell office:value-type="string">
            <text:p>Immer groß</text:p>
          </table:table-cell>
          <table:table-cell/>
          <table:table-cell office:value-type="string">
            <text:p>Siempre grandes</text:p>
          </table:table-cell>
          <table:table-cell office:value-type="string">
            <text:p>Toujours grandes</text:p>
          </table:table-cell>
          <table:table-cell office:value-type="string">
            <text:p>Sempre grande</text:p>
          </table:table-cell>
          <table:table-cell office:value-type="string">
            <text:p>ყოველთვის დიდი</text:p>
          </table:table-cell>
          <table:table-cell office:value-type="string">
            <text:p>Altijd groot</text:p>
          </table:table-cell>
          <table:table-cell office:value-type="string">
            <text:p>Sempre Gde</text:p>
          </table:table-cell>
          <table:table-cell office:value-type="string">
            <text:p>Только крупный шрифт</text:p>
          </table:table-cell>
          <table:table-cell office:value-type="string">
            <text:p>Тільки великий шрифт</text:p>
          </table:table-cell>
          <table:table-cell office:value-type="string">
            <text:p>大字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ALWAYS_SMALL</text:p>
          </table:table-cell>
          <table:table-cell office:value-type="string">
            <text:p>Always small</text:p>
          </table:table-cell>
          <table:table-cell office:value-type="string">
            <text:p>Títols Petits</text:p>
          </table:table-cell>
          <table:table-cell office:value-type="string">
            <text:p>Vždy malé</text:p>
          </table:table-cell>
          <table:table-cell office:value-type="string">
            <text:p>Immer klein</text:p>
          </table:table-cell>
          <table:table-cell/>
          <table:table-cell office:value-type="string">
            <text:p>Siempre pequeños</text:p>
          </table:table-cell>
          <table:table-cell office:value-type="string">
            <text:p>Toujours petites</text:p>
          </table:table-cell>
          <table:table-cell office:value-type="string">
            <text:p>Sempre piccole</text:p>
          </table:table-cell>
          <table:table-cell office:value-type="string">
            <text:p>ყოველთვის პატარა</text:p>
          </table:table-cell>
          <table:table-cell office:value-type="string">
            <text:p>Altijd klein</text:p>
          </table:table-cell>
          <table:table-cell office:value-type="string">
            <text:p>Sempre Pqno</text:p>
          </table:table-cell>
          <table:table-cell office:value-type="string">
            <text:p>Только мелкий шрифт</text:p>
          </table:table-cell>
          <table:table-cell office:value-type="string">
            <text:p>Тільки маленький шрифт</text:p>
          </table:table-cell>
          <table:table-cell office:value-type="string">
            <text:p>小字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ONY_DEFAULT</text:p>
          </table:table-cell>
          <table:table-cell office:value-type="string">
            <text:p>Sony default</text:p>
          </table:table-cell>
          <table:table-cell office:value-type="string">
            <text:p>Original Sony</text:p>
          </table:table-cell>
          <table:table-cell office:value-type="string">
            <text:p>Standardní Sony</text:p>
          </table:table-cell>
          <table:table-cell office:value-type="string">
            <text:p>Sony Standard</text:p>
          </table:table-cell>
          <table:table-cell/>
          <table:table-cell office:value-type="string">
            <text:p>Original de Sony</text:p>
          </table:table-cell>
          <table:table-cell office:value-type="string">
            <text:p>Par défaut</text:p>
          </table:table-cell>
          <table:table-cell office:value-type="string">
            <text:p>Default Sony</text:p>
          </table:table-cell>
          <table:table-cell office:value-type="string">
            <text:p>Sony (ხან დიდი ხან პატარა)</text:p>
          </table:table-cell>
          <table:table-cell office:value-type="string">
            <text:p>Sony standaard</text:p>
          </table:table-cell>
          <table:table-cell office:value-type="string">
            <text:p>Padrão Sony</text:p>
          </table:table-cell>
          <table:table-cell office:value-type="string">
            <text:p>Оригинальный стиль Sony</text:p>
          </table:table-cell>
          <table:table-cell office:value-type="string">
            <text:p>Sony стандартний стиль</text:p>
          </table:table-cell>
          <table:table-cell office:value-type="string">
            <text:p>Sony缺省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MenuCustomizer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MENU_ITEM</text:p>
          </table:table-cell>
          <table:table-cell office:value-type="string">
            <text:p>Menu Item</text:p>
          </table:table-cell>
          <table:table-cell office:value-type="string">
            <text:p>Menú Element</text:p>
          </table:table-cell>
          <table:table-cell office:value-type="string">
            <text:p>Menu</text:p>
          </table:table-cell>
          <table:table-cell office:value-type="string">
            <text:p>Menüpunkt</text:p>
          </table:table-cell>
          <table:table-cell/>
          <table:table-cell office:value-type="string">
            <text:p>Menú elemento</text:p>
          </table:table-cell>
          <table:table-cell office:value-type="string">
            <text:p>Élement de menu</text:p>
          </table:table-cell>
          <table:table-cell office:value-type="string">
            <text:p>Elemento del menu</text:p>
          </table:table-cell>
          <table:table-cell office:value-type="string">
            <text:p>მენიუს ელემენტი</text:p>
          </table:table-cell>
          <table:table-cell office:value-type="string">
            <text:p>Menu item</text:p>
          </table:table-cell>
          <table:table-cell office:value-type="string">
            <text:p>Item do menu</text:p>
          </table:table-cell>
          <table:table-cell table:number-columns-repeated="2" office:value-type="string">
            <text:p>Пункт меню</text:p>
          </table:table-cell>
          <table:table-cell office:value-type="string">
            <text:p>菜单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ENU_SEPARATOR</text:p>
          </table:table-cell>
          <table:table-cell office:value-type="string">
            <text:p>Separator</text:p>
          </table:table-cell>
          <table:table-cell office:value-type="string">
            <text:p>Separador</text:p>
          </table:table-cell>
          <table:table-cell office:value-type="string">
            <text:p>Oddělovač</text:p>
          </table:table-cell>
          <table:table-cell office:value-type="string">
            <text:p>Separator</text:p>
          </table:table-cell>
          <table:table-cell/>
          <table:table-cell office:value-type="string">
            <text:p>Separador</text:p>
          </table:table-cell>
          <table:table-cell office:value-type="string">
            <text:p>Séparateur</text:p>
          </table:table-cell>
          <table:table-cell office:value-type="string">
            <text:p>Separatore</text:p>
          </table:table-cell>
          <table:table-cell office:value-type="string">
            <text:p>მენიუს გამყოფი</text:p>
          </table:table-cell>
          <table:table-cell office:value-type="string">
            <text:p>Scheiding</text:p>
          </table:table-cell>
          <table:table-cell office:value-type="string">
            <text:p>Separador</text:p>
          </table:table-cell>
          <table:table-cell office:value-type="string">
            <text:p>Разделитель меню</text:p>
          </table:table-cell>
          <table:table-cell office:value-type="string">
            <text:p>Роздільник меню</text:p>
          </table:table-cell>
          <table:table-cell office:value-type="string">
            <text:p>菜单分隔条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SLOT</text:p>
          </table:table-cell>
          <table:table-cell office:value-type="string">
            <text:p>Slot</text:p>
          </table:table-cell>
          <table:table-cell office:value-type="string">
            <text:p>Posició</text:p>
          </table:table-cell>
          <table:table-cell table:number-columns-repeated="2" office:value-type="string">
            <text:p>Slot</text:p>
          </table:table-cell>
          <table:table-cell/>
          <table:table-cell office:value-type="string">
            <text:p>Posición</text:p>
          </table:table-cell>
          <table:table-cell office:value-type="string">
            <text:p>Emplacement</text:p>
          </table:table-cell>
          <table:table-cell office:value-type="string">
            <text:p>Posizione</text:p>
          </table:table-cell>
          <table:table-cell office:value-type="string">
            <text:p>ჭრილი #</text:p>
          </table:table-cell>
          <table:table-cell office:value-type="string">
            <text:p>Slot</text:p>
          </table:table-cell>
          <table:table-cell office:value-type="string">
            <text:p>Posição</text:p>
          </table:table-cell>
          <table:table-cell table:number-columns-repeated="2" office:value-type="string">
            <text:p>Слот</text:p>
          </table:table-cell>
          <table:table-cell office:value-type="string">
            <text:p>栏位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Menu Customizer</text:p>
          </table:table-cell>
          <table:table-cell office:value-type="string">
            <text:p>Menú Personalització</text:p>
          </table:table-cell>
          <table:table-cell office:value-type="string">
            <text:p>Menu Customizer</text:p>
          </table:table-cell>
          <table:table-cell office:value-type="string">
            <text:p>Menü anpassen</text:p>
          </table:table-cell>
          <table:table-cell/>
          <table:table-cell office:value-type="string">
            <text:p>Menú Personalización</text:p>
          </table:table-cell>
          <table:table-cell office:value-type="string">
            <text:p>Personnalisation du menu</text:p>
          </table:table-cell>
          <table:table-cell office:value-type="string">
            <text:p>Personalizzazione del menu</text:p>
          </table:table-cell>
          <table:table-cell office:value-type="string">
            <text:p>მთავარი მენიუს მორგება</text:p>
          </table:table-cell>
          <table:table-cell office:value-type="string">
            <text:p>Menu aanpassen</text:p>
          </table:table-cell>
          <table:table-cell office:value-type="string">
            <text:p>Personalização</text:p>
          </table:table-cell>
          <table:table-cell office:value-type="string">
            <text:p>Главное меню</text:p>
          </table:table-cell>
          <table:table-cell office:value-type="string">
            <text:p>Вибране меню</text:p>
          </table:table-cell>
          <table:table-cell office:value-type="string">
            <text:p>定制主菜单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UNMOVABLE_SLOT</text:p>
          </table:table-cell>
          <table:table-cell office:value-type="string">
            <text:p>Fixed slot</text:p>
          </table:table-cell>
          <table:table-cell office:value-type="string">
            <text:p>Posició Fixa</text:p>
          </table:table-cell>
          <table:table-cell office:value-type="string">
            <text:p>Fixed slot</text:p>
          </table:table-cell>
          <table:table-cell office:value-type="string">
            <text:p>Fester slot</text:p>
          </table:table-cell>
          <table:table-cell/>
          <table:table-cell office:value-type="string">
            <text:p>Posición fija</text:p>
          </table:table-cell>
          <table:table-cell office:value-type="string">
            <text:p>Emplacement fixe</text:p>
          </table:table-cell>
          <table:table-cell office:value-type="string">
            <text:p>Posizione fissa</text:p>
          </table:table-cell>
          <table:table-cell table:style-name="ce8" office:value-type="string">
            <text:p>შეუცვლელი ჭრილი #</text:p>
          </table:table-cell>
          <table:table-cell office:value-type="string">
            <text:p>Vast slot</text:p>
          </table:table-cell>
          <table:table-cell office:value-type="string">
            <text:p>Posição Fixa</text:p>
          </table:table-cell>
          <table:table-cell office:value-type="string">
            <text:p>Неизменяемый слот</text:p>
          </table:table-cell>
          <table:table-cell office:value-type="string">
            <text:p>Фіксований слот</text:p>
          </table:table-cell>
          <table:table-cell office:value-type="string">
            <text:p>固定栏位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Standaard</text:p>
          </table:table-cell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e</text:p>
          </table:table-cell>
          <table:table-cell office:value-type="string">
            <text:p>Nein</text:p>
          </table:table-cell>
          <table:table-cell/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არა</text:p>
          </table:table-cell>
          <table:table-cell office:value-type="string">
            <text:p>Nee</text:p>
          </table:table-cell>
          <table:table-cell office:value-type="string">
            <text:p>Não</text:p>
          </table:table-cell>
          <table:table-cell office:value-type="string">
            <text:p>Отключён</text:p>
          </table:table-cell>
          <table:table-cell office:value-type="string">
            <text:p>ні</text:p>
          </table:table-cell>
          <table:table-cell office:value-type="string">
            <text:p>无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ano</text:p>
          </table:table-cell>
          <table:table-cell office:value-type="string">
            <text:p>Ja</text:p>
          </table:table-cell>
          <table:table-cell/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i</text:p>
          </table:table-cell>
          <table:table-cell office:value-type="string">
            <text:p>კი</text:p>
          </table:table-cell>
          <table:table-cell office:value-type="string">
            <text:p>Ja</text:p>
          </table:table-cell>
          <table:table-cell office:value-type="string">
            <text:p>Sim</text:p>
          </table:table-cell>
          <table:table-cell office:value-type="string">
            <text:p>Включён</text:p>
          </table:table-cell>
          <table:table-cell office:value-type="string">
            <text:p>так</text:p>
          </table:table-cell>
          <table:table-cell office:value-type="string">
            <text:p>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EMPTY</text:p>
          </table:table-cell>
          <table:table-cell office:value-type="string">
            <text:p>Empty</text:p>
          </table:table-cell>
          <table:table-cell office:value-type="string">
            <text:p>Buit</text:p>
          </table:table-cell>
          <table:table-cell/>
          <table:table-cell office:value-type="string">
            <text:p>Leer</text:p>
          </table:table-cell>
          <table:table-cell/>
          <table:table-cell office:value-type="string">
            <text:p>Vacío</text:p>
          </table:table-cell>
          <table:table-cell table:number-columns-repeated="3"/>
          <table:table-cell office:value-type="string">
            <text:p>Leeg</text:p>
          </table:table-cell>
          <table:table-cell/>
          <table:table-cell office:value-type="string">
            <text:p>Пусто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Screenshot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ACTION_TITLE</text:p>
          </table:table-cell>
          <table:table-cell office:value-type="string">
            <text:p>Take a Screenshot</text:p>
          </table:table-cell>
          <table:table-cell office:value-type="string">
            <text:p>Captura de Pantalla</text:p>
          </table:table-cell>
          <table:table-cell office:value-type="string">
            <text:p>Uložit snímek obrazovky</text:p>
          </table:table-cell>
          <table:table-cell office:value-type="string">
            <text:p>Screenshot erstellen</text:p>
          </table:table-cell>
          <table:table-cell/>
          <table:table-cell office:value-type="string">
            <text:p>Capturar pantalla</text:p>
          </table:table-cell>
          <table:table-cell office:value-type="string">
            <text:p>Prendre une capture d'écran</text:p>
          </table:table-cell>
          <table:table-cell office:value-type="string">
            <text:p>Crea uno Screenshot</text:p>
          </table:table-cell>
          <table:table-cell office:value-type="string">
            <text:p>ეკრანის სურათის გადაღება</text:p>
          </table:table-cell>
          <table:table-cell office:value-type="string">
            <text:p>Neem een Schermafdruk</text:p>
          </table:table-cell>
          <table:table-cell office:value-type="string">
            <text:p>Capturar tela</text:p>
          </table:table-cell>
          <table:table-cell office:value-type="string">
            <text:p>Сделать снимок экрана</text:p>
          </table:table-cell>
          <table:table-cell office:value-type="string">
            <text:p>Захопити копію екрану</text:p>
          </table:table-cell>
          <table:table-cell office:value-type="string">
            <text:p>截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FAILED_TO_SAVE</text:p>
          </table:table-cell>
          <table:table-cell office:value-type="string">
            <text:p>Failed to save</text:p>
          </table:table-cell>
          <table:table-cell office:value-type="string">
            <text:p>Captura fallida</text:p>
          </table:table-cell>
          <table:table-cell office:value-type="string">
            <text:p>Uložení se nezdařilo</text:p>
          </table:table-cell>
          <table:table-cell office:value-type="string">
            <text:p>Fehler beim Speichern</text:p>
          </table:table-cell>
          <table:table-cell/>
          <table:table-cell office:value-type="string">
            <text:p>Fallo al salvar</text:p>
          </table:table-cell>
          <table:table-cell office:value-type="string">
            <text:p>Impossible d'enregistrer</text:p>
          </table:table-cell>
          <table:table-cell office:value-type="string">
            <text:p>Salvataggio fallito</text:p>
          </table:table-cell>
          <table:table-cell office:value-type="string">
            <text:p>შენახვა ჩაიშალა</text:p>
          </table:table-cell>
          <table:table-cell office:value-type="string">
            <text:p>Opslaan niet gelukt</text:p>
          </table:table-cell>
          <table:table-cell office:value-type="string">
            <text:p>Falha ao salvar</text:p>
          </table:table-cell>
          <table:table-cell office:value-type="string">
            <text:p>Ошибка сохранения</text:p>
          </table:table-cell>
          <table:table-cell office:value-type="string">
            <text:p>Не вдалося зберегти</text:p>
          </table:table-cell>
          <table:table-cell office:value-type="string">
            <text:p>保存失败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FEEDBACK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Nein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er</text:p>
          </table:table-cell>
          <table:table-cell office:value-type="string">
            <text:p>Off</text:p>
          </table:table-cell>
          <table:table-cell office:value-type="string">
            <text:p>გამ</text:p>
          </table:table-cell>
          <table:table-cell office:value-type="string">
            <text:p>Af</text:p>
          </table:table-cell>
          <table:table-cell office:value-type="string">
            <text:p>Desativado</text:p>
          </table:table-cell>
          <table:table-cell office:value-type="string">
            <text:p>Отключён</text:p>
          </table:table-cell>
          <table:table-cell office:value-type="string">
            <text:p>Off</text:p>
          </table:table-cell>
          <table:table-cell office:value-type="string">
            <text:p>关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FEEDBACK_ON</text:p>
          </table:table-cell>
          <table:table-cell office:value-type="string">
            <text:p>On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Ja</text:p>
          </table:table-cell>
          <table:table-cell/>
          <table:table-cell office:value-type="string">
            <text:p>Activado</text:p>
          </table:table-cell>
          <table:table-cell office:value-type="string">
            <text:p>Activer</text:p>
          </table:table-cell>
          <table:table-cell office:value-type="string">
            <text:p>On</text:p>
          </table:table-cell>
          <table:table-cell office:value-type="string">
            <text:p>ჩარ</text:p>
          </table:table-cell>
          <table:table-cell office:value-type="string">
            <text:p>Aan</text:p>
          </table:table-cell>
          <table:table-cell office:value-type="string">
            <text:p>Ativado</text:p>
          </table:table-cell>
          <table:table-cell office:value-type="string">
            <text:p>Включён</text:p>
          </table:table-cell>
          <table:table-cell office:value-type="string">
            <text:p>On</text:p>
          </table:table-cell>
          <table:table-cell office:value-type="string">
            <text:p>开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TERNAL_MEMORY</text:p>
          </table:table-cell>
          <table:table-cell office:value-type="string">
            <text:p>Internal memory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m Internen Speicher</text:p>
          </table:table-cell>
          <table:table-cell/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 office:value-type="string">
            <text:p>Intern geheugen</text:p>
          </table:table-cell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EMORY_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auf Memory Stick</text:p>
          </table:table-cell>
          <table:table-cell/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Geheugen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Пам'ять картки пам'яті</text:p>
          </table:table-cell>
          <table:table-cell office:value-type="string">
            <text:p>Sony记忆棒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_FEEDBACK</text:p>
          </table:table-cell>
          <table:table-cell office:value-type="string">
            <text:p>Show Save Progress</text:p>
          </table:table-cell>
          <table:table-cell office:value-type="string">
            <text:p>Mostra progrés de salvar</text:p>
          </table:table-cell>
          <table:table-cell office:value-type="string">
            <text:p>Ukázat postup ukládání</text:p>
          </table:table-cell>
          <table:table-cell office:value-type="string">
            <text:p>Fortschrittsanzeige</text:p>
          </table:table-cell>
          <table:table-cell/>
          <table:table-cell office:value-type="string">
            <text:p>Mostrar progreso de salvar</text:p>
          </table:table-cell>
          <table:table-cell office:value-type="string">
            <text:p>Afficher la progression de l'enregistrement</text:p>
          </table:table-cell>
          <table:table-cell office:value-type="string">
            <text:p>Mostra progresso salvataggio</text:p>
          </table:table-cell>
          <table:table-cell office:value-type="string">
            <text:p>შენახვის შეტყობინება</text:p>
          </table:table-cell>
          <table:table-cell office:value-type="string">
            <text:p>Toon opslag voortgang</text:p>
          </table:table-cell>
          <table:table-cell office:value-type="string">
            <text:p>Mostra progresso de gravação</text:p>
          </table:table-cell>
          <table:table-cell office:value-type="string">
            <text:p>Прогресс сохранения</text:p>
          </table:table-cell>
          <table:table-cell office:value-type="string">
            <text:p>Показати процес збереження</text:p>
          </table:table-cell>
          <table:table-cell office:value-type="string">
            <text:p>显示保存进度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_SAVETO</text:p>
          </table:table-cell>
          <table:table-cell office:value-type="string">
            <text:p>Save to</text:p>
          </table:table-cell>
          <table:table-cell office:value-type="string">
            <text:p>Salvar a ...</text:p>
          </table:table-cell>
          <table:table-cell office:value-type="string">
            <text:p>Uložit na</text:p>
          </table:table-cell>
          <table:table-cell office:value-type="string">
            <text:p>Speichern</text:p>
          </table:table-cell>
          <table:table-cell/>
          <table:table-cell office:value-type="string">
            <text:p>Salvar en...</text:p>
          </table:table-cell>
          <table:table-cell office:value-type="string">
            <text:p>Enregistrer sous...</text:p>
          </table:table-cell>
          <table:table-cell office:value-type="string">
            <text:p>Salva in</text:p>
          </table:table-cell>
          <table:table-cell office:value-type="string">
            <text:p>ვინახავ</text:p>
          </table:table-cell>
          <table:table-cell office:value-type="string">
            <text:p>Opslaan naar</text:p>
          </table:table-cell>
          <table:table-cell office:value-type="string">
            <text:p>Salva em</text:p>
          </table:table-cell>
          <table:table-cell office:value-type="string">
            <text:p>Сохранить в</text:p>
          </table:table-cell>
          <table:table-cell office:value-type="string">
            <text:p>Зберегти до</text:p>
          </table:table-cell>
          <table:table-cell office:value-type="string">
            <text:p>保存到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SAVING_TO</text:p>
          </table:table-cell>
          <table:table-cell office:value-type="string">
            <text:p>Saving to </text:p>
          </table:table-cell>
          <table:table-cell office:value-type="string">
            <text:p>Salvant a </text:p>
          </table:table-cell>
          <table:table-cell office:value-type="string">
            <text:p>Ukládám na </text:p>
          </table:table-cell>
          <table:table-cell office:value-type="string">
            <text:p>Speichere nach </text:p>
          </table:table-cell>
          <table:table-cell/>
          <table:table-cell office:value-type="string">
            <text:p>Salvando en </text:p>
          </table:table-cell>
          <table:table-cell office:value-type="string">
            <text:p>Enregistrement sous...</text:p>
          </table:table-cell>
          <table:table-cell office:value-type="string">
            <text:p>Salva in </text:p>
          </table:table-cell>
          <table:table-cell office:value-type="string">
            <text:p>ვინახავ </text:p>
          </table:table-cell>
          <table:table-cell office:value-type="string">
            <text:p>Aan het opslaan naar</text:p>
          </table:table-cell>
          <table:table-cell office:value-type="string">
            <text:p>Salvando em</text:p>
          </table:table-cell>
          <table:table-cell office:value-type="string">
            <text:p>Сохранение: </text:p>
          </table:table-cell>
          <table:table-cell office:value-type="string">
            <text:p>Зберегаємо в </text:p>
          </table:table-cell>
          <table:table-cell office:value-type="string">
            <text:p>正在保存 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SD_CARD</text:p>
          </table:table-cell>
          <table:table-cell office:value-type="string">
            <text:p>SD card</text:p>
          </table:table-cell>
          <table:table-cell office:value-type="string">
            <text:p>Targeta SD</text:p>
          </table:table-cell>
          <table:table-cell office:value-type="string">
            <text:p>SD kartu</text:p>
          </table:table-cell>
          <table:table-cell office:value-type="string">
            <text:p>auf SD-Karte</text:p>
          </table:table-cell>
          <table:table-cell/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 office:value-type="string">
            <text:p>SD kaart</text:p>
          </table:table-cell>
          <table:table-cell office:value-type="string">
            <text:p>Cartão SD</text:p>
          </table:table-cell>
          <table:table-cell office:value-type="string">
            <text:p>SD Card</text:p>
          </table:table-cell>
          <table:table-cell office:value-type="string">
            <text:p>SD card</text:p>
          </table:table-cell>
          <table:table-cell office:value-type="string">
            <text:p>SD卡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eenshot</text:p>
          </table:table-cell>
          <table:table-cell office:value-type="string">
            <text:p>Captura de Pantalles</text:p>
          </table:table-cell>
          <table:table-cell office:value-type="string">
            <text:p>Snímek obrazovky</text:p>
          </table:table-cell>
          <table:table-cell office:value-type="string">
            <text:p>Screenshot</text:p>
          </table:table-cell>
          <table:table-cell/>
          <table:table-cell office:value-type="string">
            <text:p>Capturador de Pantallas</text:p>
          </table:table-cell>
          <table:table-cell office:value-type="string">
            <text:p>Capture d'écran</text:p>
          </table:table-cell>
          <table:table-cell office:value-type="string">
            <text:p>Screenshot</text:p>
          </table:table-cell>
          <table:table-cell office:value-type="string">
            <text:p>ეკრანის სურათი</text:p>
          </table:table-cell>
          <table:table-cell office:value-type="string">
            <text:p>Schermafdruk</text:p>
          </table:table-cell>
          <table:table-cell office:value-type="string">
            <text:p>Capturador de telas</text:p>
          </table:table-cell>
          <table:table-cell office:value-type="string">
            <text:p>Снимок экрана</text:p>
          </table:table-cell>
          <table:table-cell office:value-type="string">
            <text:p>Копія екрану</text:p>
          </table:table-cell>
          <table:table-cell office:value-type="string">
            <text:p>截屏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ScrollbarAlphabet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_ALPHABET</text:p>
          </table:table-cell>
          <table:table-cell office:value-type="string">
            <text:p>Alphabet</text:p>
          </table:table-cell>
          <table:table-cell office:value-type="string">
            <text:p>Abecedari</text:p>
          </table:table-cell>
          <table:table-cell office:value-type="string">
            <text:p>Abeceda</text:p>
          </table:table-cell>
          <table:table-cell office:value-type="string">
            <text:p>Alphabet</text:p>
          </table:table-cell>
          <table:table-cell/>
          <table:table-cell office:value-type="string">
            <text:p>Abecedario</text:p>
          </table:table-cell>
          <table:table-cell office:value-type="string">
            <text:p>Alphabet</text:p>
          </table:table-cell>
          <table:table-cell office:value-type="string">
            <text:p>Alfabeto</text:p>
          </table:table-cell>
          <table:table-cell office:value-type="string">
            <text:p>ანბანი</text:p>
          </table:table-cell>
          <table:table-cell office:value-type="string">
            <text:p>Alfabet</text:p>
          </table:table-cell>
          <table:table-cell office:value-type="string">
            <text:p>Alfabeto</text:p>
          </table:table-cell>
          <table:table-cell office:value-type="string">
            <text:p>Алфавит</text:p>
          </table:table-cell>
          <table:table-cell office:value-type="string">
            <text:p>Алфавіт</text:p>
          </table:table-cell>
          <table:table-cell office:value-type="string">
            <text:p>Alphabet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ollbar Alphabet</text:p>
          </table:table-cell>
          <table:table-cell office:value-type="string">
            <text:p>Barra Desplaçament de l'Abecedari</text:p>
          </table:table-cell>
          <table:table-cell table:number-columns-repeated="2" office:value-type="string">
            <text:p>Scrollbar Alphabet</text:p>
          </table:table-cell>
          <table:table-cell/>
          <table:table-cell office:value-type="string">
            <text:p>Abecedario de la barra de desplazamiento</text:p>
          </table:table-cell>
          <table:table-cell office:value-type="string">
            <text:p>Alphabet de la barre de défilement</text:p>
          </table:table-cell>
          <table:table-cell office:value-type="string">
            <text:p>Alfabeto barra di scorrimento</text:p>
          </table:table-cell>
          <table:table-cell office:value-type="string">
            <text:p>რბიას ზოლის ანბანი</text:p>
          </table:table-cell>
          <table:table-cell/>
          <table:table-cell office:value-type="string">
            <text:p>Barra de rolagem alfabética</text:p>
          </table:table-cell>
          <table:table-cell office:value-type="string">
            <text:p>Алфавит полосы прокрутки</text:p>
          </table:table-cell>
          <table:table-cell office:value-type="string">
            <text:p>Смуга прокрутки Алфавіт</text:p>
          </table:table-cell>
          <table:table-cell office:value-type="string">
            <text:p>Scrollbar Alphabet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table:number-columns-repeated="2" office:value-type="string">
            <text:p>default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StandardActions</text:p>
          </table:table-cell>
          <table:table-cell table:style-name="ce4" table:number-columns-repeated="15"/>
          <table:table-cell table:number-columns-repeated="1008"/>
        </table:table-row>
        <table:table-row table:style-name="ro6">
          <table:table-cell/>
          <table:table-cell office:value-type="string">
            <text:p>ACTION_CONTINUE_READING</text:p>
          </table:table-cell>
          <table:table-cell office:value-type="string">
            <text:p>Continue Reading</text:p>
          </table:table-cell>
          <table:table-cell table:style-name="ce8" office:value-type="string">
            <text:p>Continuar Llegint</text:p>
          </table:table-cell>
          <table:table-cell table:style-name="ce8" office:value-type="string">
            <text:p>Pkračuj ve čtení</text:p>
          </table:table-cell>
          <table:table-cell office:value-type="string">
            <text:p>Lesen fortsetzen</text:p>
          </table:table-cell>
          <table:table-cell table:style-name="Default"/>
          <table:table-cell table:style-name="ce8" office:value-type="string">
            <text:p>Continuar Leyendo</text:p>
          </table:table-cell>
          <table:table-cell office:value-type="string">
            <text:p>Continuer à lire</text:p>
          </table:table-cell>
          <table:table-cell table:style-name="ce8" office:value-type="string">
            <text:p>Continua a leggere</text:p>
          </table:table-cell>
          <table:table-cell office:value-type="string">
            <text:p>კითხვის გაგრძელება</text:p>
          </table:table-cell>
          <table:table-cell/>
          <table:table-cell office:value-type="string">
            <text:p>Continue lendo</text:p>
          </table:table-cell>
          <table:table-cell office:value-type="string">
            <text:p>Продолжить чтение</text:p>
          </table:table-cell>
          <table:table-cell office:value-type="string">
            <text:p>Продовжити читання</text:p>
          </table:table-cell>
          <table:table-cell table:style-name="ce8" office:value-type="string">
            <text:p>继续阅读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GOTO_LINK</text:p>
          </table:table-cell>
          <table:table-cell office:value-type="string">
            <text:p>Goto Link</text:p>
          </table:table-cell>
          <table:table-cell office:value-type="string">
            <text:p>Anar a Enllaç</text:p>
          </table:table-cell>
          <table:table-cell office:value-type="string">
            <text:p>Běž na odkaz</text:p>
          </table:table-cell>
          <table:table-cell office:value-type="string">
            <text:p>Verknüpfung folgen</text:p>
          </table:table-cell>
          <table:table-cell/>
          <table:table-cell office:value-type="string">
            <text:p>Ir al enlace</text:p>
          </table:table-cell>
          <table:table-cell office:value-type="string">
            <text:p>Aller au lien</text:p>
          </table:table-cell>
          <table:table-cell office:value-type="string">
            <text:p>Segui Link</text:p>
          </table:table-cell>
          <table:table-cell office:value-type="string">
            <text:p>ბმულის გახსნა</text:p>
          </table:table-cell>
          <table:table-cell/>
          <table:table-cell office:value-type="string">
            <text:p>Ir para link</text:p>
          </table:table-cell>
          <table:table-cell office:value-type="string">
            <text:p>Перейти по ссылке</text:p>
          </table:table-cell>
          <table:table-cell office:value-type="string">
            <text:p>Йти до...</text:p>
          </table:table-cell>
          <table:table-cell office:value-type="string">
            <text:p>跳到链接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NEXT_IN_HISTORY</text:p>
          </table:table-cell>
          <table:table-cell office:value-type="string">
            <text:p>Next in History</text:p>
          </table:table-cell>
          <table:table-cell office:value-type="string">
            <text:p>Proper en l'Historial</text:p>
          </table:table-cell>
          <table:table-cell office:value-type="string">
            <text:p>Další v historii</text:p>
          </table:table-cell>
          <table:table-cell office:value-type="string">
            <text:p>Nächstes im Verlauf</text:p>
          </table:table-cell>
          <table:table-cell/>
          <table:table-cell office:value-type="string">
            <text:p>Siguiente en el Historial</text:p>
          </table:table-cell>
          <table:table-cell office:value-type="string">
            <text:p>Suivant dans l'historique</text:p>
          </table:table-cell>
          <table:table-cell office:value-type="string">
            <text:p>Prossimo nella Cronologia</text:p>
          </table:table-cell>
          <table:table-cell office:value-type="string">
            <text:p>წინა ისტორიაში</text:p>
          </table:table-cell>
          <table:table-cell/>
          <table:table-cell office:value-type="string">
            <text:p>Próximo no Histórico</text:p>
          </table:table-cell>
          <table:table-cell office:value-type="string">
            <text:p>Следующая в журнале</text:p>
          </table:table-cell>
          <table:table-cell office:value-type="string">
            <text:p>Наступна в історії</text:p>
          </table:table-cell>
          <table:table-cell office:value-type="string">
            <text:p>前进（阅读历史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NEXT_PAGE</text:p>
          </table:table-cell>
          <table:table-cell office:value-type="string">
            <text:p>Next Page</text:p>
          </table:table-cell>
          <table:table-cell office:value-type="string">
            <text:p>Pàgina Següent</text:p>
          </table:table-cell>
          <table:table-cell office:value-type="string">
            <text:p>Další strana</text:p>
          </table:table-cell>
          <table:table-cell office:value-type="string">
            <text:p>Nächste Seite</text:p>
          </table:table-cell>
          <table:table-cell/>
          <table:table-cell office:value-type="string">
            <text:p>Página siguiente</text:p>
          </table:table-cell>
          <table:table-cell office:value-type="string">
            <text:p>Page suivante</text:p>
          </table:table-cell>
          <table:table-cell office:value-type="string">
            <text:p>Prossima Pagina</text:p>
          </table:table-cell>
          <table:table-cell office:value-type="string">
            <text:p>შემდეგი გვერდი</text:p>
          </table:table-cell>
          <table:table-cell/>
          <table:table-cell office:value-type="string">
            <text:p>Próxima Página</text:p>
          </table:table-cell>
          <table:table-cell office:value-type="string">
            <text:p>Следующая страница</text:p>
          </table:table-cell>
          <table:table-cell office:value-type="string">
            <text:p>Наступна сторінка</text:p>
          </table:table-cell>
          <table:table-cell office:value-type="string">
            <text:p>下一页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NEXT_SONG</text:p>
          </table:table-cell>
          <table:table-cell office:value-type="string">
            <text:p>Next Song</text:p>
          </table:table-cell>
          <table:table-cell office:value-type="string">
            <text:p>Següent Cançó</text:p>
          </table:table-cell>
          <table:table-cell office:value-type="string">
            <text:p>Další nahrávka</text:p>
          </table:table-cell>
          <table:table-cell office:value-type="string">
            <text:p>Nächstes Lied</text:p>
          </table:table-cell>
          <table:table-cell/>
          <table:table-cell office:value-type="string">
            <text:p>Canción siguiente</text:p>
            <text:p/>
          </table:table-cell>
          <table:table-cell office:value-type="string">
            <text:p>Chanson suivante</text:p>
          </table:table-cell>
          <table:table-cell office:value-type="string">
            <text:p>Prossima Canzone</text:p>
          </table:table-cell>
          <table:table-cell office:value-type="string">
            <text:p>შემდეგი სიმღერა</text:p>
          </table:table-cell>
          <table:table-cell/>
          <table:table-cell office:value-type="string">
            <text:p>Próxima mídia</text:p>
          </table:table-cell>
          <table:table-cell office:value-type="string">
            <text:p>Следующая песня</text:p>
          </table:table-cell>
          <table:table-cell office:value-type="string">
            <text:p>Наступна композиція</text:p>
          </table:table-cell>
          <table:table-cell office:value-type="string">
            <text:p>下一首歌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OPEN_TOC</text:p>
          </table:table-cell>
          <table:table-cell office:value-type="string">
            <text:p>Open TOC</text:p>
          </table:table-cell>
          <table:table-cell table:style-name="ce8" office:value-type="string">
            <text:p>Obrir Index</text:p>
          </table:table-cell>
          <table:table-cell table:style-name="Default"/>
          <table:table-cell office:value-type="string">
            <text:p>Inhaltsverzeichnis öffnen</text:p>
          </table:table-cell>
          <table:table-cell table:style-name="Default"/>
          <table:table-cell table:style-name="ce8" office:value-type="string">
            <text:p>Abrir Índice</text:p>
          </table:table-cell>
          <table:table-cell office:value-type="string">
            <text:p>Ouvrir Table des Matières</text:p>
          </table:table-cell>
          <table:table-cell table:style-name="ce8" office:value-type="string">
            <text:p>Apri indice</text:p>
          </table:table-cell>
          <table:table-cell table:style-name="ce8" office:value-type="string">
            <text:p>სარჩევი</text:p>
          </table:table-cell>
          <table:table-cell/>
          <table:table-cell office:value-type="string">
            <text:p>Abrir Índices</text:p>
          </table:table-cell>
          <table:table-cell office:value-type="string">
            <text:p>Содержание книги</text:p>
          </table:table-cell>
          <table:table-cell office:value-type="string">
            <text:p>Відкрити TOC</text:p>
          </table:table-cell>
          <table:table-cell table:style-name="ce8" office:value-type="string">
            <text:p>打开目录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PREVIOUS_IN_HISTORY</text:p>
          </table:table-cell>
          <table:table-cell office:value-type="string">
            <text:p>Previous in History</text:p>
          </table:table-cell>
          <table:table-cell office:value-type="string">
            <text:p>Anterior en l'Historial</text:p>
          </table:table-cell>
          <table:table-cell office:value-type="string">
            <text:p>Předchozí v historii</text:p>
          </table:table-cell>
          <table:table-cell office:value-type="string">
            <text:p>Vorheriges im Verlauf</text:p>
          </table:table-cell>
          <table:table-cell/>
          <table:table-cell office:value-type="string">
            <text:p>Anterior en el Historial</text:p>
          </table:table-cell>
          <table:table-cell office:value-type="string">
            <text:p>Précédent dans l'historique</text:p>
          </table:table-cell>
          <table:table-cell office:value-type="string">
            <text:p>Precedente nella Cronologia</text:p>
          </table:table-cell>
          <table:table-cell office:value-type="string">
            <text:p>შემდეგი ისტორიაში</text:p>
          </table:table-cell>
          <table:table-cell/>
          <table:table-cell office:value-type="string">
            <text:p>Anterior no Histórico</text:p>
          </table:table-cell>
          <table:table-cell office:value-type="string">
            <text:p>Предыдущая в журнале</text:p>
          </table:table-cell>
          <table:table-cell office:value-type="string">
            <text:p>Попередня в історії</text:p>
          </table:table-cell>
          <table:table-cell office:value-type="string">
            <text:p>后退（阅读历史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PREVIOUS_PAGE</text:p>
          </table:table-cell>
          <table:table-cell office:value-type="string">
            <text:p>Previous Page</text:p>
          </table:table-cell>
          <table:table-cell office:value-type="string">
            <text:p>Pàgina Anterior</text:p>
          </table:table-cell>
          <table:table-cell office:value-type="string">
            <text:p>Předchozí strana</text:p>
          </table:table-cell>
          <table:table-cell office:value-type="string">
            <text:p>Vorherige Seite</text:p>
          </table:table-cell>
          <table:table-cell/>
          <table:table-cell office:value-type="string">
            <text:p>Página anterior</text:p>
          </table:table-cell>
          <table:table-cell office:value-type="string">
            <text:p>Page précédente</text:p>
          </table:table-cell>
          <table:table-cell office:value-type="string">
            <text:p>Pagina Precedente</text:p>
          </table:table-cell>
          <table:table-cell office:value-type="string">
            <text:p>წინა გვერდი</text:p>
          </table:table-cell>
          <table:table-cell/>
          <table:table-cell office:value-type="string">
            <text:p>Página Anterior</text:p>
          </table:table-cell>
          <table:table-cell office:value-type="string">
            <text:p>Предыдущая страница</text:p>
          </table:table-cell>
          <table:table-cell office:value-type="string">
            <text:p>Попередня сторінка</text:p>
          </table:table-cell>
          <table:table-cell office:value-type="string">
            <text:p>上一页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PREVIOUS_SONG</text:p>
          </table:table-cell>
          <table:table-cell office:value-type="string">
            <text:p>Previous Song</text:p>
          </table:table-cell>
          <table:table-cell office:value-type="string">
            <text:p>Anterior Cançó</text:p>
          </table:table-cell>
          <table:table-cell office:value-type="string">
            <text:p>Předchozí nahrávka</text:p>
          </table:table-cell>
          <table:table-cell office:value-type="string">
            <text:p>Vorheriges Lied</text:p>
          </table:table-cell>
          <table:table-cell/>
          <table:table-cell office:value-type="string">
            <text:p>Canción anterior</text:p>
          </table:table-cell>
          <table:table-cell office:value-type="string">
            <text:p>Chanson précédente</text:p>
          </table:table-cell>
          <table:table-cell office:value-type="string">
            <text:p>Canzone Precedente</text:p>
          </table:table-cell>
          <table:table-cell office:value-type="string">
            <text:p>წინა სიმღერა</text:p>
          </table:table-cell>
          <table:table-cell/>
          <table:table-cell office:value-type="string">
            <text:p>Mídia Anterior</text:p>
          </table:table-cell>
          <table:table-cell office:value-type="string">
            <text:p>Предыдущая песня</text:p>
          </table:table-cell>
          <table:table-cell office:value-type="string">
            <text:p>Попередня композиція</text:p>
          </table:table-cell>
          <table:table-cell office:value-type="string">
            <text:p>上一首歌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SHUTDOWN</text:p>
          </table:table-cell>
          <table:table-cell office:value-type="string">
            <text:p>Shutdown</text:p>
          </table:table-cell>
          <table:table-cell office:value-type="string">
            <text:p>Apagar</text:p>
          </table:table-cell>
          <table:table-cell office:value-type="string">
            <text:p>Vypnout</text:p>
          </table:table-cell>
          <table:table-cell office:value-type="string">
            <text:p>Gerät ausschalten</text:p>
          </table:table-cell>
          <table:table-cell/>
          <table:table-cell office:value-type="string">
            <text:p>Apagar</text:p>
          </table:table-cell>
          <table:table-cell office:value-type="string">
            <text:p>Éteindre l'appareil</text:p>
          </table:table-cell>
          <table:table-cell office:value-type="string">
            <text:p>Spegni</text:p>
          </table:table-cell>
          <table:table-cell office:value-type="string">
            <text:p>გათიშვა</text:p>
          </table:table-cell>
          <table:table-cell/>
          <table:table-cell office:value-type="string">
            <text:p>Desligar</text:p>
          </table:table-cell>
          <table:table-cell office:value-type="string">
            <text:p>Полное отключение</text:p>
          </table:table-cell>
          <table:table-cell office:value-type="string">
            <text:p>Вимкнути</text:p>
          </table:table-cell>
          <table:table-cell office:value-type="string">
            <text:p>关闭设备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ACTION_doMenu</text:p>
          </table:table-cell>
          <table:table-cell office:value-type="string">
            <text:p>Previous Menu (Back / Up)</text:p>
          </table:table-cell>
          <table:table-cell table:style-name="ce8" office:value-type="string">
            <text:p>Menú Anterior </text:p>
          </table:table-cell>
          <table:table-cell table:style-name="ce8" office:value-type="string">
            <text:p>Předchozí menu (Zpět/Nahoru)</text:p>
          </table:table-cell>
          <table:table-cell office:value-type="string">
            <text:p>Vorheriges Menü (zurück / hoch)</text:p>
          </table:table-cell>
          <table:table-cell table:style-name="Default"/>
          <table:table-cell table:style-name="ce8" office:value-type="string">
            <text:p>Menú Anterior</text:p>
          </table:table-cell>
          <table:table-cell office:value-type="string">
            <text:p>Menu précédent</text:p>
          </table:table-cell>
          <table:table-cell table:style-name="ce8" office:value-type="string">
            <text:p>Menu precedente</text:p>
          </table:table-cell>
          <table:table-cell table:style-name="ce8" office:value-type="string">
            <text:p>წინა მენიუ (უკან/ზევით)</text:p>
          </table:table-cell>
          <table:table-cell/>
          <table:table-cell office:value-type="string">
            <text:p>Menu anterior (acima/abaixo)</text:p>
          </table:table-cell>
          <table:table-cell office:value-type="string">
            <text:p>Предыдущее меню</text:p>
          </table:table-cell>
          <table:table-cell office:value-type="string">
            <text:p>Попереднє меню (Назад / Вгору)</text:p>
          </table:table-cell>
          <table:table-cell table:style-name="ce8" office:value-type="string">
            <text:p>返回前一个菜单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ACTION_doOption</text:p>
          </table:table-cell>
          <table:table-cell office:value-type="string">
            <text:p>Open Options</text:p>
          </table:table-cell>
          <table:table-cell table:style-name="ce8" office:value-type="string">
            <text:p>Obrir Opcions</text:p>
          </table:table-cell>
          <table:table-cell table:style-name="ce8" office:value-type="string">
            <text:p>Otevři nastavení</text:p>
          </table:table-cell>
          <table:table-cell office:value-type="string">
            <text:p>Optionen öffnen</text:p>
          </table:table-cell>
          <table:table-cell table:style-name="Default"/>
          <table:table-cell table:style-name="ce8" office:value-type="string">
            <text:p>Abrir Opciones</text:p>
          </table:table-cell>
          <table:table-cell office:value-type="string">
            <text:p>Ouvrir Options</text:p>
          </table:table-cell>
          <table:table-cell table:style-name="ce8" office:value-type="string">
            <text:p>Apri opzioni</text:p>
          </table:table-cell>
          <table:table-cell table:style-name="ce8" office:value-type="string">
            <text:p>პარამეტრების მენიუ</text:p>
          </table:table-cell>
          <table:table-cell/>
          <table:table-cell office:value-type="string">
            <text:p>Abrir opções</text:p>
          </table:table-cell>
          <table:table-cell office:value-type="string">
            <text:p>Контекстное меню</text:p>
          </table:table-cell>
          <table:table-cell office:value-type="string">
            <text:p>Відкрити опції</text:p>
          </table:table-cell>
          <table:table-cell table:style-name="ce8" office:value-type="string">
            <text:p>打开选项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ot</text:p>
          </table:table-cell>
          <table:table-cell office:value-type="string">
            <text:p>Goto Home</text:p>
          </table:table-cell>
          <table:table-cell table:style-name="ce8" office:value-type="string">
            <text:p>Anar a Inici</text:p>
          </table:table-cell>
          <table:table-cell table:style-name="ce8" office:value-type="string">
            <text:p>Domů</text:p>
          </table:table-cell>
          <table:table-cell office:value-type="string">
            <text:p>Zur Startseite</text:p>
          </table:table-cell>
          <table:table-cell table:style-name="Default"/>
          <table:table-cell table:style-name="ce8" office:value-type="string">
            <text:p>Ir a Inicio</text:p>
          </table:table-cell>
          <table:table-cell office:value-type="string">
            <text:p>Aller au menu principal</text:p>
          </table:table-cell>
          <table:table-cell table:style-name="ce8" office:value-type="string">
            <text:p>Vai alla Home</text:p>
          </table:table-cell>
          <table:table-cell table:style-name="ce8" office:value-type="string">
            <text:p>მთავარი მენიუ</text:p>
          </table:table-cell>
          <table:table-cell/>
          <table:table-cell office:value-type="string">
            <text:p>Ir para Início</text:p>
          </table:table-cell>
          <table:table-cell office:value-type="string">
            <text:p>Главное меню</text:p>
          </table:table-cell>
          <table:table-cell office:value-type="string">
            <text:p>Повернутися в головне меню</text:p>
          </table:table-cell>
          <table:table-cell table:style-name="ce8" office:value-type="string">
            <text:p>回到主页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doRotate</text:p>
          </table:table-cell>
          <table:table-cell office:value-type="string">
            <text:p>Rotate</text:p>
          </table:table-cell>
          <table:table-cell table:style-name="ce8" office:value-type="string">
            <text:p>Girar</text:p>
          </table:table-cell>
          <table:table-cell table:style-name="ce8" office:value-type="string">
            <text:p>Otočit</text:p>
          </table:table-cell>
          <table:table-cell office:value-type="string">
            <text:p>Rotieren</text:p>
          </table:table-cell>
          <table:table-cell table:style-name="Default"/>
          <table:table-cell table:style-name="ce8" office:value-type="string">
            <text:p>Girar</text:p>
          </table:table-cell>
          <table:table-cell office:value-type="string">
            <text:p>Tourner</text:p>
          </table:table-cell>
          <table:table-cell table:style-name="ce8" office:value-type="string">
            <text:p>Ruota</text:p>
          </table:table-cell>
          <table:table-cell table:style-name="ce8" office:value-type="string">
            <text:p>ბრუნვა</text:p>
          </table:table-cell>
          <table:table-cell/>
          <table:table-cell office:value-type="string">
            <text:p>Girar</text:p>
          </table:table-cell>
          <table:table-cell office:value-type="string">
            <text:p>Поворот экрана</text:p>
          </table:table-cell>
          <table:table-cell office:value-type="string">
            <text:p>Повернути</text:p>
          </table:table-cell>
          <table:table-cell table:style-name="ce8" office:value-type="string">
            <text:p>改变屏幕方向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tate0</text:p>
          </table:table-cell>
          <table:table-cell office:value-type="string">
            <text:p>Rotate 0°</text:p>
          </table:table-cell>
          <table:table-cell table:style-name="ce8" office:value-type="string">
            <text:p>Girar 0°</text:p>
          </table:table-cell>
          <table:table-cell table:style-name="ce8" office:value-type="string">
            <text:p>Otočit o 0°</text:p>
          </table:table-cell>
          <table:table-cell office:value-type="string">
            <text:p>Rotiere 0°</text:p>
          </table:table-cell>
          <table:table-cell table:style-name="Default"/>
          <table:table-cell table:style-name="ce8" office:value-type="string">
            <text:p>Girar 0°</text:p>
          </table:table-cell>
          <table:table-cell office:value-type="string">
            <text:p>Tourner à 0°</text:p>
          </table:table-cell>
          <table:table-cell table:style-name="ce8" office:value-type="string">
            <text:p>Ruota 0°</text:p>
          </table:table-cell>
          <table:table-cell office:value-type="string">
            <text:p>ბრუნვა 0°</text:p>
          </table:table-cell>
          <table:table-cell/>
          <table:table-cell office:value-type="string">
            <text:p>Girar 0°</text:p>
          </table:table-cell>
          <table:table-cell office:value-type="string">
            <text:p>Поворот на 0°</text:p>
          </table:table-cell>
          <table:table-cell office:value-type="string">
            <text:p>Повернути на 0°</text:p>
          </table:table-cell>
          <table:table-cell table:style-name="ce8" office:value-type="string">
            <text:p>旋转 0°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tate90</text:p>
          </table:table-cell>
          <table:table-cell office:value-type="string">
            <text:p>Rotate 90°</text:p>
          </table:table-cell>
          <table:table-cell table:style-name="ce8" office:value-type="string">
            <text:p>Girar 90°</text:p>
          </table:table-cell>
          <table:table-cell table:style-name="ce8" office:value-type="string">
            <text:p>Otočit o 90°</text:p>
          </table:table-cell>
          <table:table-cell office:value-type="string">
            <text:p>Rotiere 90°</text:p>
          </table:table-cell>
          <table:table-cell table:style-name="Default"/>
          <table:table-cell table:style-name="ce8" office:value-type="string">
            <text:p>Girar 90°</text:p>
          </table:table-cell>
          <table:table-cell office:value-type="string">
            <text:p>Tourner à 90°</text:p>
          </table:table-cell>
          <table:table-cell table:style-name="ce8" office:value-type="string">
            <text:p>Ruota 90°</text:p>
          </table:table-cell>
          <table:table-cell office:value-type="string">
            <text:p>ბრუნვა 90°</text:p>
          </table:table-cell>
          <table:table-cell/>
          <table:table-cell office:value-type="string">
            <text:p>Girar 90°</text:p>
          </table:table-cell>
          <table:table-cell office:value-type="string">
            <text:p>Поворот на 90°</text:p>
          </table:table-cell>
          <table:table-cell office:value-type="string">
            <text:p>Повернути на 90°</text:p>
          </table:table-cell>
          <table:table-cell table:style-name="ce8" office:value-type="string">
            <text:p>旋转 90°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tate180</text:p>
          </table:table-cell>
          <table:table-cell office:value-type="string">
            <text:p>Rotate 180°</text:p>
          </table:table-cell>
          <table:table-cell table:style-name="ce8" office:value-type="string">
            <text:p>Girar 180°</text:p>
          </table:table-cell>
          <table:table-cell table:style-name="ce8" office:value-type="string">
            <text:p>Otočit o 180°</text:p>
          </table:table-cell>
          <table:table-cell office:value-type="string">
            <text:p>Rotiere 180°</text:p>
          </table:table-cell>
          <table:table-cell table:style-name="Default"/>
          <table:table-cell table:style-name="ce8" office:value-type="string">
            <text:p>Girar 180°</text:p>
          </table:table-cell>
          <table:table-cell office:value-type="string">
            <text:p>Tourner à 180°</text:p>
          </table:table-cell>
          <table:table-cell table:style-name="ce8" office:value-type="string">
            <text:p>Ruota 180°</text:p>
          </table:table-cell>
          <table:table-cell office:value-type="string">
            <text:p>ბრუნვა 180°</text:p>
          </table:table-cell>
          <table:table-cell/>
          <table:table-cell office:value-type="string">
            <text:p>Girar 180°</text:p>
          </table:table-cell>
          <table:table-cell office:value-type="string">
            <text:p>Поворот на 180°</text:p>
          </table:table-cell>
          <table:table-cell office:value-type="string">
            <text:p>Повернути на 180°</text:p>
          </table:table-cell>
          <table:table-cell table:style-name="ce8" office:value-type="string">
            <text:p>旋转 180°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tate270</text:p>
          </table:table-cell>
          <table:table-cell office:value-type="string">
            <text:p>Rotate 270°</text:p>
          </table:table-cell>
          <table:table-cell table:style-name="ce8" office:value-type="string">
            <text:p>Girar 270°</text:p>
          </table:table-cell>
          <table:table-cell table:style-name="ce8" office:value-type="string">
            <text:p>Otočit o 270°</text:p>
          </table:table-cell>
          <table:table-cell office:value-type="string">
            <text:p>Rotiere 270°</text:p>
          </table:table-cell>
          <table:table-cell table:style-name="Default"/>
          <table:table-cell table:style-name="ce8" office:value-type="string">
            <text:p>Girar 270°</text:p>
          </table:table-cell>
          <table:table-cell office:value-type="string">
            <text:p>Tourner à 270°</text:p>
          </table:table-cell>
          <table:table-cell table:style-name="ce8" office:value-type="string">
            <text:p>Ruota 270°</text:p>
          </table:table-cell>
          <table:table-cell office:value-type="string">
            <text:p>ბრუნვა 270°</text:p>
          </table:table-cell>
          <table:table-cell/>
          <table:table-cell office:value-type="string">
            <text:p>Girar 270°</text:p>
          </table:table-cell>
          <table:table-cell office:value-type="string">
            <text:p>Поворот на 270°</text:p>
          </table:table-cell>
          <table:table-cell office:value-type="string">
            <text:p>Повернути 270°</text:p>
          </table:table-cell>
          <table:table-cell table:style-name="ce8" office:value-type="string">
            <text:p>旋转 270°</text:p>
          </table:table-cell>
          <table:table-cell table:number-columns-repeated="1008"/>
        </table:table-row>
        <table:table-row table:style-name="ro7">
          <table:table-cell/>
          <table:table-cell office:value-type="string">
            <text:p>ACTION_doRotateCCWise</text:p>
          </table:table-cell>
          <table:table-cell office:value-type="string">
            <text:p>Rotate Counter Clock Wise</text:p>
          </table:table-cell>
          <table:table-cell table:style-name="ce8" office:value-type="string">
            <text:p>Girar en sentit antihorari</text:p>
          </table:table-cell>
          <table:table-cell table:style-name="ce8" office:value-type="string">
            <text:p>Otočit proti směru hodinových ručiček</text:p>
          </table:table-cell>
          <table:table-cell office:value-type="string">
            <text:p>Rotiere gegen Uhrzeigersinn</text:p>
          </table:table-cell>
          <table:table-cell table:style-name="Default"/>
          <table:table-cell table:style-name="ce8" office:value-type="string">
            <text:p>Girar sentido antihorario</text:p>
          </table:table-cell>
          <table:table-cell office:value-type="string">
            <text:p>Tourner à gauche</text:p>
          </table:table-cell>
          <table:table-cell table:style-name="ce8" office:value-type="string">
            <text:p>Ruota in senso antiorario</text:p>
          </table:table-cell>
          <table:table-cell table:style-name="ce8" office:value-type="string">
            <text:p>ბრუნვა საათის საპ. მიმ.</text:p>
          </table:table-cell>
          <table:table-cell/>
          <table:table-cell office:value-type="string">
            <text:p>Girar sentido anti-horário</text:p>
          </table:table-cell>
          <table:table-cell office:value-type="string">
            <text:p>Поворот против часовой</text:p>
          </table:table-cell>
          <table:table-cell office:value-type="string">
            <text:p>Повернути проти годинникової стрілки</text:p>
          </table:table-cell>
          <table:table-cell table:style-name="ce8" office:value-type="string">
            <text:p>逆时针转 90°</text:p>
          </table:table-cell>
          <table:table-cell table:number-columns-repeated="1008"/>
        </table:table-row>
        <table:table-row table:style-name="ro11">
          <table:table-cell/>
          <table:table-cell office:value-type="string">
            <text:p>ACTION_doRotateCWise</text:p>
          </table:table-cell>
          <table:table-cell office:value-type="string">
            <text:p>Rotate Clock Wise</text:p>
          </table:table-cell>
          <table:table-cell table:style-name="ce8" office:value-type="string">
            <text:p>Girar en sentit horari</text:p>
          </table:table-cell>
          <table:table-cell table:style-name="ce8" office:value-type="string">
            <text:p>Otočit po směru hodinových ručiček</text:p>
          </table:table-cell>
          <table:table-cell office:value-type="string">
            <text:p>Rotiere im Uhrzeigersinn</text:p>
          </table:table-cell>
          <table:table-cell table:style-name="Default"/>
          <table:table-cell table:style-name="ce8" office:value-type="string">
            <text:p>Girar sentido horario</text:p>
          </table:table-cell>
          <table:table-cell office:value-type="string">
            <text:p>Tourner à droite</text:p>
          </table:table-cell>
          <table:table-cell table:style-name="ce8" office:value-type="string">
            <text:p>Ruota in senso orario</text:p>
          </table:table-cell>
          <table:table-cell table:style-name="ce8" office:value-type="string">
            <text:p>ბრუნვა საათის მიმ.</text:p>
          </table:table-cell>
          <table:table-cell/>
          <table:table-cell office:value-type="string">
            <text:p>Girar sentido horário</text:p>
          </table:table-cell>
          <table:table-cell office:value-type="string">
            <text:p>Поворот по часовой</text:p>
          </table:table-cell>
          <table:table-cell office:value-type="string">
            <text:p>Повернути за годинниковою стрілкою</text:p>
          </table:table-cell>
          <table:table-cell table:style-name="ce8" office:value-type="string">
            <text:p>顺时针转 90°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doSearch</text:p>
          </table:table-cell>
          <table:table-cell office:value-type="string">
            <text:p>Search</text:p>
          </table:table-cell>
          <table:table-cell table:style-name="ce8" office:value-type="string">
            <text:p>Buscar</text:p>
          </table:table-cell>
          <table:table-cell table:style-name="ce8" office:value-type="string">
            <text:p>Hledat</text:p>
          </table:table-cell>
          <table:table-cell office:value-type="string">
            <text:p>Suchen</text:p>
          </table:table-cell>
          <table:table-cell table:style-name="Default"/>
          <table:table-cell table:style-name="ce8" office:value-type="string">
            <text:p>Buscar</text:p>
          </table:table-cell>
          <table:table-cell office:value-type="string">
            <text:p>Chercher</text:p>
          </table:table-cell>
          <table:table-cell table:style-name="ce8" office:value-type="string">
            <text:p>Cerca</text:p>
          </table:table-cell>
          <table:table-cell table:style-name="ce8" office:value-type="string">
            <text:p>ძებნა</text:p>
          </table:table-cell>
          <table:table-cell/>
          <table:table-cell office:value-type="string">
            <text:p>Buscar</text:p>
          </table:table-cell>
          <table:table-cell office:value-type="string">
            <text:p>Поиск</text:p>
          </table:table-cell>
          <table:table-cell office:value-type="string">
            <text:p>Пошук</text:p>
          </table:table-cell>
          <table:table-cell table:style-name="ce8" office:value-type="string">
            <text:p>搜索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Size</text:p>
          </table:table-cell>
          <table:table-cell office:value-type="string">
            <text:p>Size</text:p>
          </table:table-cell>
          <table:table-cell table:style-name="ce8" office:value-type="string">
            <text:p>Mida</text:p>
          </table:table-cell>
          <table:table-cell table:style-name="ce8" office:value-type="string">
            <text:p>Velikost</text:p>
          </table:table-cell>
          <table:table-cell office:value-type="string">
            <text:p>Größe</text:p>
          </table:table-cell>
          <table:table-cell table:style-name="Default"/>
          <table:table-cell table:style-name="ce8" office:value-type="string">
            <text:p>Tamaño</text:p>
          </table:table-cell>
          <table:table-cell office:value-type="string">
            <text:p>Taille</text:p>
          </table:table-cell>
          <table:table-cell table:style-name="ce8" office:value-type="string">
            <text:p>Dimensione</text:p>
          </table:table-cell>
          <table:table-cell table:style-name="ce8" office:value-type="string">
            <text:p>ზომა</text:p>
          </table:table-cell>
          <table:table-cell/>
          <table:table-cell office:value-type="string">
            <text:p>Tamanho</text:p>
          </table:table-cell>
          <table:table-cell office:value-type="string">
            <text:p>Масштаб</text:p>
          </table:table-cell>
          <table:table-cell office:value-type="string">
            <text:p>Розмір</text:p>
          </table:table-cell>
          <table:table-cell table:style-name="ce8" office:value-type="string">
            <text:p>改变字体大小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OPEN_NOTES_LIST</text:p>
          </table:table-cell>
          <table:table-cell/>
          <table:table-cell table:style-name="ce8" table:number-columns-repeated="2"/>
          <table:table-cell office:value-type="string">
            <text:p>Öffne Notizen</text:p>
          </table:table-cell>
          <table:table-cell table:style-name="Default"/>
          <table:table-cell table:style-name="ce8"/>
          <table:table-cell/>
          <table:table-cell table:style-name="ce8" table:number-columns-repeated="2"/>
          <table:table-cell table:number-columns-repeated="4"/>
          <table:table-cell table:style-name="ce8"/>
          <table:table-cell table:number-columns-repeated="1008"/>
        </table:table-row>
        <table:table-row table:style-name="ro5">
          <table:table-cell/>
          <table:table-cell office:value-type="string">
            <text:p>TITLE</text:p>
          </table:table-cell>
          <table:table-cell office:value-type="string">
            <text:p>Standard Actions</text:p>
          </table:table-cell>
          <table:table-cell table:style-name="ce8" office:value-type="string">
            <text:p>Accions estàndard</text:p>
          </table:table-cell>
          <table:table-cell table:style-name="Default"/>
          <table:table-cell office:value-type="string">
            <text:p>Standardaktionen</text:p>
          </table:table-cell>
          <table:table-cell table:style-name="Default"/>
          <table:table-cell table:style-name="ce8" office:value-type="string">
            <text:p>Acciones Estándar</text:p>
          </table:table-cell>
          <table:table-cell table:style-name="ce8" office:value-type="string">
            <text:p>Actions standard</text:p>
          </table:table-cell>
          <table:table-cell table:style-name="ce8" office:value-type="string">
            <text:p>Azioni standard</text:p>
          </table:table-cell>
          <table:table-cell office:value-type="string">
            <text:p>სტანდარტული მოქმედება</text:p>
          </table:table-cell>
          <table:table-cell/>
          <table:table-cell office:value-type="string">
            <text:p>Ações Padrão</text:p>
          </table:table-cell>
          <table:table-cell office:value-type="string">
            <text:p>Стандартные действия</text:p>
          </table:table-cell>
          <table:table-cell office:value-type="string">
            <text:p>Стандартні дії</text:p>
          </table:table-cell>
          <table:table-cell table:style-name="ce8" office:value-type="string">
            <text:p>标准动作</text:p>
          </table:table-cell>
          <table:table-cell table:number-columns-repeated="1008"/>
        </table:table-row>
        <table:table-row table:style-name="ro4">
          <table:table-cell table:style-name="ce6" office:value-type="string">
            <text:p>StandbyImage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4"/>
          <table:table-cell table:style-name="ce6" table:number-columns-repeated="5"/>
          <table:table-cell table:style-name="ce9"/>
          <table:table-cell table:number-columns-repeated="1008"/>
        </table:table-row>
        <table:table-row table:style-name="ro5">
          <table:table-cell/>
          <table:table-cell office:value-type="string">
            <text:p>TITLE</text:p>
          </table:table-cell>
          <table:table-cell office:value-type="string">
            <text:p>Standby Image</text:p>
          </table:table-cell>
          <table:table-cell table:style-name="ce8" office:value-type="string">
            <text:p>Imatge Standby</text:p>
          </table:table-cell>
          <table:table-cell table:style-name="Default"/>
          <table:table-cell office:value-type="string">
            <text:p>StandbyImage</text:p>
          </table:table-cell>
          <table:table-cell table:style-name="Default"/>
          <table:table-cell table:style-name="ce8" office:value-type="string">
            <text:p>Imagen Standby</text:p>
          </table:table-cell>
          <table:table-cell table:style-name="Default" table:number-columns-repeated="2"/>
          <table:table-cell table:number-columns-repeated="3"/>
          <table:table-cell office:value-type="string">
            <text:p>Заставка</text:p>
          </table:table-cell>
          <table:table-cell/>
          <table:table-cell table:style-name="Default"/>
          <table:table-cell table:number-columns-repeated="1008"/>
        </table:table-row>
        <table:table-row table:style-name="ro6">
          <table:table-cell/>
          <table:table-cell office:value-type="string">
            <text:p>STANDBY_IMG_KIND</text:p>
          </table:table-cell>
          <table:table-cell office:value-type="string">
            <text:p>Standby Image Type</text:p>
          </table:table-cell>
          <table:table-cell table:style-name="ce8" office:value-type="string">
            <text:p>Tipus imatge Standby</text:p>
          </table:table-cell>
          <table:table-cell table:style-name="Default"/>
          <table:table-cell office:value-type="string">
            <text:p>StandbyImage Optionen</text:p>
          </table:table-cell>
          <table:table-cell table:style-name="Default"/>
          <table:table-cell table:style-name="ce8" office:value-type="string">
            <text:p>Tipo imagen Standby</text:p>
          </table:table-cell>
          <table:table-cell table:style-name="Default" table:number-columns-repeated="2"/>
          <table:table-cell table:number-columns-repeated="3"/>
          <table:table-cell office:value-type="string">
            <text:p>Тип заставки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office:value-type="string">
            <text:p>VALUE_BLANK</text:p>
          </table:table-cell>
          <table:table-cell office:value-type="string">
            <text:p>Blank</text:p>
          </table:table-cell>
          <table:table-cell table:style-name="ce8" office:value-type="string">
            <text:p>En blanc</text:p>
          </table:table-cell>
          <table:table-cell table:style-name="Default"/>
          <table:table-cell office:value-type="string">
            <text:p>Blank</text:p>
          </table:table-cell>
          <table:table-cell table:style-name="Default"/>
          <table:table-cell table:style-name="ce8" office:value-type="string">
            <text:p>En blanco</text:p>
          </table:table-cell>
          <table:table-cell table:style-name="Default" table:number-columns-repeated="2"/>
          <table:table-cell table:number-columns-repeated="3"/>
          <table:table-cell office:value-type="string">
            <text:p>Чистый экран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office:value-type="string">
            <text:p>VALUE_RANDOM</text:p>
          </table:table-cell>
          <table:table-cell office:value-type="string">
            <text:p>Random Image </text:p>
          </table:table-cell>
          <table:table-cell table:style-name="ce8" office:value-type="string">
            <text:p>Imatge aleatòria</text:p>
          </table:table-cell>
          <table:table-cell table:style-name="Default"/>
          <table:table-cell office:value-type="string">
            <text:p>Zufallsbild aus Ordner „wallpaper“</text:p>
          </table:table-cell>
          <table:table-cell table:style-name="Default"/>
          <table:table-cell table:style-name="ce8" office:value-type="string">
            <text:p>Imagen aleatoria</text:p>
          </table:table-cell>
          <table:table-cell table:style-name="Default" table:number-columns-repeated="2"/>
          <table:table-cell table:number-columns-repeated="3"/>
          <table:table-cell office:value-type="string">
            <text:p>Случайное изображение</text:p>
          </table:table-cell>
          <table:table-cell/>
          <table:table-cell table:style-name="Default"/>
          <table:table-cell table:number-columns-repeated="1008"/>
        </table:table-row>
        <table:table-row table:style-name="ro6">
          <table:table-cell/>
          <table:table-cell office:value-type="string">
            <text:p>VALUE_COVER</text:p>
          </table:table-cell>
          <table:table-cell office:value-type="string">
            <text:p>Current Book Cover</text:p>
          </table:table-cell>
          <table:table-cell table:style-name="ce8" office:value-type="string">
            <text:p>Portada del llibre actual</text:p>
          </table:table-cell>
          <table:table-cell table:style-name="Default"/>
          <table:table-cell office:value-type="string">
            <text:p>Titelbild des aktuellen Buches</text:p>
          </table:table-cell>
          <table:table-cell table:style-name="Default"/>
          <table:table-cell table:style-name="ce8" office:value-type="string">
            <text:p>Portada del libro actual</text:p>
          </table:table-cell>
          <table:table-cell table:style-name="Default" table:number-columns-repeated="2"/>
          <table:table-cell table:number-columns-repeated="3"/>
          <table:table-cell office:value-type="string">
            <text:p>Обложка текущей книги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office:value-type="string">
            <text:p>VALUE_SLEEPING</text:p>
          </table:table-cell>
          <table:table-cell office:value-type="string">
            <text:p>Sleeping...</text:p>
          </table:table-cell>
          <table:table-cell table:style-name="ce8" office:value-type="string">
            <text:p>Dormint...</text:p>
          </table:table-cell>
          <table:table-cell table:style-name="Default"/>
          <table:table-cell office:value-type="string">
            <text:p>schläft..</text:p>
          </table:table-cell>
          <table:table-cell table:style-name="Default"/>
          <table:table-cell table:style-name="ce8" office:value-type="string">
            <text:p>Durmiendo...</text:p>
          </table:table-cell>
          <table:table-cell table:style-name="Default" table:number-columns-repeated="2"/>
          <table:table-cell table:number-columns-repeated="3"/>
          <table:table-cell office:value-type="string">
            <text:p>Сон...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office:value-type="string">
            <text:p>VALUE_SYSTEM</text:p>
          </table:table-cell>
          <table:table-cell office:value-type="string">
            <text:p>Standard Behaviour</text:p>
          </table:table-cell>
          <table:table-cell table:style-name="ce8" office:value-type="string">
            <text:p>Ús estàndard</text:p>
          </table:table-cell>
          <table:table-cell table:style-name="Default"/>
          <table:table-cell office:value-type="string">
            <text:p>Systemstandard</text:p>
          </table:table-cell>
          <table:table-cell table:style-name="Default"/>
          <table:table-cell table:style-name="ce8" office:value-type="string">
            <text:p>Uso estandard</text:p>
          </table:table-cell>
          <table:table-cell table:style-name="Default" table:number-columns-repeated="2"/>
          <table:table-cell table:number-columns-repeated="3"/>
          <table:table-cell office:value-type="string">
            <text:p>Стандартная заставка</text:p>
          </table:table-cell>
          <table:table-cell/>
          <table:table-cell table:style-name="Default"/>
          <table:table-cell table:number-columns-repeated="1008"/>
        </table:table-row>
        <table:table-row table:style-name="ro6">
          <table:table-cell/>
          <table:table-cell office:value-type="string">
            <text:p>DITHER_STANDBY_IMG</text:p>
          </table:table-cell>
          <table:table-cell office:value-type="string">
            <text:p>Dither Image</text:p>
          </table:table-cell>
          <table:table-cell table:style-name="ce8" office:value-type="string">
            <text:p>Imatge Standby dubtosa</text:p>
          </table:table-cell>
          <table:table-cell table:style-name="Default"/>
          <table:table-cell office:value-type="string">
            <text:p>StandbyImage Rastern</text:p>
          </table:table-cell>
          <table:table-cell table:style-name="Default"/>
          <table:table-cell table:style-name="ce8" office:value-type="string">
            <text:p>Imagen Standby dudosa</text:p>
          </table:table-cell>
          <table:table-cell table:style-name="Default" table:number-columns-repeated="2"/>
          <table:table-cell table:number-columns-repeated="3"/>
          <table:table-cell office:value-type="string">
            <text:p>Размытое изображение</text:p>
          </table:table-cell>
          <table:table-cell/>
          <table:table-cell table:style-name="Default"/>
          <table:table-cell table:number-columns-repeated="1008"/>
        </table:table-row>
        <table:table-row table:style-name="ro6">
          <table:table-cell/>
          <table:table-cell office:value-type="string">
            <text:p>VALUE_ACT_PAGE</text:p>
          </table:table-cell>
          <table:table-cell office:value-type="string">
            <text:p>Current Screen</text:p>
          </table:table-cell>
          <table:table-cell table:style-name="ce8" office:value-type="string">
            <text:p>Pàgina del llibre actual</text:p>
          </table:table-cell>
          <table:table-cell table:style-name="Default"/>
          <table:table-cell office:value-type="string">
            <text:p>aktuelle Seite</text:p>
          </table:table-cell>
          <table:table-cell table:style-name="Default"/>
          <table:table-cell table:style-name="ce8" office:value-type="string">
            <text:p>Página del libro actual</text:p>
          </table:table-cell>
          <table:table-cell table:style-name="Default" table:number-columns-repeated="2"/>
          <table:table-cell table:number-columns-repeated="3"/>
          <table:table-cell office:value-type="string">
            <text:p>Текущий экран</text:p>
          </table:table-cell>
          <table:table-cell/>
          <table:table-cell table:style-name="Default"/>
          <table:table-cell table:number-columns-repeated="1008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Yes</text:p>
          </table:table-cell>
          <table:table-cell table:style-name="ce8" office:value-type="string">
            <text:p>SI</text:p>
          </table:table-cell>
          <table:table-cell table:style-name="Default"/>
          <table:table-cell office:value-type="string">
            <text:p>Ja</text:p>
          </table:table-cell>
          <table:table-cell table:style-name="Default"/>
          <table:table-cell table:style-name="ce8" office:value-type="string">
            <text:p>SI</text:p>
          </table:table-cell>
          <table:table-cell table:style-name="Default" table:number-columns-repeated="2"/>
          <table:table-cell table:number-columns-repeated="3"/>
          <table:table-cell office:value-type="string">
            <text:p>Да</text:p>
          </table:table-cell>
          <table:table-cell/>
          <table:table-cell table:style-name="Default"/>
          <table:table-cell table:number-columns-repeated="1008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Default"/>
          <table:table-cell office:value-type="string">
            <text:p>Nein</text:p>
          </table:table-cell>
          <table:table-cell table:style-name="Default"/>
          <table:table-cell table:style-name="ce8" office:value-type="string">
            <text:p>NO</text:p>
          </table:table-cell>
          <table:table-cell table:style-name="Default" table:number-columns-repeated="2"/>
          <table:table-cell table:number-columns-repeated="3"/>
          <table:table-cell office:value-type="string">
            <text:p>Нет</text:p>
          </table:table-cell>
          <table:table-cell/>
          <table:table-cell table:style-name="Default"/>
          <table:table-cell table:number-columns-repeated="1008"/>
        </table:table-row>
        <table:table-row table:style-name="ro4">
          <table:table-cell table:style-name="ce4" office:value-type="string">
            <text:p>StatusBar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tus Bar</text:p>
          </table:table-cell>
          <table:table-cell office:value-type="string">
            <text:p>Barra d'Estat</text:p>
          </table:table-cell>
          <table:table-cell office:value-type="string">
            <text:p>Status Bar</text:p>
          </table:table-cell>
          <table:table-cell office:value-type="string">
            <text:p>Statusbalken</text:p>
          </table:table-cell>
          <table:table-cell/>
          <table:table-cell office:value-type="string">
            <text:p>Barra de estado</text:p>
          </table:table-cell>
          <table:table-cell office:value-type="string">
            <text:p>Barre d'état</text:p>
          </table:table-cell>
          <table:table-cell office:value-type="string">
            <text:p>Barra di stato</text:p>
          </table:table-cell>
          <table:table-cell office:value-type="string">
            <text:p>სტატუსის ზოლი</text:p>
          </table:table-cell>
          <table:table-cell/>
          <table:table-cell office:value-type="string">
            <text:p>Barra de Status</text:p>
          </table:table-cell>
          <table:table-cell office:value-type="string">
            <text:p>Строка состояния</text:p>
          </table:table-cell>
          <table:table-cell office:value-type="string">
            <text:p>Рядок стану</text:p>
          </table:table-cell>
          <table:table-cell office:value-type="string">
            <text:p>状态栏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StatusBar_Clock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ACTION_TOGGLE_CLOCK</text:p>
          </table:table-cell>
          <table:table-cell office:value-type="string">
            <text:p>Toggle Clock</text:p>
          </table:table-cell>
          <table:table-cell office:value-type="string">
            <text:p>Alternar rellotge</text:p>
          </table:table-cell>
          <table:table-cell office:value-type="string">
            <text:p>Přepnout hodiny</text:p>
          </table:table-cell>
          <table:table-cell office:value-type="string">
            <text:p>Uhr ein-/ausschalten</text:p>
          </table:table-cell>
          <table:table-cell/>
          <table:table-cell office:value-type="string">
            <text:p>Alternar Reloj</text:p>
          </table:table-cell>
          <table:table-cell office:value-type="string">
            <text:p>Changer de Mode</text:p>
          </table:table-cell>
          <table:table-cell office:value-type="string">
            <text:p>Attiva/Disattiva orologio</text:p>
          </table:table-cell>
          <table:table-cell office:value-type="string">
            <text:p>საათის ჩართ./გამორთ.</text:p>
          </table:table-cell>
          <table:table-cell/>
          <table:table-cell office:value-type="string">
            <text:p>Alterar horário</text:p>
          </table:table-cell>
          <table:table-cell office:value-type="string">
            <text:p>Переключить часы</text:p>
          </table:table-cell>
          <table:table-cell office:value-type="string">
            <text:p>Переключити годинник</text:p>
          </table:table-cell>
          <table:table-cell office:value-type="string">
            <text:p>切换时钟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M</text:p>
          </table:table-cell>
          <table:table-cell table:number-columns-repeated="4" office:value-type="string">
            <text:p>am</text:p>
          </table:table-cell>
          <table:table-cell/>
          <table:table-cell table:number-columns-repeated="4" office:value-type="string">
            <text:p>am</text:p>
          </table:table-cell>
          <table:table-cell/>
          <table:table-cell office:value-type="string">
            <text:p>am</text:p>
          </table:table-cell>
          <table:table-cell office:value-type="string">
            <text:p>пп</text:p>
          </table:table-cell>
          <table:table-cell table:number-columns-repeated="2" office:value-type="string">
            <text:p>am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MODE</text:p>
          </table:table-cell>
          <table:table-cell office:value-type="string">
            <text:p>Clock Mode</text:p>
          </table:table-cell>
          <table:table-cell office:value-type="string">
            <text:p>Ús del Rellotge</text:p>
          </table:table-cell>
          <table:table-cell office:value-type="string">
            <text:p>Zobrazení hodin</text:p>
          </table:table-cell>
          <table:table-cell office:value-type="string">
            <text:p>Zeitansicht</text:p>
          </table:table-cell>
          <table:table-cell/>
          <table:table-cell office:value-type="string">
            <text:p>Uso del Reloj</text:p>
          </table:table-cell>
          <table:table-cell office:value-type="string">
            <text:p>Utiliser l'horloge</text:p>
          </table:table-cell>
          <table:table-cell office:value-type="string">
            <text:p>Modalità Orologio</text:p>
          </table:table-cell>
          <table:table-cell office:value-type="string">
            <text:p>საათის რეჟიმი</text:p>
          </table:table-cell>
          <table:table-cell/>
          <table:table-cell office:value-type="string">
            <text:p>Uso do relógio</text:p>
          </table:table-cell>
          <table:table-cell office:value-type="string">
            <text:p>Режим часов</text:p>
          </table:table-cell>
          <table:table-cell office:value-type="string">
            <text:p>Режим годинника</text:p>
          </table:table-cell>
          <table:table-cell office:value-type="string">
            <text:p>时钟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Clock Style</text:p>
          </table:table-cell>
          <table:table-cell office:value-type="string">
            <text:p>Estil Rellotge</text:p>
          </table:table-cell>
          <table:table-cell office:value-type="string">
            <text:p>Nastavení hodin</text:p>
          </table:table-cell>
          <table:table-cell office:value-type="string">
            <text:p>Zeitanzeige</text:p>
          </table:table-cell>
          <table:table-cell/>
          <table:table-cell office:value-type="string">
            <text:p>Estilo del Reloj</text:p>
          </table:table-cell>
          <table:table-cell office:value-type="string">
            <text:p>Style de l'Horloge</text:p>
          </table:table-cell>
          <table:table-cell office:value-type="string">
            <text:p>Stile Orologio</text:p>
          </table:table-cell>
          <table:table-cell office:value-type="string">
            <text:p>საათის სტილი</text:p>
          </table:table-cell>
          <table:table-cell/>
          <table:table-cell office:value-type="string">
            <text:p>Estilo de relógio</text:p>
          </table:table-cell>
          <table:table-cell office:value-type="string">
            <text:p>Стиль часов</text:p>
          </table:table-cell>
          <table:table-cell office:value-type="string">
            <text:p>Формат часу</text:p>
          </table:table-cell>
          <table:table-cell office:value-type="string">
            <text:p>时钟样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PM</text:p>
          </table:table-cell>
          <table:table-cell table:number-columns-repeated="4" office:value-type="string">
            <text:p>pm</text:p>
          </table:table-cell>
          <table:table-cell/>
          <table:table-cell table:number-columns-repeated="4" office:value-type="string">
            <text:p>pm</text:p>
          </table:table-cell>
          <table:table-cell/>
          <table:table-cell office:value-type="string">
            <text:p>pm</text:p>
          </table:table-cell>
          <table:table-cell office:value-type="string">
            <text:p>дп</text:p>
          </table:table-cell>
          <table:table-cell table:number-columns-repeated="2" office:value-type="string">
            <text:p>pm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lock</text:p>
          </table:table-cell>
          <table:table-cell office:value-type="string">
            <text:p>Rellotge</text:p>
          </table:table-cell>
          <table:table-cell office:value-type="string">
            <text:p>Hodiny</text:p>
          </table:table-cell>
          <table:table-cell office:value-type="string">
            <text:p>Uhr</text:p>
          </table:table-cell>
          <table:table-cell/>
          <table:table-cell office:value-type="string">
            <text:p>Reloj</text:p>
          </table:table-cell>
          <table:table-cell office:value-type="string">
            <text:p>Horloge</text:p>
          </table:table-cell>
          <table:table-cell office:value-type="string">
            <text:p>Orologio</text:p>
          </table:table-cell>
          <table:table-cell office:value-type="string">
            <text:p>საათი</text:p>
          </table:table-cell>
          <table:table-cell/>
          <table:table-cell office:value-type="string">
            <text:p>Relógio</text:p>
          </table:table-cell>
          <table:table-cell office:value-type="string">
            <text:p>Часы</text:p>
          </table:table-cell>
          <table:table-cell office:value-type="string">
            <text:p>Годинник</text:p>
          </table:table-cell>
          <table:table-cell office:value-type="string">
            <text:p>时钟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12H</text:p>
          </table:table-cell>
          <table:table-cell office:value-type="string">
            <text:p>12 hours</text:p>
          </table:table-cell>
          <table:table-cell office:value-type="string">
            <text:p>Format 12 hores</text:p>
          </table:table-cell>
          <table:table-cell office:value-type="string">
            <text:p>12 hodin</text:p>
          </table:table-cell>
          <table:table-cell office:value-type="string">
            <text:p>12 Stunden</text:p>
          </table:table-cell>
          <table:table-cell/>
          <table:table-cell office:value-type="string">
            <text:p>Formato 12 horas</text:p>
          </table:table-cell>
          <table:table-cell office:value-type="string">
            <text:p>Format 12 Heures</text:p>
          </table:table-cell>
          <table:table-cell office:value-type="string">
            <text:p>12 ore</text:p>
          </table:table-cell>
          <table:table-cell office:value-type="string">
            <text:p>12 საათი</text:p>
          </table:table-cell>
          <table:table-cell/>
          <table:table-cell office:value-type="string">
            <text:p>12 horas</text:p>
          </table:table-cell>
          <table:table-cell office:value-type="string">
            <text:p>12 часов</text:p>
          </table:table-cell>
          <table:table-cell office:value-type="string">
            <text:p>12 годин</text:p>
          </table:table-cell>
          <table:table-cell office:value-type="string">
            <text:p>12小时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24H</text:p>
          </table:table-cell>
          <table:table-cell office:value-type="string">
            <text:p>24 hours</text:p>
          </table:table-cell>
          <table:table-cell office:value-type="string">
            <text:p>Format 24 hores</text:p>
          </table:table-cell>
          <table:table-cell office:value-type="string">
            <text:p>24 hodin</text:p>
          </table:table-cell>
          <table:table-cell office:value-type="string">
            <text:p>24 Stunden</text:p>
          </table:table-cell>
          <table:table-cell/>
          <table:table-cell office:value-type="string">
            <text:p>Formato 24 horas</text:p>
          </table:table-cell>
          <table:table-cell office:value-type="string">
            <text:p>Format 24 Heures</text:p>
          </table:table-cell>
          <table:table-cell office:value-type="string">
            <text:p>24 ore</text:p>
          </table:table-cell>
          <table:table-cell office:value-type="string">
            <text:p>24 საათი</text:p>
          </table:table-cell>
          <table:table-cell/>
          <table:table-cell office:value-type="string">
            <text:p>24 horas</text:p>
          </table:table-cell>
          <table:table-cell office:value-type="string">
            <text:p>24 часа</text:p>
          </table:table-cell>
          <table:table-cell office:value-type="string">
            <text:p>24 годин</text:p>
          </table:table-cell>
          <table:table-cell office:value-type="string">
            <text:p>24小时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ALWAYS_SHOWN</text:p>
          </table:table-cell>
          <table:table-cell office:value-type="string">
            <text:p>Always shown</text:p>
          </table:table-cell>
          <table:table-cell office:value-type="string">
            <text:p>Es mostra sempre</text:p>
          </table:table-cell>
          <table:table-cell office:value-type="string">
            <text:p>Vždy zobrazit</text:p>
          </table:table-cell>
          <table:table-cell office:value-type="string">
            <text:p>Immer anzeigen</text:p>
          </table:table-cell>
          <table:table-cell/>
          <table:table-cell office:value-type="string">
            <text:p>Se muestra siempre</text:p>
          </table:table-cell>
          <table:table-cell office:value-type="string">
            <text:p>Toujours affiché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ა</text:p>
          </table:table-cell>
          <table:table-cell/>
          <table:table-cell office:value-type="string">
            <text:p>Mostrar sempre</text:p>
          </table:table-cell>
          <table:table-cell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AUS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Spento</text:p>
          </table:table-cell>
          <table:table-cell office:value-type="string">
            <text:p>გამ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ены</text:p>
          </table:table-cell>
          <table:table-cell office:value-type="string">
            <text:p>Off</text:p>
          </table:table-cell>
          <table:table-cell office:value-type="string">
            <text:p>不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HOWN_ONLY_IN_MENU</text:p>
          </table:table-cell>
          <table:table-cell office:value-type="string">
            <text:p>Shown only in menu</text:p>
          </table:table-cell>
          <table:table-cell office:value-type="string">
            <text:p>Només en els menús</text:p>
          </table:table-cell>
          <table:table-cell office:value-type="string">
            <text:p>Zobrazit jen v menu</text:p>
          </table:table-cell>
          <table:table-cell office:value-type="string">
            <text:p>Nur im Menü anzeigen</text:p>
          </table:table-cell>
          <table:table-cell/>
          <table:table-cell office:value-type="string">
            <text:p>Sólo en los menús</text:p>
          </table:table-cell>
          <table:table-cell office:value-type="string">
            <text:p>Affichée uniquement dans le menu</text:p>
          </table:table-cell>
          <table:table-cell office:value-type="string">
            <text:p>Mostra solo nel menu</text:p>
          </table:table-cell>
          <table:table-cell office:value-type="string">
            <text:p>მხოლოდ მენიუში</text:p>
          </table:table-cell>
          <table:table-cell/>
          <table:table-cell office:value-type="string">
            <text:p>Mostrar somente no Menu</text:p>
          </table:table-cell>
          <table:table-cell office:value-type="string">
            <text:p>Показывать только в меню</text:p>
          </table:table-cell>
          <table:table-cell office:value-type="string">
            <text:p>Показувати тільки в меню</text:p>
          </table:table-cell>
          <table:table-cell office:value-type="string">
            <text:p>只在菜单状态下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HOWN_WHEN_READING</text:p>
          </table:table-cell>
          <table:table-cell office:value-type="string">
            <text:p>Shown only when reading</text:p>
          </table:table-cell>
          <table:table-cell office:value-type="string">
            <text:p>Només en la lectura</text:p>
          </table:table-cell>
          <table:table-cell office:value-type="string">
            <text:p>Zobrazit jen při čtení</text:p>
          </table:table-cell>
          <table:table-cell office:value-type="string">
            <text:p>Nur beim Lesen anzeigen</text:p>
          </table:table-cell>
          <table:table-cell/>
          <table:table-cell office:value-type="string">
            <text:p>Sólo en la lectura</text:p>
          </table:table-cell>
          <table:table-cell office:value-type="string">
            <text:p>Affichée uniquement lors de la lecture</text:p>
          </table:table-cell>
          <table:table-cell office:value-type="string">
            <text:p>Mostra solo durante lettura</text:p>
          </table:table-cell>
          <table:table-cell office:value-type="string">
            <text:p>მხოლოდ წიგნის კითხვისას</text:p>
          </table:table-cell>
          <table:table-cell/>
          <table:table-cell office:value-type="string">
            <text:p>Mostrar somente em leitura</text:p>
          </table:table-cell>
          <table:table-cell office:value-type="string">
            <text:p>Показывать только при чтении</text:p>
          </table:table-cell>
          <table:table-cell office:value-type="string">
            <text:p>Показувати тільки при читанні</text:p>
          </table:table-cell>
          <table:table-cell office:value-type="string">
            <text:p>只在阅读状态下显示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StatusBar_PageIndex</text:p>
          </table:table-cell>
          <table:table-cell table:style-name="ce4" table:number-columns-repeated="15"/>
          <table:table-cell table:number-columns-repeated="1008"/>
        </table:table-row>
        <table:table-row table:style-name="ro6">
          <table:table-cell/>
          <table:table-cell office:value-type="string">
            <text:p>ALWAYS_SHOWN</text:p>
          </table:table-cell>
          <table:table-cell office:value-type="string">
            <text:p>Always shown</text:p>
          </table:table-cell>
          <table:table-cell office:value-type="string">
            <text:p>Sempre</text:p>
          </table:table-cell>
          <table:table-cell office:value-type="string">
            <text:p>Vždy zobrazovat</text:p>
          </table:table-cell>
          <table:table-cell office:value-type="string">
            <text:p>Immer anzeigen</text:p>
          </table:table-cell>
          <table:table-cell/>
          <table:table-cell office:value-type="string">
            <text:p>Siempre</text:p>
          </table:table-cell>
          <table:table-cell office:value-type="string">
            <text:p>Toujours visibl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</text:p>
          </table:table-cell>
          <table:table-cell/>
          <table:table-cell office:value-type="string">
            <text:p>Mostrar sempre</text:p>
          </table:table-cell>
          <table:table-cell table:style-name="ce8"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DEX_MODE_BOOK</text:p>
          </table:table-cell>
          <table:table-cell office:value-type="string">
            <text:p>Index Mode in Books</text:p>
          </table:table-cell>
          <table:table-cell office:value-type="string">
            <text:p>Mostra Paginació Llibre</text:p>
          </table:table-cell>
          <table:table-cell office:value-type="string">
            <text:p>Zobrazení číslování v knihách</text:p>
          </table:table-cell>
          <table:table-cell office:value-type="string">
            <text:p>Index-Modus in Büchern</text:p>
          </table:table-cell>
          <table:table-cell/>
          <table:table-cell office:value-type="string">
            <text:p>Muestra Paginación Libro</text:p>
          </table:table-cell>
          <table:table-cell office:value-type="string">
            <text:p>Mode de l'index en lecture</text:p>
          </table:table-cell>
          <table:table-cell office:value-type="string">
            <text:p>Modalità Indice in Libri</text:p>
          </table:table-cell>
          <table:table-cell office:value-type="string">
            <text:p>ინდექსის რეჟიმი წიგნებში</text:p>
          </table:table-cell>
          <table:table-cell/>
          <table:table-cell office:value-type="string">
            <text:p>Mostrar paginação de livros</text:p>
          </table:table-cell>
          <table:table-cell office:value-type="string">
            <text:p>Режим в книге</text:p>
          </table:table-cell>
          <table:table-cell office:value-type="string">
            <text:p>Вигляд в книгах</text:p>
          </table:table-cell>
          <table:table-cell office:value-type="string">
            <text:p>阅读状态下的页码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DEX_MODE_MENU</text:p>
          </table:table-cell>
          <table:table-cell office:value-type="string">
            <text:p>Index Mode in Menu</text:p>
          </table:table-cell>
          <table:table-cell office:value-type="string">
            <text:p>Mostra Paginació Menús</text:p>
          </table:table-cell>
          <table:table-cell office:value-type="string">
            <text:p>Vzhled číslování v menu</text:p>
          </table:table-cell>
          <table:table-cell office:value-type="string">
            <text:p>Index-Modus im Menü</text:p>
          </table:table-cell>
          <table:table-cell/>
          <table:table-cell office:value-type="string">
            <text:p>Muestra Paginación Menús</text:p>
          </table:table-cell>
          <table:table-cell office:value-type="string">
            <text:p>Mode de l'index dans les menus</text:p>
          </table:table-cell>
          <table:table-cell office:value-type="string">
            <text:p>Modalità Indice in Menu</text:p>
          </table:table-cell>
          <table:table-cell office:value-type="string">
            <text:p>ინდექსის რეჟიმი მენიუში</text:p>
          </table:table-cell>
          <table:table-cell/>
          <table:table-cell office:value-type="string">
            <text:p>Mostrar paginação de menus</text:p>
          </table:table-cell>
          <table:table-cell office:value-type="string">
            <text:p>Режим в меню</text:p>
          </table:table-cell>
          <table:table-cell office:value-type="string">
            <text:p>Вигляд меню</text:p>
          </table:table-cell>
          <table:table-cell office:value-type="string">
            <text:p>菜单状态下的页码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DEX_STYLE_BOOK</text:p>
          </table:table-cell>
          <table:table-cell office:value-type="string">
            <text:p>Index Style in Books</text:p>
          </table:table-cell>
          <table:table-cell office:value-type="string">
            <text:p>Format Paginació Llibre</text:p>
          </table:table-cell>
          <table:table-cell office:value-type="string">
            <text:p>Vzhled číslování v knihách</text:p>
          </table:table-cell>
          <table:table-cell office:value-type="string">
            <text:p>Index-Stil in Büchern</text:p>
          </table:table-cell>
          <table:table-cell/>
          <table:table-cell office:value-type="string">
            <text:p>Formato Paginación Libro</text:p>
          </table:table-cell>
          <table:table-cell office:value-type="string">
            <text:p>Style de l'index en lecture</text:p>
          </table:table-cell>
          <table:table-cell office:value-type="string">
            <text:p>Stile Indice in Libri</text:p>
          </table:table-cell>
          <table:table-cell office:value-type="string">
            <text:p>ინდექსის სტილი წიგნებში</text:p>
          </table:table-cell>
          <table:table-cell/>
          <table:table-cell office:value-type="string">
            <text:p>Formato de paginação de livros</text:p>
          </table:table-cell>
          <table:table-cell office:value-type="string">
            <text:p>Стиль в книге</text:p>
          </table:table-cell>
          <table:table-cell office:value-type="string">
            <text:p>Стилі знаків в книгах</text:p>
          </table:table-cell>
          <table:table-cell office:value-type="string">
            <text:p>阅读状态下的页码样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DEX_STYLE_MENU</text:p>
          </table:table-cell>
          <table:table-cell office:value-type="string">
            <text:p>Index Style in Menu</text:p>
          </table:table-cell>
          <table:table-cell office:value-type="string">
            <text:p>Format Paginació Menús</text:p>
          </table:table-cell>
          <table:table-cell office:value-type="string">
            <text:p>Zobrazení číslování v menu</text:p>
          </table:table-cell>
          <table:table-cell office:value-type="string">
            <text:p>Index-Stil im Menü</text:p>
          </table:table-cell>
          <table:table-cell/>
          <table:table-cell office:value-type="string">
            <text:p>Formato Paginación Menús</text:p>
          </table:table-cell>
          <table:table-cell office:value-type="string">
            <text:p>Style de l'index dans les menus</text:p>
          </table:table-cell>
          <table:table-cell office:value-type="string">
            <text:p>Stile Indice in Menu</text:p>
          </table:table-cell>
          <table:table-cell office:value-type="string">
            <text:p>ინდექსის სტილი მენიუში</text:p>
          </table:table-cell>
          <table:table-cell/>
          <table:table-cell office:value-type="string">
            <text:p>Formato de paginação de menus</text:p>
          </table:table-cell>
          <table:table-cell office:value-type="string">
            <text:p>Стиль в меню</text:p>
          </table:table-cell>
          <table:table-cell office:value-type="string">
            <text:p>Стиль знаків в меню</text:p>
          </table:table-cell>
          <table:table-cell office:value-type="string">
            <text:p>菜单状态下的页码样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EVER_SHOWN</text:p>
          </table:table-cell>
          <table:table-cell office:value-type="string">
            <text:p>Never shown</text:p>
          </table:table-cell>
          <table:table-cell office:value-type="string">
            <text:p>Mai</text:p>
          </table:table-cell>
          <table:table-cell office:value-type="string">
            <text:p>Nikdy nazobrazovat</text:p>
          </table:table-cell>
          <table:table-cell office:value-type="string">
            <text:p>Nie anzeigen</text:p>
          </table:table-cell>
          <table:table-cell/>
          <table:table-cell office:value-type="string">
            <text:p>Nunca</text:p>
          </table:table-cell>
          <table:table-cell office:value-type="string">
            <text:p>Masqué</text:p>
          </table:table-cell>
          <table:table-cell office:value-type="string">
            <text:p>Non mostrare</text:p>
          </table:table-cell>
          <table:table-cell office:value-type="string">
            <text:p>ყოვეთვის გათიშული</text:p>
          </table:table-cell>
          <table:table-cell/>
          <table:table-cell office:value-type="string">
            <text:p>Nunca mostrar</text:p>
          </table:table-cell>
          <table:table-cell office:value-type="string">
            <text:p>Никогда не показывать</text:p>
          </table:table-cell>
          <table:table-cell office:value-type="string">
            <text:p>Не показувати</text:p>
          </table:table-cell>
          <table:table-cell office:value-type="string">
            <text:p>不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T_SHOWN_IF_SINGLE_PAGE</text:p>
          </table:table-cell>
          <table:table-cell office:value-type="string">
            <text:p>Not shown on single pages</text:p>
          </table:table-cell>
          <table:table-cell office:value-type="string">
            <text:p>Més d'una pàgina</text:p>
          </table:table-cell>
          <table:table-cell office:value-type="string">
            <text:p>Nezobrazovat na samostatných stranách</text:p>
          </table:table-cell>
          <table:table-cell office:value-type="string">
            <text:p>Nicht bei einzelner Seite anzeigen</text:p>
          </table:table-cell>
          <table:table-cell/>
          <table:table-cell office:value-type="string">
            <text:p>Sólo si hay más de una página</text:p>
          </table:table-cell>
          <table:table-cell office:value-type="string">
            <text:p>Masqué sur les pages uniques</text:p>
          </table:table-cell>
          <table:table-cell office:value-type="string">
            <text:p>Non mostrare nelle pagine singole</text:p>
          </table:table-cell>
          <table:table-cell office:value-type="string">
            <text:p>გატიშული ერთმაგ გვერდებზე (1 - 1)</text:p>
          </table:table-cell>
          <table:table-cell/>
          <table:table-cell office:value-type="string">
            <text:p>Não mostrar em páginas únicas</text:p>
          </table:table-cell>
          <table:table-cell office:value-type="string">
            <text:p>Скрывать, если 1 страница</text:p>
          </table:table-cell>
          <table:table-cell office:value-type="string">
            <text:p>Не показувати на окремій сторінці</text:p>
          </table:table-cell>
          <table:table-cell office:value-type="string">
            <text:p>多于一页时才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F</text:p>
          </table:table-cell>
          <table:table-cell office:value-type="string">
            <text:p>of</text:p>
          </table:table-cell>
          <table:table-cell office:value-type="string">
            <text:p>de</text:p>
          </table:table-cell>
          <table:table-cell office:value-type="string">
            <text:p>z</text:p>
          </table:table-cell>
          <table:table-cell office:value-type="string">
            <text:p>von</text:p>
          </table:table-cell>
          <table:table-cell/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-</text:p>
          </table:table-cell>
          <table:table-cell/>
          <table:table-cell office:value-type="string">
            <text:p>de</text:p>
          </table:table-cell>
          <table:table-cell office:value-type="string">
            <text:p>из</text:p>
          </table:table-cell>
          <table:table-cell office:value-type="string">
            <text:p>of</text:p>
          </table:table-cell>
          <table:table-cell office:value-type="string">
            <text:p>/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Page Index</text:p>
          </table:table-cell>
          <table:table-cell office:value-type="string">
            <text:p>Paginació Llibres i Menús</text:p>
          </table:table-cell>
          <table:table-cell office:value-type="string">
            <text:p>Číslování stran</text:p>
          </table:table-cell>
          <table:table-cell office:value-type="string">
            <text:p>Seiten-Index</text:p>
          </table:table-cell>
          <table:table-cell/>
          <table:table-cell office:value-type="string">
            <text:p>Paginación Libros y Menús</text:p>
          </table:table-cell>
          <table:table-cell office:value-type="string">
            <text:p>Pagination des livres et des menus</text:p>
          </table:table-cell>
          <table:table-cell office:value-type="string">
            <text:p>Indice Pagine</text:p>
          </table:table-cell>
          <table:table-cell office:value-type="string">
            <text:p>გვერდის სტატუსი (1 - 1)</text:p>
          </table:table-cell>
          <table:table-cell/>
          <table:table-cell office:value-type="string">
            <text:p>Paginação Livros e Menus</text:p>
          </table:table-cell>
          <table:table-cell office:value-type="string">
            <text:p>Указатель страниц</text:p>
          </table:table-cell>
          <table:table-cell office:value-type="string">
            <text:p>Режим сторінки</text:p>
          </table:table-cell>
          <table:table-cell office:value-type="string">
            <text:p>页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TATS0</text:p>
          </table:table-cell>
          <table:table-cell office:value-type="string">
            <text:p>5 / 100 (page per minute)</text:p>
          </table:table-cell>
          <table:table-cell office:value-type="string">
            <text:p>5 / 100 (pàg. per minut)</text:p>
          </table:table-cell>
          <table:table-cell office:value-type="string">
            <text:p>5 / 100 (stran za minutu)</text:p>
          </table:table-cell>
          <table:table-cell office:value-type="string">
            <text:p>5 / 100 (Seiten pro Minute)</text:p>
          </table:table-cell>
          <table:table-cell/>
          <table:table-cell office:value-type="string">
            <text:p>5 / 100 (páginas/minuto)</text:p>
          </table:table-cell>
          <table:table-cell office:value-type="string">
            <text:p>5 / 100 (pages par minute)</text:p>
          </table:table-cell>
          <table:table-cell office:value-type="string">
            <text:p>5 / 100 (pagine per minuto)</text:p>
          </table:table-cell>
          <table:table-cell office:value-type="string">
            <text:p>5 / 100 (გვერდი წუთში)</text:p>
          </table:table-cell>
          <table:table-cell/>
          <table:table-cell office:value-type="string">
            <text:p>5 / 100 (pág. por minuto)</text:p>
          </table:table-cell>
          <table:table-cell office:value-type="string">
            <text:p>5 / 100 (страниц в минуту)</text:p>
          </table:table-cell>
          <table:table-cell office:value-type="string">
            <text:p>5 / 100 (сторінки за хвилину)</text:p>
          </table:table-cell>
          <table:table-cell office:value-type="string">
            <text:p>5 / 100 (每分钟页数)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TATS1</text:p>
          </table:table-cell>
          <table:table-cell office:value-type="string">
            <text:p>5 / 100 (time to finish)</text:p>
          </table:table-cell>
          <table:table-cell office:value-type="string">
            <text:p>5 / 100 (temps per fi)</text:p>
          </table:table-cell>
          <table:table-cell office:value-type="string">
            <text:p>5 / 100 (čas do konce knihy)</text:p>
          </table:table-cell>
          <table:table-cell office:value-type="string">
            <text:p>5 / 100 (Zeit bis Buch-Ende)</text:p>
          </table:table-cell>
          <table:table-cell/>
          <table:table-cell office:value-type="string">
            <text:p>5 / 100 (tiempo a final)</text:p>
          </table:table-cell>
          <table:table-cell office:value-type="string">
            <text:p>5 / 100 (temps pour terminer)</text:p>
          </table:table-cell>
          <table:table-cell office:value-type="string">
            <text:p>5 / 100 (tempo alla fine)</text:p>
          </table:table-cell>
          <table:table-cell office:value-type="string">
            <text:p>5 / 100 (დარჩენილი დრო)</text:p>
          </table:table-cell>
          <table:table-cell/>
          <table:table-cell office:value-type="string">
            <text:p>5 / 100 (tempo para terminar)</text:p>
          </table:table-cell>
          <table:table-cell office:value-type="string">
            <text:p>5 / 100 (оставшееся время)</text:p>
          </table:table-cell>
          <table:table-cell office:value-type="string">
            <text:p>5 / 100 (часу, щоб закінчити)</text:p>
          </table:table-cell>
          <table:table-cell office:value-type="string">
            <text:p>5 / 100 (预计到看完的时间)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TATS2</text:p>
          </table:table-cell>
          <table:table-cell office:value-type="string">
            <text:p>5 / 100 (ppm / time to finish)</text:p>
          </table:table-cell>
          <table:table-cell office:value-type="string">
            <text:p>5 / 100 (ppm / temps per fi)</text:p>
          </table:table-cell>
          <table:table-cell office:value-type="string">
            <text:p>5 / 100 (str. min. / čas do konce)</text:p>
          </table:table-cell>
          <table:table-cell office:value-type="string">
            <text:p>5 / 100 (SpM / Zeit bis Buch-Ende)</text:p>
          </table:table-cell>
          <table:table-cell/>
          <table:table-cell office:value-type="string">
            <text:p>5 / 100 (ppm / tiempo fin)</text:p>
          </table:table-cell>
          <table:table-cell office:value-type="string">
            <text:p>5 / 100 (ppm /temps pour terminer)</text:p>
          </table:table-cell>
          <table:table-cell office:value-type="string">
            <text:p>5 / 100 (ppm / tempo alla fine)</text:p>
          </table:table-cell>
          <table:table-cell office:value-type="string">
            <text:p>5 / 100 (გწ / დარჩენილი დრო)</text:p>
          </table:table-cell>
          <table:table-cell/>
          <table:table-cell office:value-type="string">
            <text:p>5 / 100 (ppm /tempo para terminar)</text:p>
          </table:table-cell>
          <table:table-cell office:value-type="string">
            <text:p>5 / 100 (см / оставшееся время)</text:p>
          </table:table-cell>
          <table:table-cell office:value-type="string">
            <text:p>5 / 100 (стр / хв / час, щоб закінчити)</text:p>
          </table:table-cell>
          <table:table-cell office:value-type="string">
            <text:p>5 / 100 (每分钟页数/预计看完需时)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TextEncoding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LATIN</text:p>
          </table:table-cell>
          <table:table-cell office:value-type="string">
            <text:p>Latin</text:p>
          </table:table-cell>
          <table:table-cell office:value-type="string">
            <text:p>Caràcters Llatins</text:p>
          </table:table-cell>
          <table:table-cell office:value-type="string">
            <text:p>Latinka</text:p>
          </table:table-cell>
          <table:table-cell office:value-type="string">
            <text:p>Latin</text:p>
          </table:table-cell>
          <table:table-cell/>
          <table:table-cell office:value-type="string">
            <text:p>Carácteres latinos</text:p>
          </table:table-cell>
          <table:table-cell office:value-type="string">
            <text:p>Latin</text:p>
          </table:table-cell>
          <table:table-cell office:value-type="string">
            <text:p>Latino</text:p>
          </table:table-cell>
          <table:table-cell office:value-type="string">
            <text:p>Latin</text:p>
          </table:table-cell>
          <table:table-cell/>
          <table:table-cell office:value-type="string">
            <text:p>Latim</text:p>
          </table:table-cell>
          <table:table-cell office:value-type="string">
            <text:p>Западноевропейская (Latin)</text:p>
          </table:table-cell>
          <table:table-cell table:number-columns-repeated="2" office:value-type="string">
            <text:p>Latin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RESTART</text:p>
          </table:table-cell>
          <table:table-cell office:value-type="string">
            <text:p>Requires restart!</text:p>
          </table:table-cell>
          <table:table-cell office:value-type="string">
            <text:p>Cal reiniciar!</text:p>
          </table:table-cell>
          <table:table-cell office:value-type="string">
            <text:p>Vyžaduje restart!</text:p>
          </table:table-cell>
          <table:table-cell office:value-type="string">
            <text:p>Benötigt Neustart!</text:p>
          </table:table-cell>
          <table:table-cell/>
          <table:table-cell office:value-type="string">
            <text:p>¡Requiere reinicio!</text:p>
          </table:table-cell>
          <table:table-cell office:value-type="string">
            <text:p>Nécessite un redémarrage!</text:p>
          </table:table-cell>
          <table:table-cell office:value-type="string">
            <text:p>Richiede riavvio!</text:p>
          </table:table-cell>
          <table:table-cell office:value-type="string">
            <text:p>საჭიროებს გადატვირთვას</text:p>
          </table:table-cell>
          <table:table-cell/>
          <table:table-cell office:value-type="string">
            <text:p>Necessário Reiniciar!</text:p>
          </table:table-cell>
          <table:table-cell office:value-type="string">
            <text:p>Требуется перезагрузка!</text:p>
          </table:table-cell>
          <table:table-cell office:value-type="string">
            <text:p>Потрібне перезавантаження!</text:p>
          </table:table-cell>
          <table:table-cell office:value-type="string">
            <text:p>重启后生效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TITLE</text:p>
          </table:table-cell>
          <table:table-cell office:value-type="string">
            <text:p>TXT and RTF Books Encoding</text:p>
          </table:table-cell>
          <table:table-cell office:value-type="string">
            <text:p>Codificació TXT i RTF</text:p>
          </table:table-cell>
          <table:table-cell office:value-type="string">
            <text:p>Kódování TXT a RTF knih</text:p>
          </table:table-cell>
          <table:table-cell office:value-type="string">
            <text:p>TXT- und RTF-Bücher Codierung</text:p>
          </table:table-cell>
          <table:table-cell/>
          <table:table-cell office:value-type="string">
            <text:p>Codificación de TXT y RTF</text:p>
          </table:table-cell>
          <table:table-cell office:value-type="string">
            <text:p>Encodage des livres TXT et RTF</text:p>
          </table:table-cell>
          <table:table-cell office:value-type="string">
            <text:p>Codifica Libri TXT e RTF</text:p>
          </table:table-cell>
          <table:table-cell office:value-type="string">
            <text:p>ტექსტის კოდირება</text:p>
          </table:table-cell>
          <table:table-cell/>
          <table:table-cell office:value-type="string">
            <text:p>Codificação de livros TXT and RTF</text:p>
          </table:table-cell>
          <table:table-cell office:value-type="string">
            <text:p>Кодировка книг TXT/RTF</text:p>
          </table:table-cell>
          <table:table-cell office:value-type="string">
            <text:p>Кодування книг TXT and RTF</text:p>
          </table:table-cell>
          <table:table-cell office:value-type="string">
            <text:p>TXT及RTF格式电子书的编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RUSSIAN</text:p>
          </table:table-cell>
          <table:table-cell office:value-type="string">
            <text:p>Russian (Windows-1251)</text:p>
          </table:table-cell>
          <table:table-cell office:value-type="string">
            <text:p>Caràcters Russos (W-1251)</text:p>
          </table:table-cell>
          <table:table-cell office:value-type="string">
            <text:p>Azbuka (Windows-1251)</text:p>
          </table:table-cell>
          <table:table-cell office:value-type="string">
            <text:p>Russisch (Windows-1251)</text:p>
          </table:table-cell>
          <table:table-cell/>
          <table:table-cell office:value-type="string">
            <text:p>Carácteres rusos (W-1251)</text:p>
          </table:table-cell>
          <table:table-cell office:value-type="string">
            <text:p>Russe (Windows-1251)</text:p>
          </table:table-cell>
          <table:table-cell office:value-type="string">
            <text:p>Russo (Windows-1251)</text:p>
          </table:table-cell>
          <table:table-cell office:value-type="string">
            <text:p>რუსული (Windows-1251)</text:p>
          </table:table-cell>
          <table:table-cell/>
          <table:table-cell office:value-type="string">
            <text:p>Russo (Windows-1251)</text:p>
          </table:table-cell>
          <table:table-cell office:value-type="string">
            <text:p>Русская (Windows-1251)</text:p>
          </table:table-cell>
          <table:table-cell table:number-columns-repeated="2" office:value-type="string">
            <text:p>Russian (Windows-1251)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TextScale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ION_SCALE_DEFAULT</text:p>
          </table:table-cell>
          <table:table-cell office:value-type="string">
            <text:p>Default Scale</text:p>
          </table:table-cell>
          <table:table-cell office:value-type="string">
            <text:p>Mida per defecte</text:p>
          </table:table-cell>
          <table:table-cell office:value-type="string">
            <text:p>Základní velikost</text:p>
          </table:table-cell>
          <table:table-cell office:value-type="string">
            <text:p>Standardgröße</text:p>
          </table:table-cell>
          <table:table-cell/>
          <table:table-cell office:value-type="string">
            <text:p>Tamaño por defecto</text:p>
          </table:table-cell>
          <table:table-cell office:value-type="string">
            <text:p>Échelle par défaut</text:p>
          </table:table-cell>
          <table:table-cell office:value-type="string">
            <text:p>Dimensione di default</text:p>
          </table:table-cell>
          <table:table-cell office:value-type="string">
            <text:p>ნაგულისხმები მასშტაბი</text:p>
          </table:table-cell>
          <table:table-cell/>
          <table:table-cell office:value-type="string">
            <text:p>Escala padrão</text:p>
          </table:table-cell>
          <table:table-cell office:value-type="string">
            <text:p>Шрифт по умолчанию</text:p>
          </table:table-cell>
          <table:table-cell office:value-type="string">
            <text:p>Шрифт за змовчуванням</text:p>
          </table:table-cell>
          <table:table-cell office:value-type="string">
            <text:p>缺省字体大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a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ctivat</text:p>
          </table:table-cell>
          <table:table-cell office:value-type="string">
            <text:p>Povolena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office:value-type="string">
            <text:p>Activée</text:p>
          </table:table-cell>
          <table:table-cell office:value-type="string">
            <text:p>Abilitato</text:p>
          </table:table-cell>
          <table:table-cell office:value-type="string">
            <text:p>ჩართულია</text:p>
          </table:table-cell>
          <table:table-cell/>
          <table:table-cell office:value-type="string">
            <text:p>Habilitado</text:p>
          </table:table-cell>
          <table:table-cell office:value-type="string">
            <text:p>Включён</text:p>
          </table:table-cell>
          <table:table-cell office:value-type="string">
            <text:p>Увімкнено</text:p>
          </table:table-cell>
          <table:table-cell office:value-type="string">
            <text:p>启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LARGE</text:p>
          </table:table-cell>
          <table:table-cell office:value-type="string">
            <text:p>(L)arge Size</text:p>
          </table:table-cell>
          <table:table-cell office:value-type="string">
            <text:p>(L) Gran</text:p>
          </table:table-cell>
          <table:table-cell office:value-type="string">
            <text:p>(L) Velká velikost</text:p>
          </table:table-cell>
          <table:table-cell office:value-type="string">
            <text:p>Große Schrift (L)</text:p>
          </table:table-cell>
          <table:table-cell/>
          <table:table-cell office:value-type="string">
            <text:p>(L)Tamaño grande</text:p>
          </table:table-cell>
          <table:table-cell office:value-type="string">
            <text:p>(L)Grande taille</text:p>
          </table:table-cell>
          <table:table-cell office:value-type="string">
            <text:p>(L)arge</text:p>
          </table:table-cell>
          <table:table-cell office:value-type="string">
            <text:p>(L) დიდი</text:p>
          </table:table-cell>
          <table:table-cell/>
          <table:table-cell office:value-type="string">
            <text:p>(L)arge (Grande)</text:p>
          </table:table-cell>
          <table:table-cell office:value-type="string">
            <text:p>(L) Крупный шрифт</text:p>
          </table:table-cell>
          <table:table-cell office:value-type="string">
            <text:p>(L) Великий розмір</text:p>
          </table:table-cell>
          <table:table-cell office:value-type="string">
            <text:p>(L)大字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MEDIUM</text:p>
          </table:table-cell>
          <table:table-cell office:value-type="string">
            <text:p>(M)edium Size</text:p>
          </table:table-cell>
          <table:table-cell office:value-type="string">
            <text:p>(M) Mitjana</text:p>
          </table:table-cell>
          <table:table-cell office:value-type="string">
            <text:p>(M) Střední velikost</text:p>
          </table:table-cell>
          <table:table-cell office:value-type="string">
            <text:p>Mittlere Schrift (M)</text:p>
          </table:table-cell>
          <table:table-cell/>
          <table:table-cell office:value-type="string">
            <text:p>(M)Tamaño mediano</text:p>
          </table:table-cell>
          <table:table-cell office:value-type="string">
            <text:p>(M)Taille moyenne</text:p>
          </table:table-cell>
          <table:table-cell office:value-type="string">
            <text:p>(M)edium</text:p>
          </table:table-cell>
          <table:table-cell office:value-type="string">
            <text:p>(M) საშუალო</text:p>
          </table:table-cell>
          <table:table-cell/>
          <table:table-cell office:value-type="string">
            <text:p>(M)edium (Médio)</text:p>
          </table:table-cell>
          <table:table-cell office:value-type="string">
            <text:p>(M) Средний шрифт</text:p>
          </table:table-cell>
          <table:table-cell office:value-type="string">
            <text:p>(M) Середній розмір</text:p>
          </table:table-cell>
          <table:table-cell office:value-type="string">
            <text:p>(M)中字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MALL</text:p>
          </table:table-cell>
          <table:table-cell office:value-type="string">
            <text:p>(S)mall Size</text:p>
          </table:table-cell>
          <table:table-cell office:value-type="string">
            <text:p>(S) Petita</text:p>
          </table:table-cell>
          <table:table-cell office:value-type="string">
            <text:p>(S) Malá velikost</text:p>
          </table:table-cell>
          <table:table-cell office:value-type="string">
            <text:p>Kleine Schrift (S)</text:p>
          </table:table-cell>
          <table:table-cell/>
          <table:table-cell office:value-type="string">
            <text:p>(S)Tamaño pequeño</text:p>
          </table:table-cell>
          <table:table-cell office:value-type="string">
            <text:p>(S)Petite taille</text:p>
          </table:table-cell>
          <table:table-cell office:value-type="string">
            <text:p>(S)mall</text:p>
          </table:table-cell>
          <table:table-cell office:value-type="string">
            <text:p>(S) პატარა</text:p>
          </table:table-cell>
          <table:table-cell/>
          <table:table-cell office:value-type="string">
            <text:p>(S)mall <text:s/>(Pequeno)</text:p>
          </table:table-cell>
          <table:table-cell office:value-type="string">
            <text:p>(S) Мелкий шрифт</text:p>
          </table:table-cell>
          <table:table-cell office:value-type="string">
            <text:p>(S) Малий розмір</text:p>
          </table:table-cell>
          <table:table-cell office:value-type="string">
            <text:p>(S)小字体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x50_ViewerSettings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ION_NOTMARKOVERLAP</text:p>
          </table:table-cell>
          <table:table-cell table:number-columns-repeated="3"/>
          <table:table-cell office:value-type="string">
            <text:p>Überlappung NICHT anzeigen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OPTION_NODICT</text:p>
          </table:table-cell>
          <table:table-cell table:number-columns-repeated="3"/>
          <table:table-cell office:value-type="string">
            <text:p>Kein Wörterbuch durch DoubleTap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OPTION_BORDERCOLOR</text:p>
          </table:table-cell>
          <table:table-cell table:number-columns-repeated="3"/>
          <table:table-cell office:value-type="string">
            <text:p>Farbe für Seitenrahmen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OPTION_NOGESTURE</text:p>
          </table:table-cell>
          <table:table-cell table:number-columns-repeated="3"/>
          <table:table-cell office:value-type="string">
            <text:p>Kein Seitenwechsel durch Gesten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ACTION_toggleGestureOnOff</text:p>
          </table:table-cell>
          <table:table-cell table:number-columns-repeated="3"/>
          <table:table-cell office:value-type="string">
            <text:p>SeitenwechselGesten Ein/Aus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VALUE_TRUE</text:p>
          </table:table-cell>
          <table:table-cell table:number-columns-repeated="3"/>
          <table:table-cell office:value-type="string">
            <text:p>Ja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VALUE_FALSE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VALUE_GREY</text:p>
          </table:table-cell>
          <table:table-cell table:number-columns-repeated="3"/>
          <table:table-cell office:value-type="string">
            <text:p>Grau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VALUE_WHITE</text:p>
          </table:table-cell>
          <table:table-cell table:number-columns-repeated="3"/>
          <table:table-cell office:value-type="string">
            <text:p>Weiß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X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BOOKS</text:p>
          </table:table-cell>
          <table:table-cell office:value-type="string">
            <text:p>books,1 book,No book</text:p>
          </table:table-cell>
          <table:table-cell office:value-type="string">
            <text:p>llibres,1 llibre,Cap llibre</text:p>
          </table:table-cell>
          <table:table-cell office:value-type="string">
            <text:p>knih,knihy,1 kniha,Žádná kniha</text:p>
          </table:table-cell>
          <table:table-cell office:value-type="string">
            <text:p>Bücher,1 Buch,Kein Buch</text:p>
          </table:table-cell>
          <table:table-cell/>
          <table:table-cell office:value-type="string">
            <text:p>libros,1 libro,Ningún libro</text:p>
          </table:table-cell>
          <table:table-cell office:value-type="string">
            <text:p>livres,1 livre,Aucun livre</text:p>
          </table:table-cell>
          <table:table-cell office:value-type="string">
            <text:p>libri,1 libro,Nessun libro</text:p>
          </table:table-cell>
          <table:table-cell office:value-type="string">
            <text:p>წიგნი,ცარიელი</text:p>
          </table:table-cell>
          <table:table-cell/>
          <table:table-cell office:value-type="string">
            <text:p>livros,1 livro,Nenhum livro</text:p>
          </table:table-cell>
          <table:table-cell office:value-type="string">
            <text:p>книга,книги,книг,Пусто</text:p>
          </table:table-cell>
          <table:table-cell office:value-type="string">
            <text:p>книга,книги,книг,Порожньо</text:p>
          </table:table-cell>
          <table:table-cell office:value-type="string">
            <text:p>本,1 本,无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SETTINGS</text:p>
          </table:table-cell>
          <table:table-cell office:value-type="string">
            <text:p>settings,1 setting,No setting</text:p>
          </table:table-cell>
          <table:table-cell office:value-type="string">
            <text:p>opcions,1 opció,Cap opció</text:p>
          </table:table-cell>
          <table:table-cell office:value-type="string">
            <text:p>nastavení,nastavení,1 nastavení,Žádné nastavení</text:p>
          </table:table-cell>
          <table:table-cell office:value-type="string">
            <text:p>Einstellungen,1 Einstellung,Keine Einstellung</text:p>
          </table:table-cell>
          <table:table-cell/>
          <table:table-cell office:value-type="string">
            <text:p>ajustes,1 ajuste,Ningún ajuste</text:p>
          </table:table-cell>
          <table:table-cell office:value-type="string">
            <text:p>paramètres,1 paramètre,Aucun paramètre</text:p>
          </table:table-cell>
          <table:table-cell office:value-type="string">
            <text:p>impostazioni,1 impostazione,Nessuna impostazione</text:p>
          </table:table-cell>
          <table:table-cell office:value-type="string">
            <text:p>ოფცია,ცარიელი</text:p>
          </table:table-cell>
          <table:table-cell/>
          <table:table-cell office:value-type="string">
            <text:p>Ajustes,1 ajuste,Nenhum ajuste</text:p>
          </table:table-cell>
          <table:table-cell office:value-type="string">
            <text:p>настройка,настройки,настроек,Пусто</text:p>
          </table:table-cell>
          <table:table-cell office:value-type="string">
            <text:p>налаштування,налаштування,налаштувань,Порожньо</text:p>
          </table:table-cell>
          <table:table-cell office:value-type="string">
            <text:p>项,1 项,无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.08.2011</text:date>, <text:time>22:30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08-22T22:30:41.09</dc:date>
    <meta:print-date>1969-12-31T16:00:00</meta:print-date>
    <meta:editing-duration>PT48M16S</meta:editing-duration>
    <meta:editing-cycles>5</meta:editing-cycles>
    <meta:generator>LibreOffice/3.4$Win32 LibreOffice_project/340m1$Build-12</meta:generator>
    <meta:document-statistic meta:table-count="2" meta:cell-count="3296" meta:object-count="0"/>
  </office:meta>
</office:document-meta>
</file>